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8000000630426814EB530A0E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Ubuntu1" svg:font-family="Ubuntu" style:font-family-generic="swiss"/>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Calibri1"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Gra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Calibri3" svg:font-family="Calibri" style:font-family-generic="system" style:font-pitch="variable"/>
    <style:font-face style:name="Lohit Hindi1"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Title">
      <style:paragraph-properties fo:text-align="start" style:justify-single-word="false" fo:padding-left="0.141cm" fo:padding-right="0.141cm" fo:padding-top="0.035cm" fo:padding-bottom="0.035cm" fo:border="0.51pt solid #00000a"/>
      <style:text-properties fo:font-size="20pt" fo:font-weight="bold" style:font-size-asian="20pt" style:font-weight-asian="bold" style:font-name-complex="Times New Roman2" style:font-size-complex="20pt" style:font-weight-complex="bold"/>
    </style:style>
    <style:style style:name="P2" style:family="paragraph" style:parent-style-name="UrbanTitle">
      <style:paragraph-properties fo:text-align="start" style:justify-single-word="false" fo:padding-left="0.141cm" fo:padding-right="0.141cm" fo:padding-top="0.035cm" fo:padding-bottom="0.035cm" fo:border="0.51pt solid #00000a"/>
      <style:text-properties style:font-name="arial" fo:font-size="10.5pt" style:text-underline-style="none" fo:font-weight="normal" style:font-size-asian="10.5pt" style:font-weight-asian="normal" style:font-name-complex="Times New Roman2" style:font-size-complex="10.5pt" style:font-weight-complex="normal"/>
    </style:style>
    <style:style style:name="P3" style:family="paragraph" style:parent-style-name="UrbanTitle">
      <style:paragraph-properties fo:text-align="start" style:justify-single-word="false" fo:padding-left="0.141cm" fo:padding-right="0.141cm" fo:padding-top="0.035cm" fo:padding-bottom="0.035cm" fo:border="0.51pt solid #00000a"/>
      <style:text-properties style:font-name="arial" fo:font-size="18pt" style:text-underline-style="none" fo:font-weight="bold" style:font-size-asian="15.75pt" style:font-weight-asian="bold" style:font-name-complex="Times New Roman2" style:font-size-complex="18pt" style:font-weight-complex="bold"/>
    </style:style>
    <style:style style:name="P4" style:family="paragraph" style:parent-style-name="UrbanBody">
      <style:paragraph-properties fo:text-align="justify" style:justify-single-word="false" fo:padding-left="0.141cm" fo:padding-right="0.141cm" fo:padding-top="0.035cm" fo:padding-bottom="0.035cm" fo:border="0.51pt solid #00000a"/>
      <style:text-properties style:font-name="arial" fo:font-size="10pt" style:font-size-asian="10pt" style:font-name-complex="Times New Roman2" style:font-size-complex="10pt"/>
    </style:style>
    <style:style style:name="P5" style:family="paragraph" style:parent-style-name="UrbanBody">
      <style:paragraph-properties fo:text-align="justify" style:justify-single-word="false" fo:padding-left="0.141cm" fo:padding-right="0.141cm" fo:padding-top="0.035cm" fo:padding-bottom="0.035cm" fo:border="0.51pt solid #00000a"/>
      <style:text-properties style:font-name="arial" fo:font-size="5pt" style:font-size-asian="4.34999990463257pt" style:font-name-complex="Times New Roman2" style:font-size-complex="5pt"/>
    </style:style>
    <style:style style:name="P6" style:family="paragraph" style:parent-style-name="UrbanBody">
      <style:paragraph-properties fo:text-align="justify" style:justify-single-word="false" fo:padding-left="0.141cm" fo:padding-right="0.141cm" fo:padding-top="0.035cm" fo:padding-bottom="0.035cm" fo:border="0.51pt solid #00000a"/>
      <style:text-properties fo:color="#000000" style:font-name="arial" fo:font-size="10pt" style:font-size-asian="10pt" style:font-name-complex="Times New Roman2" style:font-size-complex="10pt"/>
    </style:style>
    <style:style style:name="P7" style:family="paragraph" style:parent-style-name="Standard">
      <style:paragraph-properties fo:padding-left="0.141cm" fo:padding-right="0.141cm" fo:padding-top="0.035cm" fo:padding-bottom="0.035cm" fo:border="0.51pt solid #00000a"/>
      <style:text-properties style:font-name="arial" fo:font-size="10pt" style:text-underline-style="solid" style:text-underline-width="auto" style:text-underline-color="font-color" style:font-size-asian="10pt" style:font-name-complex="Times New Roman2" style:font-size-complex="10pt"/>
    </style:style>
    <style:style style:name="P8"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10pt" style:text-underline-style="solid" style:text-underline-width="auto" style:text-underline-color="font-color" style:font-size-asian="10pt" style:font-name-complex="Times New Roman2" style:font-size-complex="10pt"/>
    </style:style>
    <style:style style:name="P9" style:family="paragraph" style:parent-style-name="Standard">
      <style:paragraph-properties fo:text-align="justify" style:justify-single-word="false" fo:padding-left="0.141cm" fo:padding-right="0.141cm" fo:padding-top="0.035cm" fo:padding-bottom="0.035cm" fo:border="0.51pt solid #00000a"/>
      <style:text-properties style:font-name="arial" fo:font-size="5pt" style:font-size-asian="4.34999990463257pt" style:font-name-complex="Times New Roman2" style:font-size-complex="5pt"/>
    </style:style>
    <style:style style:name="P10" style:family="paragraph" style:parent-style-name="UrbanBody_20_">
      <style:paragraph-properties fo:text-align="justify" style:justify-single-word="false" fo:padding-left="0.141cm" fo:padding-right="0.141cm" fo:padding-top="0.035cm" fo:padding-bottom="0.035cm" fo:border="0.51pt solid #00000a"/>
      <style:text-properties style:font-name="arial" fo:font-size="10pt" style:font-size-asian="10pt" style:font-name-complex="Times New Roman2" style:font-size-complex="10pt"/>
    </style:style>
    <style:style style:name="P11" style:family="paragraph" style:parent-style-name="UrbanBody">
      <style:paragraph-properties fo:margin-left="0cm" fo:margin-right="0cm" fo:text-align="justify" style:justify-single-word="false" fo:text-indent="0cm" style:auto-text-indent="false"/>
      <style:text-properties style:font-name="Calibri2" fo:font-size="10pt" style:font-size-asian="10pt" style:font-size-complex="10pt"/>
    </style:style>
    <style:style style:name="P12" style:family="paragraph" style:parent-style-name="Style_20_Première_20_ligne_20__3a__20_063_20_cm">
      <style:paragraph-properties fo:margin-left="0cm" fo:margin-right="0cm" fo:text-align="justify" style:justify-single-word="false" fo:text-indent="0cm" style:auto-text-indent="false"/>
    </style:style>
    <style:style style:name="P13" style:family="paragraph" style:parent-style-name="Style_20_Première_20_ligne_20__3a__20_063_20_cm">
      <style:paragraph-properties fo:margin-left="0cm" fo:margin-right="0cm" fo:text-align="justify" style:justify-single-word="false" fo:text-indent="0cm" style:auto-text-indent="false">
        <style:tab-stops/>
      </style:paragraph-properties>
    </style:style>
    <style:style style:name="P14" style:family="paragraph" style:parent-style-name="Style_20_Première_20_ligne_20__3a__20_063_20_cm">
      <style:paragraph-properties fo:margin-left="0cm" fo:margin-right="0cm" fo:text-align="justify" style:justify-single-word="false" fo:text-indent="0cm" style:auto-text-indent="false" style:text-autospace="none"/>
      <style:text-properties style:font-name="Times New Roman1" fo:font-size="15pt" fo:language="fr" fo:country="FR" style:font-name-asian="Times New Roman1" style:font-size-asian="10pt" style:language-asian="fr" style:country-asian="FR" style:font-name-complex="Times New Roman1"/>
    </style:style>
    <style:style style:name="P15" style:family="paragraph" style:parent-style-name="Style_20_Première_20_ligne_20__3a__20_063_20_cm">
      <style:paragraph-properties fo:margin-left="0cm" fo:margin-right="0cm" fo:text-align="start" style:justify-single-word="false" fo:text-indent="0cm" style:auto-text-indent="false"/>
    </style:style>
    <style:style style:name="P16"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text-autospace="none">
        <style:tab-stops/>
      </style:paragraph-properties>
      <style:text-properties style:font-name="Times New Roman1" fo:font-size="15pt" fo:language="fr" fo:country="FR" style:font-name-asian="Times New Roman1" style:font-size-asian="10pt" style:language-asian="fr" style:country-asian="FR" style:font-name-complex="Times New Roman1"/>
    </style:style>
    <style:style style:name="P17"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text-autospace="none"/>
      <style:text-properties style:font-name="Times New Roman1" fo:font-size="15pt" fo:language="fr" fo:country="FR" style:font-name-asian="Times New Roman1" style:font-size-asian="10pt" style:language-asian="fr" style:country-asian="FR" style:font-name-complex="Times New Roman1"/>
    </style:style>
    <style:style style:name="P18" style:family="paragraph" style:parent-style-name="Style_20_Première_20_ligne_20__3a__20_063_20_cm">
      <style:paragraph-properties fo:margin-left="0cm" fo:margin-right="0cm" fo:margin-top="0.212cm" fo:margin-bottom="0cm" loext:contextual-spacing="false" style:line-height-at-least="0.337cm" fo:text-align="justify" style:justify-single-word="false" fo:text-indent="0cm" style:auto-text-indent="false" style:text-autospace="none"/>
      <style:text-properties fo:font-size="15pt" style:text-underline-style="solid" style:text-underline-width="auto" style:text-underline-color="font-color" fo:font-weight="bold" style:font-size-asian="10pt" style:font-weight-asian="bold" style:font-name-complex="Times New Roman1" style:font-size-complex="18pt"/>
    </style:style>
    <style:style style:name="P19" style:family="paragraph" style:parent-style-name="Style_20_Première_20_ligne_20__3a__20_063_20_cm">
      <style:paragraph-properties fo:margin-left="0cm" fo:margin-right="0cm" fo:margin-top="0.212cm" fo:margin-bottom="0cm" loext:contextual-spacing="false" style:line-height-at-least="0.337cm" fo:text-align="justify" style:justify-single-word="false" fo:text-indent="0cm" style:auto-text-indent="false" style:text-autospace="none"/>
      <style:text-properties style:font-name="arial" fo:font-size="18pt" style:text-underline-style="solid" style:text-underline-width="auto" style:text-underline-color="font-color" fo:font-weight="bold" style:font-size-asian="18pt" style:font-weight-asian="bold" style:font-name-complex="Times New Roman2" style:font-size-complex="18pt"/>
    </style:style>
    <style:style style:name="P20"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writing-mode="lr-tb"/>
    </style:style>
    <style:style style:name="P21"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writing-mode="lr-tb">
        <style:tab-stops>
          <style:tab-stop style:position="2.501cm"/>
        </style:tab-stops>
      </style:paragraph-properties>
    </style:style>
    <style:style style:name="P22"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writing-mode="lr-tb">
        <style:tab-stops/>
      </style:paragraph-properties>
    </style:style>
    <style:style style:name="P23"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writing-mode="lr-tb">
        <style:tab-stops/>
      </style:paragraph-properties>
      <style:text-properties style:font-name="arial" fo:font-size="18pt" style:text-underline-style="solid" style:text-underline-width="auto" style:text-underline-color="font-color" fo:font-weight="bold" style:font-size-asian="18pt" style:font-weight-asian="bold" style:font-name-complex="Times New Roman2" style:font-size-complex="18pt"/>
    </style:style>
    <style:style style:name="P24" style:family="paragraph" style:parent-style-name="Style_20_Première_20_ligne_20__3a__20_063_20_cm">
      <style:paragraph-properties fo:margin-left="0cm" fo:margin-right="0cm" fo:text-align="justify" style:justify-single-word="false" fo:text-indent="0cm" style:auto-text-indent="false" style:writing-mode="lr-tb"/>
    </style:style>
    <style:style style:name="P25" style:family="paragraph" style:parent-style-name="Style_20_Première_20_ligne_20__3a__20_063_20_cm">
      <style:paragraph-properties fo:margin-left="0cm" fo:margin-right="0cm" fo:text-align="justify" style:justify-single-word="false" fo:text-indent="0cm" style:auto-text-indent="false" style:writing-mode="lr-tb">
        <style:tab-stops/>
      </style:paragraph-properties>
    </style:style>
    <style:style style:name="P26" style:family="paragraph" style:parent-style-name="Style_20_Première_20_ligne_20__3a__20_063_20_cm">
      <style:paragraph-properties fo:margin-left="0cm" fo:margin-right="0cm" fo:text-align="justify" style:justify-single-word="false" fo:text-indent="0cm" style:auto-text-indent="false" style:text-autospace="none" style:writing-mode="lr-tb"/>
      <style:text-properties style:use-window-font-color="true" style:font-name="Times New Roman1" fo:font-size="15pt" fo:language="fr" fo:country="FR" style:font-name-asian="Times New Roman1" style:font-size-asian="10pt" style:language-asian="fr" style:country-asian="FR" style:font-name-complex="Times New Roman1"/>
    </style:style>
    <style:style style:name="P27" style:family="paragraph" style:parent-style-name="Style_20_Première_20_ligne_20__3a__20_063_20_cm">
      <style:paragraph-properties fo:margin-left="0cm" fo:margin-right="0cm" fo:text-align="justify" style:justify-single-word="false" fo:text-indent="0cm" style:auto-text-indent="false" style:text-autospace="none" style:writing-mode="lr-tb">
        <style:tab-stops>
          <style:tab-stop style:position="2.501cm"/>
        </style:tab-stops>
      </style:paragraph-properties>
      <style:text-properties style:use-window-font-color="true" style:font-name="arial" fo:font-size="11pt" fo:language="fr" fo:country="FR" style:font-name-asian="Times New Roman1" style:font-size-asian="11pt" style:language-asian="fr" style:country-asian="FR" style:font-name-complex="Times New Roman1" style:font-size-complex="11pt"/>
    </style:style>
    <style:style style:name="P28" style:family="paragraph" style:parent-style-name="Style_20_Première_20_ligne_20__3a__20_063_20_cm">
      <style:paragraph-properties fo:margin-left="0cm" fo:margin-right="0cm" fo:text-align="justify" style:justify-single-word="false" fo:text-indent="0cm" style:auto-text-indent="false" style:text-autospace="none" style:writing-mode="lr-tb"/>
      <style:text-properties style:use-window-font-color="true" style:font-name="arial" fo:font-size="11pt" fo:language="fr" fo:country="FR" style:font-name-asian="Times New Roman1" style:font-size-asian="11pt" style:language-asian="fr" style:country-asian="FR" style:font-name-complex="Times New Roman1" style:font-size-complex="11pt"/>
    </style:style>
    <style:style style:name="P29" style:family="paragraph" style:parent-style-name="Style_20_Première_20_ligne_20__3a__20_063_20_cm">
      <style:paragraph-properties fo:margin-left="0cm" fo:margin-right="0cm" fo:text-align="justify" style:justify-single-word="false" fo:text-indent="0cm" style:auto-text-indent="false" style:text-autospace="none" style:writing-mode="lr-tb"/>
      <style:text-properties fo:font-size="11pt" style:font-size-asian="11pt" style:font-name-complex="Times New Roman1" style:font-size-complex="11pt"/>
    </style:style>
    <style:style style:name="P30" style:family="paragraph" style:parent-style-name="Style_20_Première_20_ligne_20__3a__20_063_20_cm">
      <style:paragraph-properties fo:margin-left="0cm" fo:margin-right="0cm" fo:text-align="justify" style:justify-single-word="false" fo:text-indent="0cm" style:auto-text-indent="false" style:text-autospace="none" style:writing-mode="lr-tb"/>
      <style:text-properties style:font-name="arial" fo:font-size="18pt" style:text-underline-style="solid" style:text-underline-width="auto" style:text-underline-color="font-color" fo:font-weight="bold" style:font-size-asian="18pt" style:font-weight-asian="bold" style:font-name-complex="Times New Roman2" style:font-size-complex="18pt"/>
    </style:style>
    <style:style style:name="P31" style:family="paragraph" style:parent-style-name="Standard">
      <style:paragraph-properties fo:margin-left="0cm" fo:margin-right="0cm" fo:text-align="justify" style:justify-single-word="false" fo:text-indent="0cm" style:auto-text-indent="false"/>
      <style:text-properties style:font-name="arial" fo:font-size="11pt" style:font-size-asian="11pt" style:font-size-complex="11pt"/>
    </style:style>
    <style:style style:name="P32" style:family="paragraph" style:parent-style-name="Standard">
      <style:paragraph-properties fo:margin-left="0cm" fo:margin-right="0cm" fo:text-align="justify" style:justify-single-word="false" fo:text-indent="0cm" style:auto-text-indent="false"/>
      <style:text-properties style:font-name="arial" fo:font-size="18pt" style:text-underline-style="solid" style:text-underline-width="auto" style:text-underline-color="font-color" fo:font-weight="bold" style:font-size-asian="18pt" style:font-weight-asian="bold" style:font-name-complex="Times New Roman2" style:font-size-complex="18pt"/>
    </style:style>
    <style:style style:name="P33" style:family="paragraph" style:parent-style-name="Standard">
      <style:text-properties fo:font-size="18pt" style:text-underline-style="solid" style:text-underline-width="auto" style:text-underline-color="font-color" fo:font-weight="bold" style:font-size-asian="18pt" style:font-weight-asian="bold" style:font-name-complex="Times New Roman2" style:font-size-complex="18pt"/>
    </style:style>
    <style:style style:name="P34" style:family="paragraph" style:parent-style-name="Standard">
      <style:paragraph-properties fo:text-align="justify" style:justify-single-word="false"/>
    </style:style>
    <style:style style:name="P35" style:family="paragraph" style:parent-style-name="Standard">
      <style:text-properties style:font-name="arial"/>
    </style:style>
    <style:style style:name="P36" style:family="paragraph" style:parent-style-name="Standard">
      <style:paragraph-properties fo:text-align="center" style:justify-single-word="false"/>
      <style:text-properties style:font-name="arial"/>
    </style:style>
    <style:style style:name="P37" style:family="paragraph" style:parent-style-name="Standard">
      <style:text-properties style:font-name="arial" fo:font-size="2pt" style:font-size-asian="1.75pt" style:font-name-complex="Times New Roman2" style:font-size-complex="2pt"/>
    </style:style>
    <style:style style:name="P38" style:family="paragraph" style:parent-style-name="Standard">
      <style:paragraph-properties fo:text-align="center" style:justify-single-word="false"/>
      <style:text-properties style:font-name="arial" fo:font-size="16pt" style:text-underline-style="solid" style:text-underline-width="auto" style:text-underline-color="font-color" fo:font-weight="bold" style:font-size-asian="16pt" style:font-weight-asian="bold" style:font-name-complex="Times New Roman2" style:font-size-complex="16pt"/>
    </style:style>
    <style:style style:name="P39" style:family="paragraph" style:parent-style-name="Standard">
      <style:paragraph-properties fo:text-align="justify" style:justify-single-word="false"/>
      <style:text-properties style:font-name="arial" fo:font-size="11pt" fo:language="fr" fo:country="FR" style:font-name-asian="Times New Roman2" style:font-size-asian="11pt" style:language-asian="fr" style:country-asian="FR" style:font-name-complex="Times New Roman2" style:font-size-complex="11pt"/>
    </style:style>
    <style:style style:name="P40" style:family="paragraph" style:parent-style-name="Standard">
      <style:paragraph-properties fo:text-align="justify" style:justify-single-word="false"/>
      <style:text-properties style:font-name="arial" fo:font-size="11pt" style:font-size-asian="11pt" style:font-size-complex="11pt"/>
    </style:style>
    <style:style style:name="P41" style:family="paragraph" style:parent-style-name="Standard">
      <style:paragraph-properties>
        <style:tab-stops>
          <style:tab-stop style:position="4.346cm"/>
        </style:tab-stops>
      </style:paragraph-properties>
      <style:text-properties style:font-name="arial" fo:font-size="11pt" style:font-size-asian="11pt" style:font-size-complex="11pt"/>
    </style:style>
    <style:style style:name="P42" style:family="paragraph" style:parent-style-name="Standard">
      <style:paragraph-properties fo:text-align="justify" style:justify-single-word="false"/>
      <style:text-properties style:font-name="arial" fo:font-size="11pt" style:text-underline-style="solid" style:text-underline-width="auto" style:text-underline-color="font-color" fo:font-weight="bold" style:font-size-asian="11pt" style:font-weight-asian="bold" style:font-name-complex="Times New Roman2" style:font-size-complex="11pt"/>
    </style:style>
    <style:style style:name="P43" style:family="paragraph" style:parent-style-name="Standard">
      <style:paragraph-properties fo:text-align="center" style:justify-single-word="false"/>
      <style:text-properties style:font-name="arial" fo:font-size="11pt" style:text-underline-style="solid" style:text-underline-width="auto" style:text-underline-color="font-color" fo:font-weight="bold" style:font-size-asian="9.60000038146973pt" style:font-weight-asian="bold" style:font-name-complex="Times New Roman2" style:font-size-complex="11pt"/>
    </style:style>
    <style:style style:name="P44" style:family="paragraph" style:parent-style-name="Standard">
      <style:paragraph-properties fo:text-align="justify" style:justify-single-word="false"/>
      <style:text-properties style:font-name="arial" fo:font-size="18pt" style:text-underline-style="solid" style:text-underline-width="auto" style:text-underline-color="font-color" fo:font-weight="bold" style:font-size-asian="18pt" style:font-weight-asian="bold" style:font-name-complex="Times New Roman2" style:font-size-complex="18pt"/>
    </style:style>
    <style:style style:name="P45" style:family="paragraph" style:parent-style-name="Standard">
      <style:text-properties style:font-name="arial" fo:font-size="10pt" style:text-underline-style="solid" style:text-underline-width="auto" style:text-underline-color="font-color" fo:font-weight="bold" style:font-size-asian="8.75pt" style:font-weight-asian="bold" style:font-name-complex="Times New Roman2" style:font-size-complex="10pt"/>
    </style:style>
    <style:style style:name="P46" style:family="paragraph" style:parent-style-name="Standard">
      <style:paragraph-properties fo:text-align="center" style:justify-single-word="false"/>
      <style:text-properties style:font-name="arial" fo:font-size="22pt" style:text-underline-style="solid" style:text-underline-width="auto" style:text-underline-color="font-color" fo:font-weight="bold" style:font-size-asian="22pt" style:font-weight-asian="bold" style:font-name-complex="Times New Roman2" style:font-size-complex="22pt"/>
    </style:style>
    <style:style style:name="P47" style:family="paragraph" style:parent-style-name="Standard">
      <style:paragraph-properties fo:text-align="justify" style:justify-single-word="false"/>
      <style:text-properties style:font-name="arial"/>
    </style:style>
    <style:style style:name="P48" style:family="paragraph" style:parent-style-name="Standard">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49" style:family="paragraph" style:parent-style-name="Standard">
      <style:paragraph-properties fo:margin-left="1.251cm" fo:margin-right="0cm" fo:text-align="justify" style:justify-single-word="false" fo:text-indent="-1.244cm" style:auto-text-indent="false"/>
    </style:style>
    <style:style style:name="P50" style:family="paragraph" style:parent-style-name="Standard">
      <style:paragraph-properties fo:margin-left="1.251cm" fo:margin-right="0cm" fo:text-align="justify" style:justify-single-word="false" fo:text-indent="-1.244cm" style:auto-text-indent="false"/>
      <style:text-properties style:font-name="Calibri2" fo:font-size="11pt" style:font-size-asian="11pt" style:font-size-complex="11pt"/>
    </style:style>
    <style:style style:name="P51" style:family="paragraph" style:parent-style-name="Standard">
      <style:paragraph-properties fo:margin-left="1.251cm" fo:margin-right="0cm" fo:text-align="justify" style:justify-single-word="false" fo:text-indent="-1.244cm" style:auto-text-indent="false" style:writing-mode="lr-tb">
        <style:tab-stops/>
      </style:paragraph-properties>
    </style:style>
    <style:style style:name="P52" style:family="paragraph" style:parent-style-name="Style_20_Première_20_ligne_20__3a__20_063_20_cm">
      <style:paragraph-properties fo:margin-left="1.251cm" fo:margin-right="0cm" fo:text-align="justify" style:justify-single-word="false" fo:text-indent="-1.244cm" style:auto-text-indent="false" style:text-autospace="none" style:writing-mode="lr-tb">
        <style:tab-stops/>
      </style:paragraph-properties>
      <style:text-properties style:use-window-font-color="true" style:font-name="Times New Roman1" fo:font-size="15pt" fo:language="fr" fo:country="FR" style:font-name-asian="Times New Roman1" style:font-size-asian="10pt" style:language-asian="fr" style:country-asian="FR" style:font-name-complex="Times New Roman1"/>
    </style:style>
    <style:style style:name="P53" style:family="paragraph" style:parent-style-name="Style_20_Première_20_ligne_20__3a__20_063_20_cm">
      <style:paragraph-properties fo:margin-left="1.251cm" fo:margin-right="0cm" fo:text-align="justify" style:justify-single-word="false" fo:text-indent="-1.244cm" style:auto-text-indent="false" style:text-autospace="none" style:writing-mode="lr-tb">
        <style:tab-stops/>
      </style:paragraph-properties>
      <style:text-properties style:use-window-font-color="true" style:font-name="arial" fo:font-size="11pt" fo:language="fr" fo:country="FR" style:font-name-asian="Times New Roman1" style:font-size-asian="11pt" style:language-asian="fr" style:country-asian="FR" style:font-name-complex="Times New Roman1" style:font-size-complex="11pt"/>
    </style:style>
    <style:style style:name="P54" style:family="paragraph" style:parent-style-name="Style_20_Première_20_ligne_20__3a__20_063_20_cm">
      <style:paragraph-properties fo:margin-left="1.251cm" fo:margin-right="0cm" fo:text-align="justify" style:justify-single-word="false" fo:text-indent="-1.244cm" style:auto-text-indent="false"/>
    </style:style>
    <style:style style:name="P55" style:family="paragraph" style:parent-style-name="Standard">
      <style:paragraph-properties fo:margin-left="2.501cm" fo:margin-right="0cm" fo:margin-top="0.212cm" fo:margin-bottom="0cm" loext:contextual-spacing="false" fo:text-align="justify" style:justify-single-word="false" fo:text-indent="-1.251cm" style:auto-text-indent="false"/>
      <style:text-properties style:font-name="Calibri2" fo:font-size="11pt" style:font-size-asian="11pt" style:font-size-complex="11pt"/>
    </style:style>
    <style:style style:name="P56" style:family="paragraph" style:parent-style-name="Standard">
      <style:paragraph-properties fo:margin-left="2.501cm" fo:margin-right="0cm" fo:margin-top="0.212cm" fo:margin-bottom="0cm" loext:contextual-spacing="false" fo:text-align="justify" style:justify-single-word="false" fo:text-indent="-1.251cm" style:auto-text-indent="false"/>
    </style:style>
    <style:style style:name="P57" style:family="paragraph" style:parent-style-name="Standard">
      <style:paragraph-properties fo:margin-left="2.501cm" fo:margin-right="0cm" fo:margin-top="0.212cm" fo:margin-bottom="0cm" loext:contextual-spacing="false" fo:text-align="justify" style:justify-single-word="false" fo:text-indent="-1.251cm" style:auto-text-indent="false"/>
      <style:text-properties style:font-name="arial" fo:font-size="11pt" fo:language="fr" fo:country="FR" style:font-name-asian="Times New Roman2" style:font-size-asian="11pt" style:language-asian="fr" style:country-asian="FR" style:font-name-complex="Times New Roman2" style:font-size-complex="11pt"/>
    </style:style>
    <style:style style:name="P58" style:family="paragraph" style:parent-style-name="Style_20_Première_20_ligne_20__3a__20_063_20_cm">
      <style:paragraph-properties fo:margin-left="2.501cm" fo:margin-right="0cm" fo:margin-top="0.212cm" fo:margin-bottom="0cm" loext:contextual-spacing="false" fo:text-align="justify" style:justify-single-word="false" fo:text-indent="-1.251cm" style:auto-text-indent="false"/>
    </style:style>
    <style:style style:name="P59" style:family="paragraph" style:parent-style-name="Style_20_Première_20_ligne_20__3a__20_063_20_cm">
      <style:paragraph-properties fo:margin-left="2.501cm" fo:margin-right="0cm" fo:margin-top="0.212cm" fo:margin-bottom="0cm" loext:contextual-spacing="false" fo:text-align="justify" style:justify-single-word="false" fo:text-indent="-1.251cm" style:auto-text-indent="false" style:writing-mode="lr-tb">
        <style:tab-stops/>
      </style:paragraph-properties>
    </style:style>
    <style:style style:name="P60" style:family="paragraph" style:parent-style-name="Style_20_Première_20_ligne_20__3a__20_063_20_cm">
      <style:paragraph-properties fo:margin-left="2.501cm" fo:margin-right="0cm" fo:text-align="justify" style:justify-single-word="false" fo:text-indent="-1.251cm" style:auto-text-indent="false"/>
    </style:style>
    <style:style style:name="P61" style:family="paragraph" style:parent-style-name="Style_20_Première_20_ligne_20__3a__20_063_20_cm">
      <style:paragraph-properties fo:margin-left="2.501cm" fo:margin-right="0cm" fo:text-align="justify" style:justify-single-word="false" fo:text-indent="-1.251cm" style:auto-text-indent="false">
        <style:tab-stops>
          <style:tab-stop style:position="2.501cm"/>
        </style:tab-stops>
      </style:paragraph-properties>
      <style:text-properties style:font-name="Calibri2" fo:font-size="11pt" style:font-size-asian="11pt" style:font-size-complex="11pt"/>
    </style:style>
    <style:style style:name="P62" style:family="paragraph" style:parent-style-name="Style_20_Première_20_ligne_20__3a__20_063_20_cm">
      <style:paragraph-properties fo:margin-left="2.501cm" fo:margin-right="0cm" fo:text-align="justify" style:justify-single-word="false" fo:text-indent="-1.251cm" style:auto-text-indent="false">
        <style:tab-stops>
          <style:tab-stop style:position="2.501cm"/>
        </style:tab-stops>
      </style:paragraph-properties>
      <style:text-properties style:font-name="arial" fo:font-size="11pt" fo:background-color="#ffff00" style:font-size-asian="11pt" style:font-size-complex="11pt"/>
    </style:style>
    <style:style style:name="P63" style:family="paragraph" style:parent-style-name="Style_20_Première_20_ligne_20__3a__20_063_20_cm">
      <style:paragraph-properties fo:margin-left="2.501cm" fo:margin-right="0cm" fo:text-align="justify" style:justify-single-word="false" fo:text-indent="-1.251cm" style:auto-text-indent="false" style:text-autospace="none" style:writing-mode="lr-tb">
        <style:tab-stops>
          <style:tab-stop style:position="0cm"/>
          <style:tab-stop style:position="2.501cm"/>
        </style:tab-stops>
      </style:paragraph-properties>
      <style:text-properties style:use-window-font-color="true" style:font-name="Calibri1" fo:font-size="11pt" fo:language="fr" fo:country="FR" style:font-name-asian="Times New Roman1" style:font-size-asian="11pt" style:language-asian="fr" style:country-asian="FR" style:font-name-complex="Times New Roman1" style:font-size-complex="11pt"/>
    </style:style>
    <style:style style:name="P64" style:family="paragraph" style:parent-style-name="Texte_20_courant">
      <style:paragraph-properties fo:margin-left="2.501cm" fo:margin-right="0cm" fo:text-align="justify" style:justify-single-word="false" fo:text-indent="-1.251cm" style:auto-text-indent="false"/>
    </style:style>
    <style:style style:name="P65" style:family="paragraph" style:parent-style-name="Standard">
      <style:paragraph-properties fo:margin-left="2.501cm" fo:margin-right="0cm" fo:margin-top="0.212cm" fo:margin-bottom="0cm" loext:contextual-spacing="false" fo:text-align="justify" style:justify-single-word="false" fo:text-indent="-1.249cm" style:auto-text-indent="false"/>
      <style:text-properties style:font-name="Calibri2" fo:font-size="11pt" style:font-size-asian="11pt" style:font-size-complex="11pt"/>
    </style:style>
    <style:style style:name="P66" style:family="paragraph" style:parent-style-name="Standard">
      <style:paragraph-properties fo:margin-left="2.501cm" fo:margin-right="0cm" fo:margin-top="0.212cm" fo:margin-bottom="0cm" loext:contextual-spacing="false" fo:text-align="justify" style:justify-single-word="false" fo:text-indent="-1.249cm" style:auto-text-indent="false"/>
    </style:style>
    <style:style style:name="P67" style:family="paragraph" style:parent-style-name="Standard">
      <style:paragraph-properties fo:margin-left="1.244cm" fo:margin-right="0cm" fo:text-align="justify" style:justify-single-word="false" fo:text-indent="-1.244cm" style:auto-text-indent="false"/>
    </style:style>
    <style:style style:name="P68" style:family="paragraph" style:parent-style-name="Standard">
      <style:paragraph-properties fo:margin-left="1.244cm" fo:margin-right="0cm" fo:text-align="justify" style:justify-single-word="false" fo:text-indent="-1.244cm" style:auto-text-indent="false"/>
      <style:text-properties fo:font-size="18pt" style:text-underline-style="solid" style:text-underline-width="auto" style:text-underline-color="font-color" fo:font-weight="bold" style:font-size-asian="18pt" style:font-weight-asian="bold" style:font-name-complex="Times New Roman2" style:font-size-complex="18pt"/>
    </style:style>
    <style:style style:name="P69" style:family="paragraph" style:parent-style-name="Standard">
      <style:paragraph-properties fo:margin-left="1.244cm" fo:margin-right="0cm" fo:text-align="justify" style:justify-single-word="false" fo:text-indent="-1.244cm" style:auto-text-indent="false"/>
      <style:text-properties style:font-name="arial" fo:font-size="11pt" fo:language="fr" fo:country="FR" style:font-name-asian="Times New Roman2" style:font-size-asian="11pt" style:language-asian="fr" style:country-asian="FR" style:font-name-complex="Times New Roman2" style:font-size-complex="11pt" style:font-style-complex="italic"/>
    </style:style>
    <style:style style:name="P70" style:family="paragraph" style:parent-style-name="Standard">
      <style:paragraph-properties fo:margin-left="1.244cm" fo:margin-right="0cm" fo:text-align="justify" style:justify-single-word="false" fo:text-indent="-1.244cm" style:auto-text-indent="false"/>
      <style:text-properties style:font-name="arial" fo:font-size="11pt" style:font-size-asian="11pt" style:font-size-complex="11pt"/>
    </style:style>
    <style:style style:name="P71" style:family="paragraph" style:parent-style-name="Standard">
      <style:paragraph-properties fo:margin-left="1.244cm" fo:margin-right="0cm" fo:text-align="justify" style:justify-single-word="false" fo:text-indent="-1.244cm" style:auto-text-indent="false"/>
      <style:text-properties style:font-name="arial" fo:font-size="11pt" fo:font-style="normal" style:font-size-asian="11pt" style:font-style-asian="normal" style:font-size-complex="11pt"/>
    </style:style>
    <style:style style:name="P72" style:family="paragraph" style:parent-style-name="Style_20_Première_20_ligne_20__3a__20_063_20_cm">
      <style:paragraph-properties fo:margin-left="1.244cm" fo:margin-right="0cm" fo:text-align="justify" style:justify-single-word="false" fo:text-indent="-1.244cm" style:auto-text-indent="false" style:text-autospace="none">
        <style:tab-stops/>
      </style:paragraph-properties>
      <style:text-properties style:font-name="Times New Roman1" fo:font-size="15pt" fo:language="fr" fo:country="FR" style:font-name-asian="Times New Roman1" style:font-size-asian="10pt" style:language-asian="fr" style:country-asian="FR" style:font-name-complex="Times New Roman1"/>
    </style:style>
    <style:style style:name="P73" style:family="paragraph" style:parent-style-name="Style_20_Première_20_ligne_20__3a__20_063_20_cm">
      <style:paragraph-properties fo:margin-left="1.244cm" fo:margin-right="0cm" fo:text-align="justify" style:justify-single-word="false" fo:text-indent="-1.244cm" style:auto-text-indent="false" style:writing-mode="lr-tb">
        <style:tab-stops/>
      </style:paragraph-properties>
    </style:style>
    <style:style style:name="P74" style:family="paragraph" style:parent-style-name="Standard">
      <style:paragraph-properties fo:margin-left="1.251cm" fo:margin-right="0cm" fo:text-align="justify" style:justify-single-word="false" fo:text-indent="-1.249cm" style:auto-text-indent="false"/>
    </style:style>
    <style:style style:name="P75" style:family="paragraph" style:parent-style-name="Standard">
      <style:paragraph-properties fo:margin-left="1.251cm" fo:margin-right="0cm" fo:text-align="justify" style:justify-single-word="false" fo:text-indent="-1.249cm" style:auto-text-indent="false"/>
      <style:text-properties style:font-name="arial" fo:font-size="11pt" fo:language="fr" fo:country="FR" style:font-name-asian="Times New Roman2" style:font-size-asian="11pt" style:language-asian="fr" style:country-asian="FR" style:font-name-complex="Times New Roman2" style:font-size-complex="11pt"/>
    </style:style>
    <style:style style:name="P76" style:family="paragraph" style:parent-style-name="Standard">
      <style:paragraph-properties fo:margin-left="2.501cm" fo:margin-right="0cm" fo:text-align="justify" style:justify-single-word="false" fo:text-indent="-1.258cm" style:auto-text-indent="false"/>
    </style:style>
    <style:style style:name="P77" style:family="paragraph" style:parent-style-name="Style_20_Première_20_ligne_20__3a__20_063_20_cm">
      <style:paragraph-properties fo:margin-left="2.501cm" fo:margin-right="0cm" fo:margin-top="0.212cm" fo:margin-bottom="0cm" loext:contextual-spacing="false" fo:text-align="justify" style:justify-single-word="false" fo:text-indent="-1.258cm" style:auto-text-indent="false" style:writing-mode="lr-tb">
        <style:tab-stops/>
      </style:paragraph-properties>
    </style:style>
    <style:style style:name="P78" style:family="paragraph" style:parent-style-name="Standard">
      <style:paragraph-properties fo:margin-left="1.244cm" fo:margin-right="0cm" fo:text-align="justify" style:justify-single-word="false" fo:text-indent="0cm" style:auto-text-indent="false"/>
    </style:style>
    <style:style style:name="P79" style:family="paragraph" style:parent-style-name="Style_20_Première_20_ligne_20__3a__20_063_20_cm">
      <style:paragraph-properties fo:margin-left="1.244cm" fo:margin-right="0cm" fo:text-align="justify" style:justify-single-word="false" fo:text-indent="0cm" style:auto-text-indent="false" style:writing-mode="lr-tb"/>
    </style:style>
    <style:style style:name="P80" style:family="paragraph" style:parent-style-name="Style_20_Première_20_ligne_20__3a__20_063_20_cm">
      <style:paragraph-properties fo:margin-left="1.244cm" fo:margin-right="0cm" fo:text-align="justify" style:justify-single-word="false" fo:text-indent="0cm" style:auto-text-indent="false" style:text-autospace="none" style:writing-mode="lr-tb"/>
      <style:text-properties style:use-window-font-color="true" style:font-name="Calibri1" fo:font-size="11pt" fo:language="fr" fo:country="FR" style:font-name-asian="Times New Roman1" style:font-size-asian="11pt" style:language-asian="fr" style:country-asian="FR" style:font-name-complex="Times New Roman1"/>
    </style:style>
    <style:style style:name="P81" style:family="paragraph" style:parent-style-name="Standard">
      <style:paragraph-properties fo:margin-left="2.492cm" fo:margin-right="0cm" fo:text-align="justify" style:justify-single-word="false" fo:text-indent="-1.244cm" style:auto-text-indent="false"/>
    </style:style>
    <style:style style:name="P82" style:family="paragraph" style:parent-style-name="Style_20_Première_20_ligne_20__3a__20_063_20_cm">
      <style:paragraph-properties fo:margin-left="2.492cm" fo:margin-right="0cm" fo:margin-top="0.212cm" fo:margin-bottom="0cm" loext:contextual-spacing="false" fo:text-align="justify" style:justify-single-word="false" fo:text-indent="-1.244cm" style:auto-text-indent="false" style:writing-mode="lr-tb">
        <style:tab-stops/>
      </style:paragraph-properties>
    </style:style>
    <style:style style:name="P83" style:family="paragraph" style:parent-style-name="Style_20_Première_20_ligne_20__3a__20_063_20_cm">
      <style:paragraph-properties fo:margin-left="2.492cm" fo:margin-right="0cm" fo:margin-top="0.212cm" fo:margin-bottom="0cm" loext:contextual-spacing="false" fo:text-align="justify" style:justify-single-word="false" fo:text-indent="-1.244cm" style:auto-text-indent="false" style:text-autospace="none" style:writing-mode="lr-tb">
        <style:tab-stops/>
      </style:paragraph-properties>
      <style:text-properties style:use-window-font-color="true" style:font-name="Times New Roman1" fo:font-size="15pt" fo:language="fr" fo:country="FR" style:font-name-asian="Times New Roman1" style:font-size-asian="10pt" style:language-asian="fr" style:country-asian="FR" style:font-name-complex="Times New Roman1"/>
    </style:style>
    <style:style style:name="P84" style:family="paragraph" style:parent-style-name="Style_20_Première_20_ligne_20__3a__20_063_20_cm">
      <style:paragraph-properties fo:margin-left="2.492cm" fo:margin-right="0cm" fo:text-align="justify" style:justify-single-word="false" fo:text-indent="-1.244cm" style:auto-text-indent="false" style:text-autospace="none" style:writing-mode="lr-tb">
        <style:tab-stops/>
      </style:paragraph-properties>
      <style:text-properties style:use-window-font-color="true" style:font-name="arial" fo:font-size="11pt" fo:language="fr" fo:country="FR" style:font-name-asian="Times New Roman1" style:font-size-asian="11pt" style:language-asian="fr" style:country-asian="FR" style:font-name-complex="Times New Roman1" style:font-size-complex="11pt"/>
    </style:style>
    <style:style style:name="P85" style:family="paragraph" style:parent-style-name="Style_20_Première_20_ligne_20__3a__20_063_20_cm">
      <style:paragraph-properties fo:margin-left="2.487cm" fo:margin-right="0cm" fo:margin-top="0.212cm" fo:margin-bottom="0cm" loext:contextual-spacing="false" fo:text-align="justify" style:justify-single-word="false" fo:text-indent="-1.244cm" style:auto-text-indent="false" style:writing-mode="lr-tb">
        <style:tab-stops/>
      </style:paragraph-properties>
    </style:style>
    <style:style style:name="P86" style:family="paragraph" style:parent-style-name="Style_20_Première_20_ligne_20__3a__20_063_20_cm">
      <style:paragraph-properties fo:margin-left="2.487cm" fo:margin-right="0cm" fo:margin-top="0.212cm" fo:margin-bottom="0cm" loext:contextual-spacing="false" fo:text-align="justify" style:justify-single-word="false" fo:text-indent="-1.244cm" style:auto-text-indent="false" style:writing-mode="lr-tb">
        <style:tab-stops/>
      </style:paragraph-properties>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87" style:family="paragraph" style:parent-style-name="Style_20_Première_20_ligne_20__3a__20_063_20_cm">
      <style:paragraph-properties fo:margin-left="2.487cm" fo:margin-right="0cm" fo:margin-top="0.212cm" fo:margin-bottom="0cm" loext:contextual-spacing="false" fo:text-align="justify" style:justify-single-word="false" fo:text-indent="-1.244cm" style:auto-text-indent="false" style:text-autospace="none">
        <style:tab-stops/>
      </style:paragraph-properties>
      <style:text-properties style:font-name="arial" fo:font-size="15pt" fo:language="fr" fo:country="FR" style:font-name-asian="Times New Roman1" style:font-size-asian="10pt" style:language-asian="fr" style:country-asian="FR" style:font-name-complex="Times New Roman1"/>
    </style:style>
    <style:style style:name="P88" style:family="paragraph" style:parent-style-name="Style_20_Première_20_ligne_20__3a__20_063_20_cm">
      <style:paragraph-properties fo:margin-left="2.487cm" fo:margin-right="0cm" fo:text-align="justify" style:justify-single-word="false" fo:text-indent="-1.244cm" style:auto-text-indent="false" style:text-autospace="none" style:writing-mode="lr-tb">
        <style:tab-stops/>
      </style:paragraph-properties>
      <style:text-properties style:use-window-font-color="true" style:font-name="arial" fo:font-size="11pt" fo:language="fr" fo:country="FR" style:font-name-asian="Times New Roman1" style:font-size-asian="11pt" style:language-asian="fr" style:country-asian="FR" style:font-name-complex="Times New Roman1" style:font-size-complex="11pt"/>
    </style:style>
    <style:style style:name="P89" style:family="paragraph" style:parent-style-name="Standard">
      <style:paragraph-properties fo:margin-left="2.487cm" fo:margin-right="0cm" fo:text-align="justify" style:justify-single-word="false" fo:text-indent="-1.244cm" style:auto-text-indent="false"/>
      <style:text-properties style:font-name="arial" fo:font-size="11pt" style:font-size-asian="11pt" style:font-size-complex="11pt"/>
    </style:style>
    <style:style style:name="P90" style:family="paragraph" style:parent-style-name="Style_20_Première_20_ligne_20__3a__20_063_20_cm">
      <style:paragraph-properties fo:margin-left="0cm" fo:margin-right="0cm" fo:margin-top="0.212cm" fo:margin-bottom="0cm" loext:contextual-spacing="false" fo:text-align="justify" style:justify-single-word="false" fo:text-indent="1.244cm" style:auto-text-indent="false" style:writing-mode="lr-tb"/>
    </style:style>
    <style:style style:name="P91" style:family="paragraph" style:parent-style-name="Standard">
      <style:paragraph-properties fo:margin-left="0cm" fo:margin-right="0cm" fo:text-align="justify" style:justify-single-word="false" fo:text-indent="1.244cm" style:auto-text-indent="false"/>
      <style:text-properties style:font-name="arial" fo:font-size="11pt" style:font-size-asian="11pt" style:font-size-complex="11pt"/>
    </style:style>
    <style:style style:name="P92" style:family="paragraph" style:parent-style-name="Standard">
      <style:paragraph-properties fo:margin-left="0cm" fo:margin-right="0cm" fo:text-align="justify" style:justify-single-word="false" fo:text-indent="1.249cm" style:auto-text-indent="false"/>
    </style:style>
    <style:style style:name="P93" style:family="paragraph" style:parent-style-name="Style_20_Première_20_ligne_20__3a__20_063_20_cm">
      <style:paragraph-properties fo:margin-left="0cm" fo:margin-right="0cm" fo:margin-top="0.212cm" fo:margin-bottom="0cm" loext:contextual-spacing="false" fo:text-align="justify" style:justify-single-word="false" fo:text-indent="1.249cm" style:auto-text-indent="false" style:writing-mode="lr-tb"/>
    </style:style>
    <style:style style:name="P94" style:family="paragraph" style:parent-style-name="Style_20_Première_20_ligne_20__3a__20_063_20_cm">
      <style:paragraph-properties fo:margin-left="0cm" fo:margin-right="0cm" fo:margin-top="0.212cm" fo:margin-bottom="0cm" loext:contextual-spacing="false" fo:text-align="justify" style:justify-single-word="false" fo:text-indent="1.249cm" style:auto-text-indent="false" style:text-autospace="none"/>
      <style:text-properties style:font-name="arial" fo:font-size="15pt" fo:language="fr" fo:country="FR" style:font-name-asian="Times New Roman1" style:font-size-asian="10pt" style:language-asian="fr" style:country-asian="FR" style:font-name-complex="Times New Roman1"/>
    </style:style>
    <style:style style:name="P95" style:family="paragraph" style:parent-style-name="Standard">
      <style:paragraph-properties fo:margin-left="1.249cm" fo:margin-right="0cm" fo:text-align="justify" style:justify-single-word="false" fo:text-indent="-1.228cm" style:auto-text-indent="false" style:text-autospace="none">
        <style:tab-stops/>
      </style:paragraph-properties>
      <style:text-properties style:font-name="Times New Roman1" fo:font-size="15pt" fo:language="fr" fo:country="FR" style:font-name-asian="Times New Roman1" style:font-size-asian="10pt" style:language-asian="fr" style:country-asian="FR" style:font-name-complex="Times New Roman1"/>
    </style:style>
    <style:style style:name="P96" style:family="paragraph" style:parent-style-name="Tirets">
      <style:paragraph-properties fo:text-align="justify" style:justify-single-word="false"/>
    </style:style>
    <style:style style:name="P97" style:family="paragraph" style:parent-style-name="Style_20_Première_20_ligne_20__3a__20_063_20_cm">
      <style:paragraph-properties fo:margin-left="1.249cm" fo:margin-right="0cm" fo:margin-top="0.212cm" fo:margin-bottom="0cm" loext:contextual-spacing="false" fo:text-align="justify" style:justify-single-word="false" fo:text-indent="0.002cm" style:auto-text-indent="false"/>
    </style:style>
    <style:style style:name="P98" style:family="paragraph" style:parent-style-name="Style_20_Première_20_ligne_20__3a__20_063_20_cm">
      <style:paragraph-properties fo:margin-left="1.251cm" fo:margin-right="0cm" fo:margin-top="0.212cm" fo:margin-bottom="0cm" loext:contextual-spacing="false" fo:text-align="justify" style:justify-single-word="false" fo:text-indent="0cm" style:auto-text-indent="false"/>
    </style:style>
    <style:style style:name="P99" style:family="paragraph" style:parent-style-name="Style_20_Première_20_ligne_20__3a__20_063_20_cm">
      <style:paragraph-properties fo:margin-left="1.251cm" fo:margin-right="0cm" fo:text-align="justify" style:justify-single-word="false" fo:text-indent="0cm" style:auto-text-indent="false">
        <style:tab-stops>
          <style:tab-stop style:position="2.501cm"/>
        </style:tab-stops>
      </style:paragraph-properties>
      <style:text-properties style:font-name="Calibri2" fo:font-size="11pt" style:font-size-asian="11pt" style:font-size-complex="11pt"/>
    </style:style>
    <style:style style:name="P100" style:family="paragraph" style:parent-style-name="Style_20_Première_20_ligne_20__3a__20_063_20_cm">
      <style:paragraph-properties fo:margin-left="1.251cm" fo:margin-right="0cm" fo:text-align="justify" style:justify-single-word="false" fo:text-indent="0cm" style:auto-text-indent="false">
        <style:tab-stops>
          <style:tab-stop style:position="2.501cm"/>
        </style:tab-stops>
      </style:paragraph-properties>
    </style:style>
    <style:style style:name="P101" style:family="paragraph" style:parent-style-name="Style_20_Première_20_ligne_20__3a__20_063_20_cm">
      <style:paragraph-properties fo:margin-left="1.251cm" fo:margin-right="0cm" fo:text-align="justify" style:justify-single-word="false" fo:text-indent="0cm" style:auto-text-indent="false">
        <style:tab-stops>
          <style:tab-stop style:position="2.501cm"/>
        </style:tab-stops>
      </style:paragraph-properties>
      <style:text-properties style:text-position="super 58%" style:font-name="arial" fo:font-size="11pt" style:font-size-asian="11pt" style:font-size-complex="11pt"/>
    </style:style>
    <style:style style:name="P102" style:family="paragraph" style:parent-style-name="Style_20_Première_20_ligne_20__3a__20_063_20_cm">
      <style:paragraph-properties fo:margin-left="1.249cm" fo:margin-right="0cm" fo:text-align="justify" style:justify-single-word="false" fo:text-indent="-1.249cm" style:auto-text-indent="false"/>
    </style:style>
    <style:style style:name="P103" style:family="paragraph" style:parent-style-name="Style_20_Première_20_ligne_20__3a__20_063_20_cm">
      <style:paragraph-properties fo:margin-left="1.249cm" fo:margin-right="0cm" fo:text-align="justify" style:justify-single-word="false" fo:text-indent="-1.249cm" style:auto-text-indent="false" style:writing-mode="lr-tb">
        <style:tab-stops/>
      </style:paragraph-properties>
    </style:style>
    <style:style style:name="P104" style:family="paragraph" style:parent-style-name="Style_20_Première_20_ligne_20__3a__20_063_20_cm">
      <style:paragraph-properties fo:margin-left="1.249cm" fo:margin-right="0cm" fo:text-align="justify" style:justify-single-word="false" fo:text-indent="-1.249cm" style:auto-text-indent="false" style:text-autospace="none" style:writing-mode="lr-tb">
        <style:tab-stops/>
      </style:paragraph-properties>
    </style:style>
    <style:style style:name="P105" style:family="paragraph" style:parent-style-name="Style_20_Première_20_ligne_20__3a__20_063_20_cm">
      <style:paragraph-properties fo:margin-left="1.249cm" fo:margin-right="0cm" fo:text-align="justify" style:justify-single-word="false" fo:text-indent="-1.249cm" style:auto-text-indent="false" style:text-autospace="none" style:writing-mode="lr-tb">
        <style:tab-stops/>
      </style:paragraph-properties>
      <style:text-properties style:use-window-font-color="true" style:font-name="arial" fo:font-size="11pt" fo:language="fr" fo:country="FR" style:font-name-asian="Times New Roman1" style:font-size-asian="11pt" style:language-asian="fr" style:country-asian="FR" style:font-name-complex="Times New Roman1" style:font-size-complex="11pt"/>
    </style:style>
    <style:style style:name="P106" style:family="paragraph" style:parent-style-name="Style_20_Première_20_ligne_20__3a__20_063_20_cm">
      <style:paragraph-properties fo:margin-left="2.519cm" fo:margin-right="0cm" fo:text-align="justify" style:justify-single-word="false" fo:text-indent="0cm" style:auto-text-indent="false" style:writing-mode="lr-tb">
        <style:tab-stops/>
      </style:paragraph-properties>
    </style:style>
    <style:style style:name="P107" style:family="paragraph" style:parent-style-name="Style_20_Première_20_ligne_20__3a__20_063_20_cm">
      <style:paragraph-properties fo:margin-left="1.249cm" fo:margin-right="0cm" fo:text-align="justify" style:justify-single-word="false" fo:text-indent="0cm" style:auto-text-indent="false" style:writing-mode="lr-tb"/>
    </style:style>
    <style:style style:name="P108" style:family="paragraph" style:parent-style-name="Style_20_Première_20_ligne_20__3a__20_063_20_cm">
      <style:paragraph-properties fo:margin-left="1.207cm" fo:margin-right="0cm" fo:text-align="justify" style:justify-single-word="false" fo:text-indent="0cm" style:auto-text-indent="false" style:text-autospace="none" style:writing-mode="lr-tb">
        <style:tab-stops>
          <style:tab-stop style:position="2.501cm"/>
        </style:tab-stops>
      </style:paragraph-properties>
      <style:text-properties style:use-window-font-color="true" style:font-name="Times New Roman1" fo:font-size="15pt" fo:language="fr" fo:country="FR" style:font-name-asian="Times New Roman1" style:font-size-asian="10pt" style:language-asian="fr" style:country-asian="FR" style:font-name-complex="Times New Roman1"/>
    </style:style>
    <style:style style:name="P109" style:family="paragraph" style:parent-style-name="Style_20_Première_20_ligne_20__3a__20_063_20_cm">
      <style:paragraph-properties fo:margin-left="1.244cm" fo:margin-right="0cm" fo:text-align="justify" style:justify-single-word="false" fo:text-indent="0.007cm" style:auto-text-indent="false" style:text-autospace="none" style:writing-mode="lr-tb"/>
      <style:text-properties style:use-window-font-color="true" style:font-name="Calibri1" fo:font-size="11pt" fo:language="fr" fo:country="FR" style:font-name-asian="Times New Roman1" style:font-size-asian="11pt" style:language-asian="fr" style:country-asian="FR" style:font-name-complex="Times New Roman1" style:font-size-complex="11pt"/>
    </style:style>
    <style:style style:name="P110" style:family="paragraph" style:parent-style-name="Style_20_Première_20_ligne_20__3a__20_063_20_cm">
      <style:paragraph-properties fo:margin-left="0cm" fo:margin-right="0cm" fo:margin-top="0.212cm" fo:margin-bottom="0cm" loext:contextual-spacing="false" fo:text-align="justify" style:justify-single-word="false" fo:text-indent="1.251cm" style:auto-text-indent="false" style:writing-mode="lr-tb"/>
    </style:style>
    <style:style style:name="P111" style:family="paragraph" style:parent-style-name="Texte_20_courant">
      <style:paragraph-properties fo:text-align="justify" style:justify-single-word="false"/>
    </style:style>
    <style:style style:name="P112" style:family="paragraph" style:parent-style-name="No_20_Spacing">
      <style:paragraph-properties fo:text-align="justify" style:justify-single-word="false"/>
    </style:style>
    <style:style style:name="P113" style:family="paragraph" style:parent-style-name="UrbanBody">
      <style:paragraph-properties fo:text-align="end" style:justify-single-word="false"/>
      <style:text-properties style:font-name="arial" fo:font-weight="bold" style:font-weight-asian="bold" style:font-weight-complex="bold"/>
    </style:style>
    <style:style style:name="P114" style:family="paragraph" style:parent-style-name="UrbanBody">
      <style:paragraph-properties fo:text-align="end" style:justify-single-word="false"/>
      <style:text-properties style:font-name="arial"/>
    </style:style>
    <style:style style:name="P115" style:family="paragraph" style:parent-style-name="Tirets">
      <style:paragraph-properties fo:margin-left="0.635cm" fo:margin-right="0cm" fo:text-align="justify" style:justify-single-word="false" fo:text-indent="0cm" style:auto-text-indent="false"/>
      <style:text-properties style:font-name="arial" fo:font-size="10pt" fo:font-style="italic" fo:font-weight="bold" style:font-size-asian="8.75pt" style:font-style-asian="italic" style:font-weight-asian="bold" style:font-size-complex="10pt"/>
    </style:style>
    <style:style style:name="P116" style:family="paragraph" style:parent-style-name="Tirets">
      <style:paragraph-properties fo:margin-left="0.635cm" fo:margin-right="0cm" fo:text-align="center" style:justify-single-word="false" fo:text-indent="0cm" style:auto-text-indent="false"/>
      <style:text-properties style:font-name="arial" fo:font-size="18pt" fo:font-style="italic" fo:font-weight="bold" style:font-size-asian="18pt" style:font-style-asian="italic" style:font-weight-asian="bold" style:font-size-complex="18pt"/>
    </style:style>
    <style:style style:name="P117"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35cm" fo:border="0.51pt solid #00000a"/>
      <style:text-properties style:font-name="arial" fo:font-style="italic" fo:font-weight="bold" style:font-style-asian="italic" style:font-weight-asian="bold" style:font-name-complex="Times New Roman2"/>
    </style:style>
    <style:style style:name="P118"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35cm" fo:border="0.51pt solid #00000a"/>
      <style:text-properties style:font-name="arial" fo:font-size="22pt" fo:font-style="normal" fo:font-weight="bold" style:font-size-asian="22pt" style:font-style-asian="normal" style:font-weight-asian="bold" style:font-name-complex="Times New Roman2" style:font-size-complex="22pt" style:font-style-complex="normal"/>
    </style:style>
    <style:style style:name="P119" style:family="paragraph" style:parent-style-name="Standard">
      <style:paragraph-properties fo:margin-left="2.501cm" fo:margin-right="0cm" fo:text-align="justify" style:justify-single-word="false" fo:text-indent="-1.252cm" style:auto-text-indent="false"/>
      <style:text-properties style:font-name="arial" fo:font-size="12pt" style:font-size-asian="12pt" style:font-size-complex="12pt"/>
    </style:style>
    <style:style style:name="P120" style:family="paragraph" style:parent-style-name="Standard">
      <style:paragraph-properties fo:margin-top="0.212cm" fo:margin-bottom="0.212cm" loext:contextual-spacing="false" fo:text-align="center" style:justify-single-word="false" fo:padding-left="0.141cm" fo:padding-right="0.141cm" fo:padding-top="0.035cm" fo:padding-bottom="0.035cm" fo:border="0.51pt solid #00000a"/>
      <style:text-properties style:font-name="arial" fo:font-size="13pt" fo:font-weight="bold" style:font-size-asian="13pt" style:font-weight-asian="bold" style:font-size-complex="13pt"/>
    </style:style>
    <style:style style:name="P121" style:family="paragraph" style:parent-style-name="List_20_Paragraph" style:list-style-name="WWNum1">
      <style:paragraph-properties fo:margin-left="0cm" fo:margin-right="0cm" fo:text-align="justify" style:justify-single-word="false" fo:text-indent="0cm" style:auto-text-indent="false" fo:padding-left="0.141cm" fo:padding-right="0.141cm" fo:padding-top="0.035cm" fo:padding-bottom="0.035cm" fo:border="0.51pt solid #00000a"/>
      <style:text-properties style:font-name="arial" fo:font-size="10pt" style:font-size-asian="10pt" style:font-name-complex="Times New Roman2" style:font-size-complex="10pt"/>
    </style:style>
    <style:style style:name="P122" style:family="paragraph" style:parent-style-name="List_20_Paragraph" style:list-style-name="WWNum1">
      <style:paragraph-properties fo:margin-left="0cm" fo:margin-right="0cm" fo:text-align="justify" style:justify-single-word="false" fo:text-indent="0cm" style:auto-text-indent="false" fo:padding-left="0.141cm" fo:padding-right="0.141cm" fo:padding-top="0.035cm" fo:padding-bottom="0.035cm" fo:border="0.51pt solid #00000a"/>
      <style:text-properties style:text-line-through-style="solid" style:text-line-through-type="double" style:font-name="arial" fo:font-size="10pt" style:font-size-asian="10pt" style:font-name-complex="Times New Roman2" style:font-size-complex="10pt"/>
    </style:style>
    <style:style style:name="P1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4"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style:use-window-font-color="true" style:font-name="arial" fo:font-size="11pt" fo:language="fr" fo:country="FR" fo:font-weight="normal" style:font-name-asian="Times New Roman2" style:font-size-asian="11pt" style:language-asian="fr" style:country-asian="FR" style:font-weight-asian="normal" style:font-name-complex="Times New Roman2" style:font-size-complex="11pt" style:font-weight-complex="normal"/>
    </style:style>
    <style:style style:name="T2" style:family="text">
      <style:text-properties style:use-window-font-color="true" style:font-name="arial" fo:font-size="11pt" fo:language="fr" fo:country="FR" fo:font-weight="normal" style:font-name-asian="Times New Roman2" style:font-size-asian="11pt" style:language-asian="fr" style:country-asian="FR" style:font-weight-asian="normal" style:font-name-complex="Times New Roman2" style:font-weight-complex="normal"/>
    </style:style>
    <style:style style:name="T3" style:family="text">
      <style:text-properties style:use-window-font-color="true" style:font-name="arial" fo:font-size="11pt" fo:language="fr" fo:country="FR" fo:font-weight="normal" style:font-name-asian="Times New Roman1" style:font-size-asian="11pt" style:language-asian="fr" style:country-asian="FR" style:font-weight-asian="normal" style:font-name-complex="Times New Roman1" style:font-size-complex="11pt" style:font-weight-complex="normal"/>
    </style:style>
    <style:style style:name="T4" style:family="text">
      <style:text-properties style:use-window-font-color="true" style:font-name="arial" fo:font-size="11pt" fo:language="fr" fo:country="FR" style:font-name-asian="Times New Roman1" style:font-size-asian="11pt" style:language-asian="fr" style:country-asian="FR" style:font-name-complex="Times New Roman1" style:font-size-complex="11pt"/>
    </style:style>
    <style:style style:name="T5" style:family="text">
      <style:text-properties style:use-window-font-color="true" style:font-name="arial" fo:font-size="11pt" fo:language="fr" fo:country="FR" style:text-underline-style="none" fo:font-weight="normal" style:font-name-asian="Times New Roman2" style:font-size-asian="11pt" style:language-asian="fr" style:country-asian="FR" style:font-weight-asian="normal" style:font-size-complex="11pt" style:font-weight-complex="normal"/>
    </style:style>
    <style:style style:name="T6" style:family="text">
      <style:text-properties style:use-window-font-color="true" style:font-name="arial" fo:font-size="11pt" fo:language="fr" fo:country="FR" style:text-underline-style="none" fo:font-weight="normal" style:font-name-asian="Times New Roman1" style:font-size-asian="11pt" style:language-asian="fr" style:country-asian="FR" style:font-weight-asian="normal" style:font-name-complex="Times New Roman1" style:font-size-complex="11pt" style:font-weight-complex="normal"/>
    </style:style>
    <style:style style:name="T7" style:family="text">
      <style:text-properties style:use-window-font-color="true" style:font-name="arial" fo:language="fr" fo:country="FR" style:font-name-asian="Times New Roman1" style:language-asian="fr" style:country-asian="FR"/>
    </style:style>
    <style:style style:name="T8" style:family="text">
      <style:text-properties style:text-line-through-style="none" style:text-line-through-type="none"/>
    </style:style>
    <style:style style:name="T9" style:family="text">
      <style:text-properties style:text-line-through-style="none" style:text-line-through-type="none" officeooo:rsid="00201167"/>
    </style:style>
    <style:style style:name="T10" style:family="text">
      <style:text-properties style:text-position="super 58%" style:font-name="arial"/>
    </style:style>
    <style:style style:name="T11" style:family="text">
      <style:text-properties style:text-position="super 58%" style:font-name="arial" fo:font-size="11pt" style:font-size-asian="11pt" style:font-size-complex="11pt"/>
    </style:style>
    <style:style style:name="T12" style:family="text">
      <style:text-properties style:text-position="super 58%" style:font-name="arial" fo:font-size="11pt" fo:language="fr" fo:country="FR" style:font-name-asian="Times New Roman2" style:font-size-asian="11pt" style:language-asian="fr" style:country-asian="FR" style:font-name-complex="Times New Roman2" style:font-size-complex="11pt"/>
    </style:style>
    <style:style style:name="T13" style:family="text">
      <style:text-properties style:text-position="super 58%" style:font-name="arial" fo:font-size="10pt" style:font-size-asian="10pt" style:font-size-complex="11pt"/>
    </style:style>
    <style:style style:name="T14" style:family="text">
      <style:text-properties fo:color="#00000a" style:font-name="arial" fo:font-size="11pt" style:letter-kerning="false" style:font-name-asian="Times New Roman2" style:font-size-asian="11pt" style:language-asian="fr" style:country-asian="FR" style:font-size-complex="11pt" style:language-complex="ar" style:country-complex="SA"/>
    </style:style>
    <style:style style:name="T15" style:family="text">
      <style:text-properties fo:color="#00000a" style:font-name="arial" fo:font-size="10pt" style:letter-kerning="false" style:font-name-asian="Times New Roman2" style:font-size-asian="10pt" style:language-asian="fr" style:country-asian="FR" style:font-size-complex="10pt" style:language-complex="ar" style:country-complex="SA"/>
    </style:style>
    <style:style style:name="T16" style:family="text">
      <style:text-properties fo:color="#00000a" style:font-name="arial" fo:font-size="10pt" style:letter-kerning="false" style:font-name-asian="Times New Roman2" style:font-size-asian="10pt" style:language-asian="fr" style:country-asian="FR" style:language-complex="ar" style:country-complex="SA"/>
    </style:style>
    <style:style style:name="T17" style:family="text">
      <style:text-properties fo:color="#00000a" style:font-name="arial" fo:font-size="10pt" fo:font-style="normal" style:letter-kerning="false" style:font-name-asian="Times New Roman2" style:font-size-asian="10pt" style:language-asian="fr" style:country-asian="FR" style:font-style-asian="normal" style:language-complex="ar" style:country-complex="SA" style:font-style-complex="normal"/>
    </style:style>
    <style:style style:name="T18" style:family="text">
      <style:text-properties fo:color="#00000a" style:font-name="arial" fo:font-size="10pt" fo:font-style="normal" officeooo:rsid="00167854" style:letter-kerning="false" style:font-name-asian="Times New Roman2" style:font-size-asian="10pt" style:language-asian="fr" style:country-asian="FR" style:font-style-asian="normal" style:language-complex="ar" style:country-complex="SA" style:font-style-complex="normal"/>
    </style:style>
    <style:style style:name="T19" style:family="text">
      <style:text-properties style:text-position="59% 100%" style:font-name="arial"/>
    </style:style>
    <style:style style:name="T20" style:family="text">
      <style:text-properties style:text-position="59% 100%" style:font-name="arial" fo:font-size="11pt" style:font-size-asian="11pt" style:font-size-complex="11pt"/>
    </style:style>
    <style:style style:name="T21" style:family="text">
      <style:text-properties fo:color="#000000" style:font-name="arial" fo:language="fr" fo:country="BE" style:text-underline-style="none" style:font-name-asian="Calibri3" style:font-name-complex="Calibri3"/>
    </style:style>
    <style:style style:name="T22" style:family="text">
      <style:text-properties style:text-line-through-style="solid" style:text-line-through-type="single"/>
    </style:style>
    <style:style style:name="T23" style:family="text">
      <style:text-properties style:text-line-through-style="solid" style:text-line-through-type="single" fo:background-color="transparent" loext:char-shading-value="0"/>
    </style:style>
    <style:style style:name="T24" style:family="text">
      <style:text-properties style:font-name="arial"/>
    </style:style>
    <style:style style:name="T25" style:family="text">
      <style:text-properties style:font-name="arial" style:text-underline-style="none"/>
    </style:style>
    <style:style style:name="T26" style:family="text">
      <style:text-properties style:font-name="arial" fo:font-size="20pt" style:font-size-asian="20pt" style:font-size-complex="20pt" style:font-weight-complex="bold"/>
    </style:style>
    <style:style style:name="T27" style:family="text">
      <style:text-properties style:font-name="arial" fo:font-size="16pt" style:font-size-asian="16pt" style:font-size-complex="16pt" style:font-weight-complex="bold"/>
    </style:style>
    <style:style style:name="T28" style:family="text">
      <style:text-properties style:font-name="arial" fo:font-size="11pt" style:font-size-asian="11pt"/>
    </style:style>
    <style:style style:name="T29" style:family="text">
      <style:text-properties style:font-name="arial" fo:font-size="11pt" style:font-size-asian="11pt" style:font-size-complex="11pt"/>
    </style:style>
    <style:style style:name="T30" style:family="text">
      <style:text-properties style:font-name="arial" fo:font-size="11pt" fo:language="fr" fo:country="FR" style:font-name-asian="Times New Roman2" style:font-size-asian="11pt" style:language-asian="fr" style:country-asian="FR" style:font-name-complex="Times New Roman2" style:font-size-complex="11pt"/>
    </style:style>
    <style:style style:name="T31" style:family="text">
      <style:text-properties style:font-name="arial" fo:font-size="11pt" fo:language="fr" fo:country="FR" style:text-underline-style="none" fo:font-weight="normal" style:font-name-asian="Times New Roman2" style:font-size-asian="11pt" style:language-asian="fr" style:country-asian="FR" style:font-weight-asian="normal" style:font-weight-complex="normal"/>
    </style:style>
    <style:style style:name="T32" style:family="text">
      <style:text-properties style:font-name="arial" fo:font-size="11pt" fo:language="fr" fo:country="FR" style:text-underline-style="none" fo:font-weight="normal" style:font-name-asian="Times New Roman2" style:font-size-asian="11pt" style:language-asian="fr" style:country-asian="FR" style:font-weight-asian="normal" style:font-name-complex="Times New Roman2" style:font-size-complex="11pt" style:font-weight-complex="normal"/>
    </style:style>
    <style:style style:name="T33" style:family="text">
      <style:text-properties style:font-name="arial" fo:font-size="11pt" fo:language="fr" fo:country="FR" style:text-underline-style="none" fo:font-weight="normal" style:font-name-asian="Times New Roman1" style:font-size-asian="11pt" style:language-asian="fr" style:country-asian="FR" style:font-weight-asian="normal" style:font-size-complex="11pt" style:font-weight-complex="normal"/>
    </style:style>
    <style:style style:name="T34" style:family="text">
      <style:text-properties style:font-name="arial" fo:font-size="11pt" fo:language="fr" fo:country="FR" fo:font-weight="normal" style:font-name-asian="Times New Roman2" style:font-size-asian="11pt" style:language-asian="fr" style:country-asian="FR" style:font-weight-asian="normal" style:font-name-complex="Times New Roman2" style:font-size-complex="11pt" style:font-weight-complex="normal"/>
    </style:style>
    <style:style style:name="T35" style:family="text">
      <style:text-properties style:font-name="arial" fo:font-size="11pt" fo:language="fr" fo:country="FR" style:font-size-asian="11pt" style:language-asian="fr" style:country-asian="FR" style:font-size-complex="11pt"/>
    </style:style>
    <style:style style:name="T36" style:family="text">
      <style:text-properties style:font-name="arial" fo:font-size="11pt" fo:font-style="normal" style:font-size-asian="11pt" style:font-style-asian="normal" style:font-size-complex="11pt"/>
    </style:style>
    <style:style style:name="T37" style:family="text">
      <style:text-properties style:font-name="arial" fo:font-size="11pt" style:text-underline-style="none" fo:font-weight="normal" style:font-size-asian="11pt" style:font-weight-asian="normal" style:font-name-complex="Times New Roman2" style:font-size-complex="11pt" style:font-weight-complex="normal"/>
    </style:style>
    <style:style style:name="T38" style:family="text">
      <style:text-properties style:font-name="arial" fo:font-size="11pt" style:text-underline-style="none" fo:font-weight="normal" style:font-size-asian="11pt" style:font-weight-asian="normal" style:font-weight-complex="normal"/>
    </style:style>
    <style:style style:name="T39" style:family="text">
      <style:text-properties style:font-name="arial" fo:font-size="11pt" style:font-name-asian="Times New Roman2" style:font-size-asian="11pt" style:font-name-complex="Times New Roman2" style:font-size-complex="11pt"/>
    </style:style>
    <style:style style:name="T40" style:family="text">
      <style:text-properties style:font-name="arial" fo:font-size="11pt" fo:font-weight="normal" style:font-size-asian="11pt" style:font-weight-asian="normal" style:font-size-complex="11pt" style:font-weight-complex="normal"/>
    </style:style>
    <style:style style:name="T41" style:family="text">
      <style:text-properties style:font-name="arial" fo:font-size="11pt" fo:font-weight="normal" style:font-name-asian="Times New Roman2" style:font-size-asian="11pt" style:font-weight-asian="normal" style:font-name-complex="Times New Roman2" style:font-size-complex="11pt" style:font-weight-complex="normal"/>
    </style:style>
    <style:style style:name="T42" style:family="text">
      <style:text-properties style:font-name="arial" fo:font-size="11pt" fo:font-weight="normal" style:font-name-asian="Times New Roman2" style:font-size-asian="11pt" style:font-weight-asian="normal" style:font-name-complex="Times New Roman2" style:font-weight-complex="normal"/>
    </style:style>
    <style:style style:name="T43" style:family="text">
      <style:text-properties style:font-name="arial" fo:font-size="11pt" fo:language="fr" fo:country="BE" style:font-size-asian="11pt" style:font-size-complex="11pt"/>
    </style:style>
    <style:style style:name="T44" style:family="text">
      <style:text-properties style:font-name="arial" fo:font-size="11pt" style:text-underline-style="solid" style:text-underline-width="auto" style:text-underline-color="font-color" fo:font-weight="bold" style:font-size-asian="11pt" style:font-weight-asian="bold" style:font-name-complex="Times New Roman2" style:font-size-complex="11pt"/>
    </style:style>
    <style:style style:name="T45" style:family="text">
      <style:text-properties style:font-name="arial" fo:font-size="11pt" style:text-underline-style="solid" style:text-underline-width="auto" style:text-underline-color="font-color" style:font-size-asian="11pt" style:font-size-complex="11pt"/>
    </style:style>
    <style:style style:name="T46" style:family="text">
      <style:text-properties style:font-name="arial" fo:font-size="11pt" fo:font-weight="bold" style:font-size-asian="11pt" style:font-weight-asian="bold" style:font-size-complex="11pt"/>
    </style:style>
    <style:style style:name="T47" style:family="text">
      <style:text-properties style:font-name="arial" fo:font-size="10pt" style:font-size-asian="10pt"/>
    </style:style>
    <style:style style:name="T48" style:family="text">
      <style:text-properties style:font-name="arial" fo:font-size="10pt" style:font-size-asian="10pt" style:font-size-complex="11pt"/>
    </style:style>
    <style:style style:name="T49" style:family="text">
      <style:text-properties style:font-name="arial" fo:font-size="10pt" fo:language="fr" fo:country="FR" style:font-name-asian="Times New Roman2" style:font-size-asian="10pt" style:language-asian="fr" style:country-asian="FR" style:font-name-complex="Times New Roman2"/>
    </style:style>
    <style:style style:name="T50" style:family="text">
      <style:text-properties style:font-name="arial" fo:font-size="10pt" fo:language="fr" fo:country="FR" style:font-name-asian="Times New Roman2" style:font-size-asian="10pt" style:language-asian="fr" style:country-asian="FR" style:font-name-complex="Times New Roman2" style:font-size-complex="11pt"/>
    </style:style>
    <style:style style:name="T51" style:family="text">
      <style:text-properties style:font-name="arial" fo:font-size="10pt" fo:language="fr" fo:country="FR" style:text-underline-style="none" fo:font-weight="normal" style:font-name-asian="Times New Roman2" style:font-size-asian="10pt" style:language-asian="fr" style:country-asian="FR" style:font-weight-asian="normal" style:font-size-complex="11pt" style:font-weight-complex="normal"/>
    </style:style>
    <style:style style:name="T52" style:family="text">
      <style:text-properties style:font-name="arial" fo:font-size="10pt" fo:language="fr" fo:country="FR" style:text-underline-style="none" fo:font-weight="normal" style:font-name-asian="Times New Roman2" style:font-size-asian="10pt" style:language-asian="fr" style:country-asian="FR" style:font-weight-asian="normal" style:font-name-complex="Times New Roman2" style:font-size-complex="11pt" style:font-weight-complex="normal"/>
    </style:style>
    <style:style style:name="T53" style:family="text">
      <style:text-properties style:font-name="arial" fo:font-size="10pt" style:font-name-asian="Times New Roman2" style:font-size-asian="10pt" style:font-name-complex="Times New Roman2" style:font-size-complex="11pt"/>
    </style:style>
    <style:style style:name="T54" style:family="text">
      <style:text-properties style:font-name="arial" fo:language="fr" fo:country="FR" style:font-name-asian="Times New Roman2" style:language-asian="fr" style:country-asian="FR" style:font-name-complex="Times New Roman2"/>
    </style:style>
    <style:style style:name="T55" style:family="text">
      <style:text-properties style:font-name="arial" style:font-size-complex="11pt"/>
    </style:style>
    <style:style style:name="T56" style:family="text">
      <style:text-properties style:font-name="arial" fo:language="fr" fo:country="BE"/>
    </style:style>
    <style:style style:name="T57" style:family="text">
      <style:text-properties style:font-name="arial" fo:font-size="12pt" style:text-underline-style="solid" style:text-underline-width="auto" style:text-underline-color="font-color" style:font-size-asian="12pt" style:font-size-complex="12pt"/>
    </style:style>
    <style:style style:name="T58" style:family="text">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T59" style:family="text">
      <style:text-properties style:font-name="arial" fo:font-size="12pt" style:font-size-asian="12pt" style:font-size-complex="12pt"/>
    </style:style>
    <style:style style:name="T60" style:family="text">
      <style:text-properties officeooo:rsid="0022a8af"/>
    </style:style>
    <style:style style:name="T61" style:family="text">
      <style:text-properties fo:color="#000000" style:text-outline="false" style:text-line-through-style="none" style:text-line-through-type="none" style:text-position="0% 100%" style:font-name="Ubuntu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2" style:family="text">
      <style:text-properties fo:color="#000000" style:text-outline="false" style:text-line-through-style="none" style:text-line-through-type="none" style:text-position="0% 100%" style:font-name="Ubuntu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3"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25" form:control-implementation="ooo:com.sun.star.form.component.CheckBox" xml:id="control1" form:id="control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 form:id="control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 form:id="control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 form:id="control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 form:id="control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 form:id="control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 form:id="control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 form:id="control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 form:id="control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 form:id="control1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 form:id="control1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 form:id="control1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 form:id="control1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4" form:id="control1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5" form:id="control1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6" form:id="control1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7" form:id="control1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8" form:id="control1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9" form:id="control1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0" form:id="control2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1" form:id="control2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2" form:id="control2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3" form:id="control2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4" form:id="control2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5" form:id="control2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6" form:id="control2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7" form:id="control2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8" form:id="control2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9" form:id="control2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0" form:id="control3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1" form:id="control3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2" form:id="control3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3" form:id="control3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4" form:id="control3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5" form:id="control3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6" form:id="control3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7" form:id="control3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8" form:id="control3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9" form:id="control3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0" form:id="control4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1" form:id="control4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2" form:id="control4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3" form:id="control4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4" form:id="control4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5" form:id="control4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6" form:id="control4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7" form:id="control4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8" form:id="control4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9" form:id="control4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0" form:id="control5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1" form:id="control5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2" form:id="control5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3" form:id="control5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4" form:id="control5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5" form:id="control5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6" form:id="control5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7" form:id="control5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8" form:id="control5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9" form:id="control5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0" form:id="control6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1" form:id="control6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2" form:id="control6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3" form:id="control6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4" form:id="control6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5" form:id="control6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6" form:id="control6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7" form:id="control6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8" form:id="control6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9" form:id="control6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0" form:id="control7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1" form:id="control7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2" form:id="control7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3" form:id="control7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4" form:id="control7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5" form:id="control7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3" form:control-implementation="ooo:com.sun.star.form.component.CheckBox" xml:id="control76" form:id="control7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7" form:id="control7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8" form:id="control7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9" form:id="control7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0" form:id="control8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1" form:id="control8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2" form:id="control8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3" form:id="control8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4" form:id="control8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5" form:id="control8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6" form:id="control8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7" form:id="control8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8" form:id="control8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9" form:id="control8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0" form:id="control9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1" form:id="control9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2" form:id="control9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3" form:id="control9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4" form:id="control9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5" form:id="control9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6" form:id="control9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7" form:id="control9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8" form:id="control9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9" form:id="control9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0" form:id="control10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1" form:id="control10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2" form:id="control10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3" form:id="control10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4" form:id="control10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5" form:id="control10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6" form:id="control10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7" form:id="control10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8" form:id="control10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9" form:id="control10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0" form:id="control11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1" form:id="control11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4" form:control-implementation="ooo:com.sun.star.form.component.CheckBox" xml:id="control112" form:id="control11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3" form:id="control11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4" form:id="control11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5" form:id="control11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6" form:id="control11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7" form:id="control11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8" form:id="control11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9" form:id="control11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0" form:id="control12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1" form:id="control12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2" form:id="control12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3" form:id="control12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4" form:id="control12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5" form:id="control12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6" form:id="control12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7" form:id="control12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8" form:id="control12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9" form:id="control12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0" form:id="control13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1" form:id="control13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2" form:id="control13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3" form:id="control13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4" form:id="control13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5" form:id="control13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6" form:id="control13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7" form:id="control13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8" form:id="control13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9" form:id="control13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40" form:id="control14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 form:control-implementation="ooo:com.sun.star.form.component.CheckBox" xml:id="control141" form:id="control14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142" form:id="control14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143" form:id="control14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44" form:id="control14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Annexe 17</text:p>
      <text:p text:style-name="P114"/>
      <text:p text:style-name="P36"><draw:frame draw:style-name="fr1" draw:name="Image 1" text:anchor-type="as-char" svg:width="7.056cm" svg:height="3.493cm" draw:z-index="0"><draw:image xlink:href="Pictures/10000000000000C8000000630426814EB530A0E8.jpg" xlink:type="simple" xlink:show="embed" xlink:actuate="onLoad" loext:mime-type="image/jpeg"/></draw:frame></text:p>
      <text:p text:style-name="P37"/>
      <text:p text:style-name="P117"/>
      <text:p text:style-name="P118"><text:span text:style-name="T60">RELEVÉ</text:span> DES <text:span text:style-name="T60">PIÈCES</text:span> MANQUANTES</text:p>
      <text:p text:style-name="P117"/>
      <text:list xml:id="list373968686" text:style-name="WWNum1">
        <text:list-header>
          <text:p text:style-name="P121"/>
          <text:p text:style-name="P121"><text:span text:style-name="T23">Permis d’urbanisme </text:span><text:span text:style-name="T22">– permis d’urbanisme de constructions groupées – permis d’urbanisation – modification d’un permis d’urbanisation</text:span><text:span text:style-name="T8"> – </text:span><text:span text:style-name="T9">C</text:span><text:span text:style-name="T8">ertificat d’urbanisme n°2.</text:span></text:p>
          <text:p text:style-name="P122"/>
        </text:list-header>
      </text:list>
      <text:p text:style-name="P8">Nom, prénom du ou des demandeurs :</text:p>
      <text:p text:style-name="P9"/>
      <text:p text:style-name="P4"><text:text-input text:description="Demandeurs">self.getApplicantsSignaletic()</text:text-input></text:p>
      <text:p text:style-name="P5"/>
      <text:p text:style-name="P8">Nom, prénom de l’auteur de projet :</text:p>
      <text:p text:style-name="P9"/>
      <text:p text:style-name="P10"><text:text-input text:description="Situation des travaux">self.getArchitectsSignaletic(withaddress=True)</text:text-input></text:p>
      <text:p text:style-name="P9"/>
      <text:p text:style-name="P8">Objet de la demande :</text:p>
      <text:p text:style-name="P9"/>
      <text:p text:style-name="P4"><text:text-input text:description="Objet des travaux">licence_helper.licenceSubject</text:text-input></text:p>
      <text:p text:style-name="P9"/>
      <text:p text:style-name="P8">Adresse et références cadastrales du terrain concerné par le projet :</text:p>
      <text:p text:style-name="P9"/>
      <text:p text:style-name="P4"><text:text-input text:description="Situation des travaux">self.getWorkLocationSignaletic()</text:text-input></text:p>
      <text:p text:style-name="P5"/>
      <text:p text:style-name="P6"><text:text-input text:description="Parcelles">self.getPortionOutsText()</text:text-input></text:p>
      <text:p text:style-name="P9"/>
      <text:p text:style-name="P7">Référence du dossier :</text:p>
      <text:p text:style-name="P2"/>
      <text:p text:style-name="P1"><text:span text:style-name="T25"><text:text-input text:description="">self.getReference()</text:text-input></text:span><text:span text:style-name="T25"><text:s/>/ </text:span><text:span text:style-name="Police_20_par_20_défaut"><text:span text:style-name="T21"><text:text-input text:description="">self.getFoldermanagers()[0].getInitials()</text:text-input></text:span></text:span></text:p>
      <text:p text:style-name="P3"/>
      <text:p text:style-name="P33"><text:span text:style-name="Style_20_135_20_pt"><text:span text:style-name="T26"/></text:span></text:p>
      <text:p text:style-name="P33"><text:span text:style-name="Style_20_135_20_pt"><text:span text:style-name="T26">Les pièces suivantes sont manquantes :</text:span></text:span></text:p>
      <text:p text:style-name="P33"><text:span text:style-name="Style_20_135_20_pt"><text:span text:style-name="T27"/></text:span></text:p>
      <text:section text:style-name="Sect1" text:name="Section1">
        <text:p text:style-name="P38">ANNEXE IV.</text:p>
        <text:p text:style-name="P34"><text:span text:style-name="Style_20_135_20_pt"><text:span text:style-name="T28"/></text:span></text:p>
        <text:p text:style-name="P54"><text:bookmark text:name="__Fieldmark__7745_2094603822"/><text:span text:style-name="Style_20_135_20_pt"><text:span text:style-name="T48"><text:s/></text:span></text:span><text:span text:style-name="Style_20_135_20_pt"><text:span text:style-name="T48"><draw:control text:anchor-type="as-char" draw:z-index="1" draw:style-name="gr1" draw:text-style-name="P124" svg:width="0.447cm" svg:height="0.399cm" draw:control="control1"/></text:span></text:span><text:span text:style-name="Style_20_135_20_pt"><text:span text:style-name="T29"><text:tab/>un plan de situation du bien concerné dressé à l'échelle de 1/10. 000</text:span></text:span><text:span text:style-name="Style_20_135_20_pt"><text:span text:style-name="T11">e</text:span></text:span><text:span text:style-name="Style_20_135_20_pt"><text:span text:style-name="T29"> ou de 1/5.000</text:span></text:span><text:span text:style-name="Style_20_135_20_pt"><text:span text:style-name="T11">e</text:span></text:span><text:span text:style-name="Style_20_135_20_pt"><text:span text:style-name="T29">, qui figure dans un rayon de 500 mètres de celui-ci :</text:span></text:span></text:p>
        <text:p text:style-name="P58"><text:span text:style-name="Style_20_135_20_pt"><text:span text:style-name="T48"><draw:control text:anchor-type="as-char" draw:z-index="2" draw:style-name="gr1" draw:text-style-name="P124" svg:width="0.447cm" svg:height="0.399cm" draw:control="control2"/></text:span></text:span><text:span text:style-name="Style_20_135_20_pt"><text:span text:style-name="T29"><text:tab/>l’orientation ;</text:span></text:span></text:p>
        <text:p text:style-name="P58"><text:span text:style-name="Style_20_135_20_pt"><text:span text:style-name="T48"><draw:control text:anchor-type="as-char" draw:z-index="3" draw:style-name="gr1" draw:text-style-name="P124" svg:width="0.447cm" svg:height="0.399cm" draw:control="control3"/></text:span></text:span><text:span text:style-name="Style_20_135_20_pt"><text:span text:style-name="T29"><text:tab/>la localisation du bien concerné par le projet par rapport au noyau central de la localité;</text:span></text:span></text:p>
        <text:p text:style-name="P58"><text:span text:style-name="Style_20_135_20_pt"><text:span text:style-name="T48"><draw:control text:anchor-type="as-char" draw:z-index="4" draw:style-name="gr1" draw:text-style-name="P124" svg:width="0.447cm" svg:height="0.399cm" draw:control="control4"/></text:span></text:span><text:span text:style-name="Style_20_135_20_pt"><text:span text:style-name="T29"><text:tab/>les voies de desserte et leur dénomination ;</text:span></text:span></text:p>
        <text:p text:style-name="P39"/>
        <text:p text:style-name="P49"><text:span text:style-name="T30"><text:s/></text:span><text:span text:style-name="Style_20_135_20_pt"><text:span text:style-name="T50"><draw:control text:anchor-type="as-char" draw:z-index="5" draw:style-name="gr1" draw:text-style-name="P124" svg:width="0.447cm" svg:height="0.399cm" draw:control="control5"/></text:span></text:span><text:span text:style-name="T30"><text:tab/></text:span><text:span text:style-name="Style_20_135_20_pt"><text:span text:style-name="T29">un plan qui figure </text:span></text:span><text:span text:style-name="T30">le contexte urbanistique et paysager établi à l'échelle de 1/1.000</text:span><text:span text:style-name="T12">e</text:span><text:span text:style-name="T30"> ou de 1/500</text:span><text:span text:style-name="T12">e</text:span><text:span text:style-name="T30"> et qui figure :</text:span></text:p>
        <text:p text:style-name="P55"><text:span text:style-name="Style_20_135_20_pt"><text:span text:style-name="T49"><draw:control text:anchor-type="as-char" draw:z-index="6" draw:style-name="gr1" draw:text-style-name="P124" svg:width="0.447cm" svg:height="0.399cm" draw:control="control6"/></text:span></text:span><text:span text:style-name="T54"><text:tab/>l'orientation ;</text:span></text:p>
        <text:p text:style-name="P55"><text:soft-page-break/><text:span text:style-name="Style_20_135_20_pt"><text:span text:style-name="T49"><draw:control text:anchor-type="as-char" draw:z-index="7" draw:style-name="gr1" draw:text-style-name="P124" svg:width="0.447cm" svg:height="0.399cm" draw:control="control7"/></text:span></text:span><text:span text:style-name="T54"><text:tab/>la voirie de desserte cotée avec indication de son statut juridique ;</text:span></text:p>
        <text:p text:style-name="P55"><text:span text:style-name="Style_20_135_20_pt"><text:span text:style-name="T49"><draw:control text:anchor-type="as-char" draw:z-index="8" draw:style-name="gr1" draw:text-style-name="P124" svg:width="0.447cm" svg:height="0.399cm" draw:control="control8"/></text:span></text:span><text:span text:style-name="T54"><text:tab/>l'implantation, le gabarit, la nature ou l'affectation des constructions existantes sur le bien concerné et dans un rayon de 50 mètres de celui-ci ;</text:span></text:p>
        <text:p text:style-name="P56"><text:span text:style-name="Style_20_135_20_pt"><text:span text:style-name="T50"><draw:control text:anchor-type="as-char" draw:z-index="9" draw:style-name="gr1" draw:text-style-name="P124" svg:width="0.447cm" svg:height="0.399cm" draw:control="control9"/></text:span></text:span><text:span text:style-name="T30"><text:tab/></text:span><text:span text:style-name="Style_20_135_20_pt"><text:span text:style-name="T29">lorsque le projet implique l'application des articles D.IV.5 à D.IV.13 du CoDT, </text:span></text:span><text:span text:style-name="T30">les principales caractéristiques du paysage telles que les éléments marquants du relief, les courbes de niveaux, la végétation, en ce compris l’existence d’arbres ou de haies remarquables au sens de l’article D.IV.4, 12° du CoDT, la présence d'un cours d'eau ou tout autre élément marquant sur le bien concerné et dans un rayon de 100 mètres de celui-ci ;</text:span></text:p>
        <text:p text:style-name="P55"><text:span text:style-name="Style_20_135_20_pt"><text:span text:style-name="T49"><draw:control text:anchor-type="as-char" draw:z-index="10" draw:style-name="gr1" draw:text-style-name="P124" svg:width="0.447cm" svg:height="0.399cm" draw:control="control10"/></text:span></text:span><text:span text:style-name="T54"><text:tab/>l'indication numérotée des prises de vues du reportage photographique visé ci-dessous;</text:span></text:p>
        <text:p text:style-name="P57"/>
        <text:p text:style-name="P50"><text:span text:style-name="Style_20_135_20_pt"><text:span text:style-name="T49"><text:s/></text:span></text:span><text:span text:style-name="Style_20_135_20_pt"><text:span text:style-name="T49"><draw:control text:anchor-type="as-char" draw:z-index="11" draw:style-name="gr1" draw:text-style-name="P124" svg:width="0.447cm" svg:height="0.399cm" draw:control="control11"/></text:span></text:span><text:span text:style-name="T54"><text:tab/>un reportage photographique en couleurs qui permet la prise en compte du contexte urbanistique et paysager dans lequel s'insère le projet et qui contient au minimum :</text:span></text:p>
        <text:p text:style-name="P65"><text:span text:style-name="Style_20_135_20_pt"><text:span text:style-name="T49"><draw:control text:anchor-type="as-char" draw:z-index="12" draw:style-name="gr1" draw:text-style-name="P124" svg:width="0.447cm" svg:height="0.399cm" draw:control="control12"/></text:span></text:span><text:span text:style-name="T54"><text:tab/>deux prises de vues, l'une à front de voirie, montrant la parcelle et les immeubles la jouxtant, l'autre montrant la ou les parcelles en vis-à-vis de l'autre côté de la voirie ;</text:span></text:p>
        <text:p text:style-name="P65"><text:span text:style-name="Style_20_135_20_pt"><text:span text:style-name="T49"><draw:control text:anchor-type="as-char" draw:z-index="13" draw:style-name="gr1" draw:text-style-name="P124" svg:width="0.447cm" svg:height="0.399cm" draw:control="control13"/></text:span></text:span><text:span text:style-name="T54"><text:s/><text:tab/>au moins trois prises de vues différentes afin de visualiser les limites du bien concerné, les constructions voisines et l’environnement général ;</text:span></text:p>
        <text:p text:style-name="P66"><text:span text:style-name="Style_20_135_20_pt"><text:span text:style-name="T50"><draw:control text:anchor-type="as-char" draw:z-index="14" draw:style-name="gr1" draw:text-style-name="P124" svg:width="0.447cm" svg:height="0.399cm" draw:control="control14"/></text:span></text:span><text:span text:style-name="T30"><text:tab/></text:span><text:span text:style-name="Style_20_135_20_pt"><text:span text:style-name="T29">lorsqu'il s'agit d'une nouvelle construction ou lorsque le projet implique l'application des articles D.IV.5 à D.IV.13 du CoDT ou lorsque le projet est situé dans un périmètre d'intérêt paysager, </text:span></text:span><text:span text:style-name="T30">au moins trois prises de vue différentes éloignées qui permettent de visualiser le contexte paysager d'ensemble dans lequel s'insère le projet, avec indication sur la photographie du lieu d'implantation du projet ;</text:span></text:p>
        <text:p text:style-name="P69"/>
        <text:p text:style-name="P67"><text:span text:style-name="T30"><text:s/></text:span><text:span text:style-name="Style_20_135_20_pt"><text:span text:style-name="T50"><draw:control text:anchor-type="as-char" draw:z-index="15" draw:style-name="gr1" draw:text-style-name="P124" svg:width="0.447cm" svg:height="0.399cm" draw:control="control15"/></text:span></text:span><text:span text:style-name="T30"><text:tab/></text:span><text:span text:style-name="Style_20_135_20_pt"><text:span text:style-name="T29">le cas échéant, une note de calcul justifiant le respect du critère de salubrité visé à l'article 3. 5° du Code wallon du logement et de l'habitat durable et portant sur l'éclairage naturel </text:span></text:span></text:p>
        <text:p text:style-name="P12"><text:span text:style-name="Style_20_135_20_pt"><text:span text:style-name="T29"/></text:span></text:p>
        <text:p text:style-name="P54"><text:span text:style-name="Style_20_135_20_pt"><text:span text:style-name="T48"><text:s/></text:span></text:span><text:span text:style-name="Style_20_135_20_pt"><text:span text:style-name="T48"><draw:control text:anchor-type="as-char" draw:z-index="16" draw:style-name="gr1" draw:text-style-name="P124" svg:width="0.447cm" svg:height="0.399cm" draw:control="control16"/></text:span></text:span><text:span text:style-name="Style_20_135_20_pt_20_Italique"><text:span text:style-name="T29"><text:tab/></text:span></text:span><text:span text:style-name="Style_20_135_20_pt_20_Italique"><text:span text:style-name="T36">un plan d’implantation représentant</text:span></text:span><text:span text:style-name="Style_20_135_20_pt_20_Italique"><text:span text:style-name="T29"> </text:span></text:span><text:span text:style-name="Style_20_135_20_pt"><text:span text:style-name="T29">l'occupation de la parcelle, dressé à l'échelle de 1/500e ,de 1/250e ou de 1/200e et qui figure :</text:span></text:span></text:p>
        <text:p text:style-name="P97"><text:span text:style-name="Style_20_135_20_pt"><text:span text:style-name="T29"><text:s/></text:span></text:span><text:span text:style-name="Style_20_135_20_pt"><text:span text:style-name="T48"><draw:control text:anchor-type="as-char" draw:z-index="17" draw:style-name="gr1" draw:text-style-name="P124" svg:width="0.447cm" svg:height="0.399cm" draw:control="control17"/></text:span></text:span><text:span text:style-name="Style_20_135_20_pt"><text:span text:style-name="T29"><text:tab/>les limites cotées de la parcelle concernée et les courbes de niveau ;</text:span></text:span></text:p>
        <text:p text:style-name="P112"><text:span text:style-name="Style_20_135_20_pt"><text:span text:style-name="T29"/></text:span></text:p>
        <text:p text:style-name="P64"><text:span text:style-name="Style_20_135_20_pt"><text:span text:style-name="T29"><text:s/></text:span></text:span><text:span text:style-name="Style_20_135_20_pt"><text:span text:style-name="T48"><draw:control text:anchor-type="as-char" draw:z-index="18" draw:style-name="gr1" draw:text-style-name="P124" svg:width="0.447cm" svg:height="0.399cm" draw:control="control18"/></text:span></text:span><text:span text:style-name="Style_20_135_20_pt"><text:span text:style-name="T29"><text:tab/></text:span></text:span><text:span text:style-name="Style_20_135_20_pt"><text:span text:style-name="T14">lorsqu’elle porte sur la construction groupée d’habitations à diviser ultérieurement en lots sans que le permis d’urbanisation soit requis au préalable, les limites des lots </text:span></text:span><text:span text:style-name="Style_20_135_20_pt"><text:span text:style-name="T29">;</text:span></text:span></text:p>
        <text:p text:style-name="P58"><text:span text:style-name="Style_20_135_20_pt"><text:span text:style-name="T48"><draw:control text:anchor-type="as-char" draw:z-index="19" draw:style-name="gr1" draw:text-style-name="P124" svg:width="0.447cm" svg:height="0.399cm" draw:control="control19"/></text:span></text:span><text:span text:style-name="Style_20_135_20_pt"><text:span text:style-name="T29"><text:tab/>au moins deux coupes significatives longitudinale et transversale cotées du relief ainsi que, le cas échéant, les modifications projetées et cotées qui s'y rapportent ;</text:span></text:span></text:p>
        <text:p text:style-name="P58"><text:span text:style-name="Style_20_135_20_pt"><text:span text:style-name="T48"><draw:control text:anchor-type="as-char" draw:z-index="20" draw:style-name="gr1" draw:text-style-name="P124" svg:width="0.447cm" svg:height="0.399cm" draw:control="control20"/></text:span></text:span><text:span text:style-name="Style_20_135_20_pt"><text:span text:style-name="T29"><text:tab/>si le projet implique une modification sensible du relief du sol, l'indication cotée du relief existant de cinq mètres en cinq mètres sur le plan d'implantation avec la mention de l'affectation actuelle du terrain, ainsi que les coupes indiquant la surface de nivellement du terrain ;</text:span></text:span></text:p>
        <text:p text:style-name="P58"><text:span text:style-name="Style_20_135_20_pt"><text:span text:style-name="T48"><draw:control text:anchor-type="as-char" draw:z-index="21" draw:style-name="gr1" draw:text-style-name="P124" svg:width="0.447cm" svg:height="0.399cm" draw:control="control21"/></text:span></text:span><text:span text:style-name="Style_20_135_20_pt"><text:span text:style-name="T29"><text:tab/>le cas échéant, l'implantation et le gabarit cotés des constructions existantes sur la parcelle, à maintenir ou à démolir ;</text:span></text:span></text:p>
        <text:p text:style-name="P98"><text:span text:style-name="Style_20_135_20_pt"><text:span text:style-name="T48"><draw:control text:anchor-type="as-char" draw:z-index="22" draw:style-name="gr1" draw:text-style-name="P124" svg:width="0.447cm" svg:height="0.399cm" draw:control="control22"/></text:span></text:span><text:span text:style-name="Style_20_135_20_pt"><text:span text:style-name="T29"><text:tab/>l'implantation et le gabarit cotés des constructions projetées ;</text:span></text:span></text:p>
        <text:p text:style-name="P97"><text:span text:style-name="Style_20_135_20_pt"><text:span text:style-name="T48"><draw:control text:anchor-type="as-char" draw:z-index="23" draw:style-name="gr1" draw:text-style-name="P124" svg:width="0.447cm" svg:height="0.399cm" draw:control="control23"/></text:span></text:span><text:span text:style-name="Style_20_135_20_pt"><text:span text:style-name="T29"><text:tab/>les servitudes du fait de l'homme sur le terrain ;</text:span></text:span></text:p>
        <text:p text:style-name="P58"><text:span text:style-name="Style_20_135_20_pt"><text:span text:style-name="T48"><draw:control text:anchor-type="as-char" draw:z-index="24" draw:style-name="gr1" draw:text-style-name="P124" svg:width="0.447cm" svg:height="0.399cm" draw:control="control24"/></text:span></text:span><text:span text:style-name="Style_20_135_20_pt"><text:span text:style-name="T29"><text:tab/>le cas échéant, le tracé des infrastructures de transport de fluide et d’énergie qui traversent le ou les biens concernés ;</text:span></text:span></text:p>
        <text:p text:style-name="P58"><text:span text:style-name="Style_20_135_20_pt"><text:span text:style-name="T29"><text:s/></text:span></text:span><text:span text:style-name="Style_20_135_20_pt"><text:span text:style-name="T48"><draw:control text:anchor-type="as-char" draw:z-index="25" draw:style-name="gr1" draw:text-style-name="P124" svg:width="0.447cm" svg:height="0.399cm" draw:control="control25"/></text:span></text:span><text:span text:style-name="Style_20_135_20_pt"><text:span text:style-name="T29"><text:tab/>l'aménagement maintenu ou projeté du solde de la parcelle concernée, en ce compris les zones de recul, les clôtures de celle-ci, les aires de stationnement pour les véhicules, les matériaux projetés ainsi que l'emplacement, la végétation existante qui comprend les arbres à haute tige, les haies à maintenir ou à abattre, </text:span></text:span><text:soft-page-break/><text:span text:style-name="Style_20_135_20_pt"><text:span text:style-name="T29">ainsi que les arbres remarquables et les plantations projetées ;</text:span></text:span></text:p>
        <text:p text:style-name="P58"><text:span text:style-name="Style_20_135_20_pt"><text:span text:style-name="T48"><draw:control text:anchor-type="as-char" draw:z-index="26" draw:style-name="gr1" draw:text-style-name="P124" svg:width="0.447cm" svg:height="0.399cm" draw:control="control26"/></text:span></text:span><text:span text:style-name="Style_20_135_20_pt"><text:span text:style-name="T29"><text:tab/>le niveau d’implantation du projet par rapport à un repère fixe du domaine public ;</text:span></text:span></text:p>
        <text:p text:style-name="P58"><text:span text:style-name="Style_20_135_20_pt"><text:span text:style-name="T48"><draw:control text:anchor-type="as-char" draw:z-index="27" draw:style-name="gr1" draw:text-style-name="P124" svg:width="0.447cm" svg:height="0.399cm" draw:control="control27"/></text:span></text:span><text:span text:style-name="Style_20_135_20_pt"><text:span text:style-name="T29"><text:tab/>les aménagements et équipements de la voirie, ainsi que, le cas échéant, les modifications projetées et cotées qui s'y rapportent ; </text:span></text:span></text:p>
        <text:p text:style-name="P58"><text:span text:style-name="Style_20_135_20_pt"><text:span text:style-name="T48"><draw:control text:anchor-type="as-char" draw:z-index="28" draw:style-name="gr1" draw:text-style-name="P124" svg:width="0.447cm" svg:height="0.399cm" draw:control="control28"/></text:span></text:span><text:span text:style-name="Style_20_135_20_pt"><text:span text:style-name="T29"><text:tab/>le réseau de principe du système d’évacuation des eaux ;</text:span></text:span></text:p>
        <text:p text:style-name="P58"><text:span text:style-name="Style_20_135_20_pt"><text:span text:style-name="T48"><draw:control text:anchor-type="as-char" draw:z-index="29" draw:style-name="gr1" draw:text-style-name="P124" svg:width="0.447cm" svg:height="0.399cm" draw:control="control29"/></text:span></text:span><text:span text:style-name="Style_20_135_20_pt"><text:span text:style-name="T29"><text:tab/>en cas d’épuration individuelle avec dispersion des eaux dans le terrain, une étude hydrologique.</text:span></text:span></text:p>
        <text:p text:style-name="P12"><text:span text:style-name="Style_20_135_20_pt"><text:span text:style-name="T29"/></text:span></text:p>
        <text:p text:style-name="P102"><text:span text:style-name="Style_20_135_20_pt"><text:span text:style-name="T48"><text:s/></text:span></text:span><text:span text:style-name="Style_20_135_20_pt"><text:span text:style-name="T48"><draw:control text:anchor-type="as-char" draw:z-index="30" draw:style-name="gr1" draw:text-style-name="P124" svg:width="0.447cm" svg:height="0.399cm" draw:control="control30"/></text:span></text:span><text:span text:style-name="Style_20_135_20_pt"><text:span text:style-name="T29"><text:tab/>la visualisation du projet reprenant les constructions à maintenir, à démolir ou à construire, dressée à l'échelle de 1/100</text:span></text:span><text:span text:style-name="Style_20_135_20_pt"><text:span text:style-name="T11">e</text:span></text:span><text:span text:style-name="Style_20_135_20_pt"><text:span text:style-name="T29"> ou 1/50</text:span></text:span><text:span text:style-name="Style_20_135_20_pt"><text:span text:style-name="T11">e</text:span></text:span><text:span text:style-name="Style_20_135_20_pt"><text:span text:style-name="T29">, qui figure :</text:span></text:span></text:p>
        <text:p text:style-name="P58"><text:span text:style-name="Style_20_135_20_pt"><text:span text:style-name="T48"><draw:control text:anchor-type="as-char" draw:z-index="31" draw:style-name="gr1" draw:text-style-name="P124" svg:width="0.447cm" svg:height="0.399cm" draw:control="control31"/></text:span></text:span><text:span text:style-name="Style_20_135_20_pt"><text:span text:style-name="T29"><text:tab/>la vue en plan de chaque niveau ainsi que l'affectation actuelle et future des locaux ;</text:span></text:span></text:p>
        <text:p text:style-name="P98"><text:span text:style-name="Style_20_135_20_pt"><text:span text:style-name="T48"><draw:control text:anchor-type="as-char" draw:z-index="32" draw:style-name="gr1" draw:text-style-name="P124" svg:width="0.447cm" svg:height="0.399cm" draw:control="control32"/></text:span></text:span><text:span text:style-name="Style_20_135_20_pt"><text:span text:style-name="T29"><text:tab/>les élévations ; </text:span></text:span></text:p>
        <text:p text:style-name="P58"><text:span text:style-name="Style_20_135_20_pt"><text:span text:style-name="T48"><draw:control text:anchor-type="as-char" draw:z-index="33" draw:style-name="gr1" draw:text-style-name="P124" svg:width="0.447cm" svg:height="0.399cm" draw:control="control33"/></text:span></text:span><text:span text:style-name="Style_20_135_20_pt"><text:span text:style-name="T29"><text:tab/>la légende des matériaux de parement des élévations et de couverture des toitures ainsi que leurs tonalités ;</text:span></text:span></text:p>
        <text:p text:style-name="P58"><text:span text:style-name="Style_20_135_20_pt"><text:span text:style-name="T48"><draw:control text:anchor-type="as-char" draw:z-index="34" draw:style-name="gr1" draw:text-style-name="P124" svg:width="0.447cm" svg:height="0.399cm" draw:control="control34"/></text:span></text:span><text:span text:style-name="Style_20_135_20_pt"><text:span text:style-name="T29"><text:s/><text:tab/>les coupes transversales et longitudinales cotées qui comportent le niveau d'implantation du rez-de-chaussée, les niveaux du relief du sol existant et projeté et le profil des constructions contiguës ;</text:span></text:span></text:p>
        <text:p text:style-name="P60"><text:span text:style-name="Style_20_135_20_pt"><text:span text:style-name="T29"/></text:span></text:p>
        <text:p text:style-name="P102"><text:span text:style-name="Style_20_135_20_pt"><text:span text:style-name="T48"><text:s/></text:span></text:span><text:span text:style-name="Style_20_135_20_pt"><text:span text:style-name="T48"><draw:control text:anchor-type="as-char" draw:z-index="35" draw:style-name="gr1" draw:text-style-name="P124" svg:width="0.447cm" svg:height="0.399cm" draw:control="control35"/></text:span></text:span><text:span text:style-name="Style_20_135_20_pt"><text:span text:style-name="T29"><text:tab/>le cas échéant, </text:span></text:span><text:span text:style-name="T29">les mesures techniques actives et passives prévues par l’architecte pour prévenir ou minimiser les risques au regard des zones à risques définies par l’Agence fédérale de Contrôle nucléaire et en relation avec le plan d’action régionale en matière de lutte contre le radon ; </text:span></text:p>
        <text:p text:style-name="P75"/>
        <text:p text:style-name="P74"><text:span text:style-name="Style_20_135_20_pt"><text:span text:style-name="T48"><text:s/></text:span></text:span><text:span text:style-name="Style_20_135_20_pt"><text:span text:style-name="T48"><draw:control text:anchor-type="as-char" draw:z-index="36" draw:style-name="gr1" draw:text-style-name="P124" svg:width="0.447cm" svg:height="0.399cm" draw:control="control36"/></text:span></text:span><text:span text:style-name="Style_20_135_20_pt"><text:span text:style-name="T29"><text:tab/></text:span></text:span><text:span text:style-name="T30">le cas échéant, le dossier technique du projet de voirie, qui comprend : </text:span></text:p>
        <text:p text:style-name="P75"><text:s/></text:p>
        <text:p text:style-name="P61"><text:span text:style-name="Style_20_135_20_pt"><text:span text:style-name="T47"><draw:control text:anchor-type="as-char" draw:z-index="37" draw:style-name="gr1" draw:text-style-name="P124" svg:width="0.447cm" svg:height="0.399cm" draw:control="control37"/></text:span></text:span><text:span text:style-name="T24">une vue en plan et des profils en long établis à l’échelle de 1/200</text:span><text:span text:style-name="T10">e</text:span><text:span text:style-name="T24"> ou 1/1000</text:span><text:span text:style-name="T10">e</text:span><text:span text:style-name="T24">;</text:span></text:p>
        <text:p text:style-name="P62"/>
        <text:p text:style-name="P99"><text:span text:style-name="Style_20_135_20_pt"><text:span text:style-name="T47"><draw:control text:anchor-type="as-char" draw:z-index="38" draw:style-name="gr1" draw:text-style-name="P124" svg:width="0.447cm" svg:height="0.399cm" draw:control="control38"/></text:span></text:span><text:span text:style-name="T24">des profils en travers établis à l’échelle de 1/100</text:span><text:span text:style-name="T10">e </text:span><text:span text:style-name="T24">ou 1/50</text:span><text:span text:style-name="T10">e </text:span><text:span text:style-name="T24">;</text:span></text:p>
        <text:p text:style-name="P101"/>
        <text:p text:style-name="P100"><text:span text:style-name="Style_20_135_20_pt"><text:span text:style-name="T13"><draw:control text:anchor-type="as-char" draw:z-index="39" draw:style-name="gr1" draw:text-style-name="P124" svg:width="0.447cm" svg:height="0.399cm" draw:control="control39"/></text:span></text:span><text:span text:style-name="Style_20_135_20_pt"><text:span text:style-name="T29">une coupe-type avec les matériaux projetés.</text:span></text:span></text:p>
        <text:p text:style-name="P40"/>
        <text:p text:style-name="P34"><text:span text:style-name="Style_20_135_20_pt"><text:span text:style-name="T37">La coupe-type peut être fixée en fonction d’un cahier des charges imposé par l’autorité compétente.</text:span></text:span></text:p>
        <text:p text:style-name="P44"><office:annotation><dc:creator>Auteur inconnu</dc:creator><dc:date>2017-05-23T12:07:59</dc:date><text:p text:style-name="P123"><text:span text:style-name="T61">do </text:span><text:span text:style-name="T62">section </text:span><text:span text:style-name="T61">if 'Annexe IV' in licence_view.context.form_composition</text:span></text:p></office:annotation></text:p>
      </text:section>
      <text:p text:style-name="P45"/>
      <text:section text:style-name="Sect1" text:name="Section2">
        <text:p text:style-name="P38">ANNEXE V.</text:p>
        <text:p text:style-name="P31"/>
        <text:p text:style-name="P67"><text:bookmark text:name="Unknown"/><text:span text:style-name="T29"><text:s/></text:span><text:span text:style-name="Style_20_135_20_pt"><text:span text:style-name="T48"><draw:control text:anchor-type="as-char" draw:z-index="40" draw:style-name="gr1" draw:text-style-name="P124" svg:width="0.447cm" svg:height="0.399cm" draw:control="control40"/></text:span></text:span><text:span text:style-name="Style_20_135_20_pt"><text:span text:style-name="T29"><text:tab/></text:span></text:span><text:span text:style-name="T29">un plan qui figure le contexte urbanistique et paysager établi à l'échelle de 1/1.000</text:span><text:span text:style-name="T11">e</text:span><text:span text:style-name="T29"> ou de 1/500</text:span><text:span text:style-name="T11">e</text:span><text:span text:style-name="T29"> et qui figure :</text:span></text:p>
        <text:p text:style-name="P70"/>
        <text:p text:style-name="P76"><text:span text:style-name="Style_20_135_20_pt"><text:span text:style-name="T48"><draw:control text:anchor-type="as-char" draw:z-index="41" draw:style-name="gr1" draw:text-style-name="P124" svg:width="0.447cm" svg:height="0.399cm" draw:control="control41"/></text:span></text:span><text:span text:style-name="Style_20_135_20_pt"><text:span text:style-name="T29"><text:tab/></text:span></text:span><text:span text:style-name="T29">l'orientation ;</text:span></text:p>
        <text:p text:style-name="P78"><text:span text:style-name="Style_20_135_20_pt"><text:span text:style-name="T48"><draw:control text:anchor-type="as-char" draw:z-index="42" draw:style-name="gr1" draw:text-style-name="P124" svg:width="0.447cm" svg:height="0.399cm" draw:control="control42"/></text:span></text:span><text:span text:style-name="Style_20_135_20_pt"><text:span text:style-name="T29"><text:tab/></text:span></text:span><text:span text:style-name="T29">les voies de desserte avec indication de leur statut juridique et de leur dénomination ;</text:span></text:p>
        <text:p text:style-name="P76"><text:bookmark text:name="Unknown1"/><text:span text:style-name="Style_20_135_20_pt"><text:span text:style-name="T48"><draw:control text:anchor-type="as-char" draw:z-index="43" draw:style-name="gr1" draw:text-style-name="P124" svg:width="0.447cm" svg:height="0.399cm" draw:control="control43"/></text:span></text:span><text:span text:style-name="Style_20_135_20_pt"><text:span text:style-name="T29"><text:tab/></text:span></text:span><text:span text:style-name="T29">dans un rayon de cinquante mètres de celui-ci, l'implantation, la nature ou </text:span><text:span text:style-name="Style_20_135_20_pt"><text:span text:style-name="T48"><draw:control text:anchor-type="as-char" draw:z-index="44" draw:style-name="gr1" draw:text-style-name="P124" svg:width="0.447cm" svg:height="0.399cm" draw:control="control44"/></text:span></text:span><text:span text:style-name="Style_20_135_20_pt"><text:span text:style-name="T29"><text:tab/></text:span></text:span><text:span text:style-name="T29">l'affectation des constructions existantes sur le bien concerné ;</text:span></text:p>
        <text:p text:style-name="P76"><text:bookmark text:name="Unknown2"/><text:span text:style-name="Style_20_135_20_pt"><text:span text:style-name="T48"><draw:control text:anchor-type="as-char" draw:z-index="45" draw:style-name="gr1" draw:text-style-name="P124" svg:width="0.447cm" svg:height="0.399cm" draw:control="control45"/></text:span></text:span><text:span text:style-name="Style_20_135_20_pt"><text:span text:style-name="T29"><text:tab/></text:span></text:span><text:span text:style-name="T29">l'indication numérotée des prises de vues du reportage photographique ;</text:span></text:p>
        <text:p text:style-name="P81"><text:bookmark text:name="Unknown3"/><text:span text:style-name="Style_20_135_20_pt"><text:span text:style-name="T48"><draw:control text:anchor-type="as-char" draw:z-index="46" draw:style-name="gr1" draw:text-style-name="P124" svg:width="0.447cm" svg:height="0.399cm" draw:control="control46"/></text:span></text:span><text:span text:style-name="Style_20_135_20_pt"><text:span text:style-name="T29"><text:tab/></text:span></text:span><text:span text:style-name="T29">l'indication des emplacements des aires de stationnement pour véhicules dans un rayon de cent mètres de chacune des limites de la parcelle concernée ;</text:span></text:p>
        <text:p text:style-name="P71"/>
        <text:p text:style-name="P67"><text:bookmark text:name="Unknown4"/><text:span text:style-name="Style_20_135_20_pt"><text:span text:style-name="T48"><text:s/></text:span></text:span><text:span text:style-name="Style_20_135_20_pt"><text:span text:style-name="T48"><draw:control text:anchor-type="as-char" draw:z-index="47" draw:style-name="gr1" draw:text-style-name="P124" svg:width="0.447cm" svg:height="0.399cm" draw:control="control47"/></text:span></text:span><text:span text:style-name="Style_20_135_20_pt"><text:span text:style-name="T29"><text:tab/></text:span></text:span><text:span text:style-name="T29">un reportage photographique en couleurs qui permet la prise en compte du contexte urbanistique et paysager dans lequel s'insère le projet et qui contient au minimum :</text:span></text:p>
        <text:p text:style-name="P70"/>
        <text:p text:style-name="P76"><text:bookmark text:name="Unknown5"/><text:soft-page-break/><text:span text:style-name="Style_20_135_20_pt"><text:span text:style-name="T48"><draw:control text:anchor-type="as-char" draw:z-index="48" draw:style-name="gr1" draw:text-style-name="P124" svg:width="0.447cm" svg:height="0.399cm" draw:control="control48"/></text:span></text:span><text:span text:style-name="Style_20_135_20_pt"><text:span text:style-name="T29"><text:tab/></text:span></text:span><text:span text:style-name="T29">deux prises de vues, l'une à front de voirie, montrant la parcelle et les immeubles la jouxtant, l'autre montrant la ou les parcelles en vis-à-vis de l'autre côté de la voirie ;</text:span></text:p>
        <text:p text:style-name="P76"><text:bookmark text:name="Unknown6"/><text:span text:style-name="Style_20_135_20_pt"><text:span text:style-name="T48"><draw:control text:anchor-type="as-char" draw:z-index="49" draw:style-name="gr1" draw:text-style-name="P124" svg:width="0.447cm" svg:height="0.399cm" draw:control="control49"/></text:span></text:span><text:span text:style-name="Style_20_135_20_pt"><text:span text:style-name="T29"><text:tab/></text:span></text:span><text:span text:style-name="T29">au moins trois prises de vues afin de visualiser les limites du bien concerné et les constructions voisines ;</text:span></text:p>
        <text:p text:style-name="P89"/>
        <text:p text:style-name="P67"><text:bookmark text:name="Unknown7"/><text:span text:style-name="T29"><text:s/></text:span><text:span text:style-name="Style_20_135_20_pt"><text:span text:style-name="T48"><draw:control text:anchor-type="as-char" draw:z-index="50" draw:style-name="gr1" draw:text-style-name="P124" svg:width="0.447cm" svg:height="0.399cm" draw:control="control50"/></text:span></text:span><text:span text:style-name="Style_20_135_20_pt"><text:span text:style-name="T29"><text:tab/></text:span></text:span><text:span text:style-name="T36">un plan représentant l'occupation de la parcelle et qui figure :</text:span></text:p>
        <text:p text:style-name="P91"/>
        <text:p text:style-name="P92"><text:bookmark text:name="Unknown8"/><text:span text:style-name="T29"><text:tab/></text:span><text:span text:style-name="Style_20_135_20_pt"><text:span text:style-name="T48"><draw:control text:anchor-type="as-char" draw:z-index="51" draw:style-name="gr1" draw:text-style-name="P124" svg:width="0.447cm" svg:height="0.399cm" draw:control="control51"/></text:span></text:span><text:span text:style-name="Style_20_135_20_pt"><text:span text:style-name="T29"><text:tab/>l</text:span></text:span><text:span text:style-name="T29">es limites de la parcelle concernée ;</text:span></text:p>
        <text:p text:style-name="P81"><text:bookmark text:name="Unknown9"/><text:span text:style-name="Style_20_135_20_pt"><text:span text:style-name="T48"><draw:control text:anchor-type="as-char" draw:z-index="52" draw:style-name="gr1" draw:text-style-name="P124" svg:width="0.447cm" svg:height="0.399cm" draw:control="control52"/></text:span></text:span><text:span text:style-name="Style_20_135_20_pt"><text:span text:style-name="T29"><text:tab/></text:span></text:span><text:span text:style-name="T29">le cas échéant, l'implantation des constructions existantes sur la parcelle ;</text:span></text:p>
        <text:p text:style-name="P81"><text:bookmark text:name="Unknown10"/><text:span text:style-name="Style_20_135_20_pt"><text:span text:style-name="T48"><draw:control text:anchor-type="as-char" draw:z-index="53" draw:style-name="gr1" draw:text-style-name="P124" svg:width="0.447cm" svg:height="0.399cm" draw:control="control53"/></text:span></text:span><text:span text:style-name="Style_20_135_20_pt"><text:span text:style-name="T29"><text:tab/></text:span></text:span><text:span text:style-name="T29">les servitudes du fait de l'homme sur le terrain ;</text:span></text:p>
        <text:p text:style-name="P81"><text:bookmark text:name="Unknown11"/><text:span text:style-name="Style_20_135_20_pt"><text:span text:style-name="T48"><draw:control text:anchor-type="as-char" draw:z-index="54" draw:style-name="gr1" draw:text-style-name="P124" svg:width="0.447cm" svg:height="0.399cm" draw:control="control54"/></text:span></text:span><text:span text:style-name="Style_20_135_20_pt"><text:span text:style-name="T29"><text:tab/></text:span></text:span><text:span text:style-name="T29">l'aménagement maintenu ou projeté du solde de la parcelle concernée, en ce compris les zones de recul, les clôtures de celle-ci, les aires de dépôt, les aires de stationnement pour les véhicules, l'emplacement, la végétation existante qui comprend les arbres à haute tige, les haies à maintenir ou à abattre, ainsi que les arbres remarquables, les plantations ;</text:span></text:p>
        <text:p text:style-name="P92"><text:bookmark text:name="Unknown12"/><text:span text:style-name="Style_20_135_20_pt"><text:span text:style-name="T48"><draw:control text:anchor-type="as-char" draw:z-index="55" draw:style-name="gr1" draw:text-style-name="P124" svg:width="0.447cm" svg:height="0.399cm" draw:control="control55"/></text:span></text:span><text:span text:style-name="Style_20_135_20_pt"><text:span text:style-name="T29"><text:tab/></text:span></text:span><text:span text:style-name="T29">l'aménagement des abords maintenus ou projetés du solde de la parcelle concernée.</text:span></text:p>
        <text:p text:style-name="P119"/>
        <text:p text:style-name="P67"><text:bookmark text:name="Unknown13"/><text:span text:style-name="T54"><text:s/></text:span><text:span text:style-name="Style_20_135_20_pt"><text:span text:style-name="T50"><draw:control text:anchor-type="as-char" draw:z-index="56" draw:style-name="gr1" draw:text-style-name="P124" svg:width="0.447cm" svg:height="0.399cm" draw:control="control56"/></text:span></text:span><text:span text:style-name="Style_20_135_20_pt"><text:span text:style-name="T30"><text:tab/></text:span></text:span><text:span text:style-name="T28">le cas échéant, une note de calcul justifiant le respect du critère de salubrité visé à l'article 3. 5° du Code wallon du logement et de l'habitat durable et portant sur l'éclairage naturel </text:span></text:p>
        <text:p text:style-name="P119"/>
        <text:p text:style-name="P68"><text:span text:style-name="T31"><text:s/></text:span><text:span text:style-name="Style_20_135_20_pt"><text:span text:style-name="T51"><draw:control text:anchor-type="as-char" draw:z-index="57" draw:style-name="gr1" draw:text-style-name="P124" svg:width="0.447cm" svg:height="0.399cm" draw:control="control57"/></text:span></text:span><text:span text:style-name="Style_20_135_20_pt"><text:span text:style-name="T51"><text:tab/></text:span></text:span><text:span text:style-name="T38">une vue en plan de chaque niveau ainsi que l'affectation actuelle et future des locaux ;</text:span></text:p>
        <text:p text:style-name="P32"><office:annotation><dc:creator>Auteur inconnu</dc:creator><dc:date>2017-05-23T12:12:47</dc:date><text:p text:style-name="P123"><text:span text:style-name="T61">do </text:span><text:span text:style-name="T62">section </text:span><text:span text:style-name="T61">if 'Annexe V ' in licence_view.context.form_composition</text:span></text:p></office:annotation><text:bookmark text:name="Unknown31"/><text:bookmark text:name="Unknown21"/></text:p>
      </text:section>
      <text:p text:style-name="P45"/>
      <text:section text:style-name="Sect1" text:name="Section3">
        <text:p text:style-name="P46">ANNEXE VI.</text:p>
        <text:p text:style-name="P44"/>
        <text:p text:style-name="P95"><text:span text:style-name="Style_20_135_20_pt"><text:span text:style-name="T53"><text:s/></text:span></text:span><text:span text:style-name="Style_20_135_20_pt"><text:span text:style-name="T53"><draw:control text:anchor-type="as-char" draw:z-index="58" draw:style-name="gr1" draw:text-style-name="P124" svg:width="0.447cm" svg:height="0.399cm" draw:control="control58"/></text:span></text:span><text:span text:style-name="Style_20_135_20_pt"><text:span text:style-name="T53"><text:tab/></text:span></text:span><text:span text:style-name="Style_20_135_20_pt"><text:span text:style-name="T29">un plan représentant le contexte urbanistique et paysager qui permet de situer le projet dans un rayon de 200 mètres du projet et qui figure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text:anchor-type="as-char" draw:z-index="59" draw:style-name="gr1" draw:text-style-name="P124" svg:width="0.447cm" svg:height="0.399cm" draw:control="control59"/></text:span></text:span><text:span text:style-name="Style_20_135_20_pt"><text:span text:style-name="T53"><text:tab/></text:span></text:span><text:span text:style-name="Style_20_135_20_pt"><text:span text:style-name="T29">l'orientation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text:anchor-type="as-char" draw:z-index="60" draw:style-name="gr1" draw:text-style-name="P124" svg:width="0.447cm" svg:height="0.399cm" draw:control="control60"/></text:span></text:span><text:span text:style-name="Style_20_135_20_pt"><text:span text:style-name="T53"><text:tab/></text:span></text:span><text:span text:style-name="Style_20_135_20_pt"><text:span text:style-name="T29">les voies de desserte avec indication de leur statut juridique et de leur dénomination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text:anchor-type="as-char" draw:z-index="61" draw:style-name="gr1" draw:text-style-name="P124" svg:width="0.447cm" svg:height="0.399cm" draw:control="control61"/></text:span></text:span><text:span text:style-name="Style_20_135_20_pt"><text:span text:style-name="T53"><text:tab/></text:span></text:span><text:span text:style-name="Style_20_135_20_pt"><text:span text:style-name="T29">l'implantation, la nature ou l'affectation des constructions existantes dans un rayon de 50 <text:tab/><text:tab/>mètres du projet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text:anchor-type="as-char" draw:z-index="62" draw:style-name="gr1" draw:text-style-name="P124" svg:width="0.447cm" svg:height="0.399cm" draw:control="control62"/></text:span></text:span><text:span text:style-name="Style_20_135_20_pt"><text:span text:style-name="T53"><text:tab/></text:span></text:span><text:span text:style-name="Style_20_135_20_pt"><text:span text:style-name="T29">l'indication numérotée des prises de vues du reportage photographique ;</text:span></text:span></text:p>
        <text:p text:style-name="P94"/>
        <text:p text:style-name="P72"><text:span text:style-name="Style_20_135_20_pt"><text:span text:style-name="T39"><text:s/></text:span></text:span><text:span text:style-name="Style_20_135_20_pt"><text:span text:style-name="T53"><draw:control text:anchor-type="as-char" draw:z-index="63" draw:style-name="gr1" draw:text-style-name="P124" svg:width="0.447cm" svg:height="0.399cm" draw:control="control63"/></text:span></text:span><text:span text:style-name="Style_20_135_20_pt"><text:span text:style-name="T53"><text:tab/></text:span></text:span><text:span text:style-name="Style_20_135_20_pt"><text:span text:style-name="T29">un reportage photographique en couleurs qui permet la prise en compte du contexte urbanistique et paysager dans lequel s'insère le projet et qui contient au minimum :</text:span></text:span></text:p>
        <text:p text:style-name="P16"><text:span text:style-name="Style_20_135_20_pt"><text:span text:style-name="T39"><text:tab/></text:span></text:span><text:span text:style-name="Style_20_135_20_pt"><text:span text:style-name="T53"><draw:control text:anchor-type="as-char" draw:z-index="64" draw:style-name="gr1" draw:text-style-name="P124" svg:width="0.447cm" svg:height="0.399cm" draw:control="control64"/></text:span></text:span><text:span text:style-name="Style_20_135_20_pt"><text:span text:style-name="T53"><text:tab/></text:span></text:span><text:span text:style-name="Style_20_135_20_pt"><text:span text:style-name="T29">deux prises de vues, l'une à front de voirie, montrant la parcelle et les immeubles la <text:tab/><text:tab/><text:tab/>jouxtant, l'autre montrant la ou les parcelles en vis-à-vis de l'autre côté de la voirie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text:anchor-type="as-char" draw:z-index="65" draw:style-name="gr1" draw:text-style-name="P124" svg:width="0.447cm" svg:height="0.399cm" draw:control="control65"/></text:span></text:span><text:span text:style-name="Style_20_135_20_pt"><text:span text:style-name="T53"><text:tab/></text:span></text:span><text:span text:style-name="Style_20_135_20_pt"><text:span text:style-name="T29">au moins trois prises de vues afin de visualiser les limites du bien concerné et les <text:tab/><text:tab/><text:tab/>constructions voisines ;</text:span></text:span></text:p>
        <text:p text:style-name="P87"/>
        <text:p text:style-name="P14"><text:span text:style-name="Style_20_135_20_pt"><text:span text:style-name="T39"><text:s/></text:span></text:span><text:span text:style-name="Style_20_135_20_pt"><text:span text:style-name="T53"><draw:control text:anchor-type="as-char" draw:z-index="66" draw:style-name="gr1" draw:text-style-name="P124" svg:width="0.447cm" svg:height="0.399cm" draw:control="control66"/></text:span></text:span><text:span text:style-name="Style_20_135_20_pt"><text:span text:style-name="T53"><text:tab/></text:span></text:span><text:span text:style-name="Style_20_135_20_pt"><text:span text:style-name="T29">l'occupation de la parcelle, représentée sur un plan, qui figure :</text:span></text:span></text:p>
        <text:p text:style-name="P17"><text:span text:style-name="Style_20_135_20_pt"><text:span text:style-name="T29"><text:tab/></text:span></text:span><text:span text:style-name="Style_20_135_20_pt"><text:span text:style-name="T39"> </text:span></text:span><text:span text:style-name="Style_20_135_20_pt"><text:span text:style-name="T53"><draw:control text:anchor-type="as-char" draw:z-index="67" draw:style-name="gr1" draw:text-style-name="P124" svg:width="0.447cm" svg:height="0.399cm" draw:control="control67"/></text:span></text:span><text:span text:style-name="Style_20_135_20_pt"><text:span text:style-name="T53"><text:tab/>l</text:span></text:span><text:span text:style-name="Style_20_135_20_pt"><text:span text:style-name="T29">es limites de la parcelle concernée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text:anchor-type="as-char" draw:z-index="68" draw:style-name="gr1" draw:text-style-name="P124" svg:width="0.447cm" svg:height="0.399cm" draw:control="control68"/></text:span></text:span><text:span text:style-name="Style_20_135_20_pt"><text:span text:style-name="T53"><text:tab/></text:span></text:span><text:span text:style-name="Style_20_135_20_pt"><text:span text:style-name="T29">le cas échéant, l'implantation des constructions existantes sur la parcelle ;</text:span></text:span></text:p>
        <text:p text:style-name="P17"><text:span text:style-name="Style_20_135_20_pt"><text:span text:style-name="T29"><text:tab/></text:span></text:span><text:span text:style-name="Style_20_135_20_pt"><text:span text:style-name="T39"> </text:span></text:span><text:span text:style-name="Style_20_135_20_pt"><text:span text:style-name="T53"><draw:control text:anchor-type="as-char" draw:z-index="69" draw:style-name="gr1" draw:text-style-name="P124" svg:width="0.447cm" svg:height="0.399cm" draw:control="control69"/></text:span></text:span><text:span text:style-name="Style_20_135_20_pt"><text:span text:style-name="T53"><text:tab/></text:span></text:span><text:span text:style-name="Style_20_135_20_pt"><text:span text:style-name="T29">les servitudes du fait de l'homme sur le terrain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text:anchor-type="as-char" draw:z-index="70" draw:style-name="gr1" draw:text-style-name="P124" svg:width="0.447cm" svg:height="0.399cm" draw:control="control70"/></text:span></text:span><text:span text:style-name="Style_20_135_20_pt"><text:span text:style-name="T53"><text:tab/></text:span></text:span><text:span text:style-name="Style_20_135_20_pt"><text:span text:style-name="T29">l'aménagement maintenu ou projeté du solde de la parcelle concernée, en ce </text:span></text:span><text:soft-page-break/><text:span text:style-name="Style_20_135_20_pt"><text:span text:style-name="T29">compris les <text:tab/><text:tab/>zones de recul, les clôtures de celle-ci, les aires de stationnement pour les véhicules, <text:tab/><text:tab/><text:tab/>l'emplacement, la végétation existante qui comprend les arbres à haute tige, les haies à <text:tab/><text:tab/>maintenir ou à abattre, ainsi que les arbres remarquables, les plantations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text:anchor-type="as-char" draw:z-index="71" draw:style-name="gr1" draw:text-style-name="P124" svg:width="0.447cm" svg:height="0.399cm" draw:control="control71"/></text:span></text:span><text:span text:style-name="Style_20_135_20_pt"><text:span text:style-name="T53"><text:tab/></text:span></text:span><text:span text:style-name="Style_20_135_20_pt"><text:span text:style-name="T29">s’il s’agit d’une modification sensible du relief du sol, l'indication cotée du relief existant de <text:tab/><text:tab/>cinq mètres en cinq mètres avec la mention de l'affectation actuelle du terrain, les <text:tab/><text:tab/><text:tab/>plantations des propriétés voisines, leur distance vis-à-vis des limites du terrain en cause, <text:tab/><text:tab/>ainsi que les coupes indiquant la surface de nivellement du terrain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text:anchor-type="as-char" draw:z-index="72" draw:style-name="gr1" draw:text-style-name="P124" svg:width="0.447cm" svg:height="0.399cm" draw:control="control72"/></text:span></text:span><text:span text:style-name="Style_20_135_20_pt"><text:span text:style-name="T53"><text:tab/></text:span></text:span><text:span text:style-name="Style_20_135_20_pt"><text:span text:style-name="T29">s’il s’agit d’un dépôt de véhicules usagés, de mitrailles, de matériaux ou de déchets, <text:tab/><text:tab/><text:tab/>l’implantation du dépôt, la superficie du dépôt et sa hauteur, la nature de matériaux ou <text:tab/><text:tab/>déchets à déposer et le type de clôture ou les dispositifs prévus pour masquer le dépôt ainsi <text:tab/><text:tab/>que leur emplacement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text:anchor-type="as-char" draw:z-index="73" draw:style-name="gr1" draw:text-style-name="P124" svg:width="0.447cm" svg:height="0.399cm" draw:control="control73"/></text:span></text:span><text:span text:style-name="Style_20_135_20_pt"><text:span text:style-name="T53"><text:tab/></text:span></text:span><text:span text:style-name="Style_20_135_20_pt"><text:span text:style-name="T29">s’il s’agit du placement d’une ou plusieurs installations mobiles, leur implantation, leur <text:tab/><text:tab/><text:tab/>nombre et, le cas échant, le type de clôture ou les dispositifs prévus pour dissimuler les <text:tab/><text:tab/>installations ;</text:span></text:span></text:p>
        <text:p text:style-name="P16"><text:span text:style-name="Style_20_135_20_pt"><text:span text:style-name="T29"><text:tab/></text:span></text:span><text:span text:style-name="Style_20_135_20_pt"><text:span text:style-name="T39"> </text:span></text:span><text:span text:style-name="Style_20_135_20_pt"><text:span text:style-name="T53"><draw:control text:anchor-type="as-char" draw:z-index="74" draw:style-name="gr1" draw:text-style-name="P124" svg:width="0.447cm" svg:height="0.399cm" draw:control="control74"/></text:span></text:span><text:span text:style-name="Style_20_135_20_pt"><text:span text:style-name="T53"><text:tab/></text:span></text:span><text:span text:style-name="Style_20_135_20_pt"><text:span text:style-name="T29">la situation prévue après réalisation des modifications du relief du sol ou l’enlèvement du <text:tab/><text:tab/>dépôt ;</text:span></text:span></text:p>
        <text:p text:style-name="P18"><text:span text:style-name="Style_20_135_20_pt"><text:span text:style-name="T33"><text:tab/></text:span></text:span><text:span text:style-name="Style_20_135_20_pt"><text:span text:style-name="T32"> </text:span></text:span><text:span text:style-name="Style_20_135_20_pt"><text:span text:style-name="T52"><draw:control text:anchor-type="as-char" draw:z-index="75" draw:style-name="gr1" draw:text-style-name="P124" svg:width="0.447cm" svg:height="0.399cm" draw:control="control75"/></text:span></text:span><text:span text:style-name="Style_20_135_20_pt"><text:span text:style-name="T52"><text:tab/></text:span></text:span><text:span text:style-name="Style_20_135_20_pt"><text:span text:style-name="T33">la gestion des abords et la protection des constructions et plantations voisines ;</text:span></text:span></text:p>
        <text:p text:style-name="P19"><office:annotation><dc:creator>Auteur inconnu</dc:creator><dc:date>2017-05-23T12:12:47</dc:date><text:p text:style-name="P123"><text:span text:style-name="T61">do </text:span><text:span text:style-name="T62">section </text:span><text:span text:style-name="T61">if 'Annexe VI ' in licence_view.context.form_composition</text:span></text:p></office:annotation></text:p>
      </text:section>
      <text:p text:style-name="P45"/>
      <text:section text:style-name="Sect1" text:name="Section4">
        <text:p text:style-name="P46">ANNEXE VII.</text:p>
        <text:p text:style-name="P34"><text:span text:style-name="Style_20_135_20_pt"><text:span text:style-name="T40"/></text:span></text:p>
        <text:p text:style-name="P34"><text:span text:style-name="Style_20_135_20_pt"><text:span text:style-name="T34"><text:s/></text:span></text:span><text:span text:style-name="Style_20_135_20_pt"><text:span text:style-name="T34"><draw:control text:anchor-type="as-char" draw:z-index="76" draw:style-name="gr1" draw:text-style-name="P124" svg:width="0.447cm" svg:height="0.399cm" draw:control="control76"/></text:span></text:span><text:span text:style-name="Style_20_135_20_pt"><text:span text:style-name="T34"><text:tab/></text:span></text:span><text:span text:style-name="Style_20_135_20_pt"><text:span text:style-name="T40">un plan représentant le contexte urbanistique et paysager qui permet de situer le projet dans un <text:tab/>rayon de deux cents mètres du projet et qui figure :</text:span></text:span></text:p>
        <text:p text:style-name="P34"><text:span text:style-name="Style_20_135_20_pt"><text:span text:style-name="T34"><text:tab/></text:span></text:span><text:span text:style-name="Style_20_135_20_pt"><text:span text:style-name="T34"><draw:control text:anchor-type="as-char" draw:z-index="77" draw:style-name="gr1" draw:text-style-name="P124" svg:width="0.447cm" svg:height="0.399cm" draw:control="control77"/></text:span></text:span><text:span text:style-name="Style_20_135_20_pt"><text:span text:style-name="T40"><text:tab/>l'orientation ;</text:span></text:span></text:p>
        <text:p text:style-name="P34"><text:span text:style-name="Style_20_135_20_pt"><text:span text:style-name="T34"><text:tab/></text:span></text:span><text:span text:style-name="Style_20_135_20_pt"><text:span text:style-name="T34"><draw:control text:anchor-type="as-char" draw:z-index="78" draw:style-name="gr1" draw:text-style-name="P124" svg:width="0.447cm" svg:height="0.399cm" draw:control="control78"/></text:span></text:span><text:span text:style-name="Style_20_135_20_pt"><text:span text:style-name="T34"><text:tab/>l</text:span></text:span><text:span text:style-name="Style_20_135_20_pt"><text:span text:style-name="T40">es voies de desserte avec indication de leur statut juridique et de leur dénomination ;</text:span></text:span></text:p>
        <text:p text:style-name="P34"><text:span text:style-name="Style_20_135_20_pt"><text:span text:style-name="T40"><text:tab/></text:span></text:span><text:span text:style-name="Style_20_135_20_pt"><text:span text:style-name="T34"><draw:control text:anchor-type="as-char" draw:z-index="79" draw:style-name="gr1" draw:text-style-name="P124" svg:width="0.447cm" svg:height="0.399cm" draw:control="control79"/></text:span></text:span><text:span text:style-name="Style_20_135_20_pt"><text:span text:style-name="T34"><text:tab/></text:span></text:span><text:span text:style-name="Style_20_135_20_pt"><text:span text:style-name="T40">l'implantation, la nature ou l'affectation des constructions existantes dans un rayon de 50 <text:tab/><text:tab/>mètres du projet ;</text:span></text:span></text:p>
        <text:p text:style-name="P34"><text:span text:style-name="Style_20_135_20_pt"><text:span text:style-name="T40"><text:tab/></text:span></text:span><text:span text:style-name="Style_20_135_20_pt"><text:span text:style-name="T34"> </text:span></text:span><text:span text:style-name="Style_20_135_20_pt"><text:span text:style-name="T34"><draw:control text:anchor-type="as-char" draw:z-index="80" draw:style-name="gr1" draw:text-style-name="P124" svg:width="0.447cm" svg:height="0.399cm" draw:control="control80"/></text:span></text:span><text:span text:style-name="Style_20_135_20_pt"><text:span text:style-name="T34"><text:tab/></text:span></text:span><text:span text:style-name="Style_20_135_20_pt"><text:span text:style-name="T40">l'indication numérotée des prises de vues du reportage photographique ;</text:span></text:span></text:p>
        <text:p text:style-name="P34"><text:span text:style-name="Style_20_135_20_pt"><text:span text:style-name="T40"/></text:span></text:p>
        <text:p text:style-name="P34"><text:span text:style-name="Style_20_135_20_pt"><text:span text:style-name="T34"><text:s/></text:span></text:span><text:span text:style-name="Style_20_135_20_pt"><text:span text:style-name="T34"><draw:control text:anchor-type="as-char" draw:z-index="81" draw:style-name="gr1" draw:text-style-name="P124" svg:width="0.447cm" svg:height="0.399cm" draw:control="control81"/></text:span></text:span><text:span text:style-name="Style_20_135_20_pt"><text:span text:style-name="T34"><text:tab/></text:span></text:span><text:span text:style-name="Style_20_135_20_pt"><text:span text:style-name="T40">un reportage photographique en couleurs qui permet la prise en compte du contexte urbanistique <text:tab/>et paysager dans lequel s'insère le projet et qui contient au minimum :</text:span></text:span></text:p>
        <text:p text:style-name="P34"><text:span text:style-name="Style_20_135_20_pt"><text:span text:style-name="T34"><text:tab/></text:span></text:span><text:span text:style-name="Style_20_135_20_pt"><text:span text:style-name="T34"><draw:control text:anchor-type="as-char" draw:z-index="82" draw:style-name="gr1" draw:text-style-name="P124" svg:width="0.447cm" svg:height="0.399cm" draw:control="control82"/></text:span></text:span><text:span text:style-name="Style_20_135_20_pt"><text:span text:style-name="T40"><text:tab/>deux prises de vues, l'une à front de voirie, montrant la parcelle et les immeubles la <text:tab/><text:tab/><text:tab/>jouxtant, l'autre montrant la ou les parcelles en vis-à-vis de l'autre côté de la voirie ;</text:span></text:span></text:p>
        <text:p text:style-name="P34"><text:span text:style-name="Style_20_135_20_pt"><text:span text:style-name="T34"><text:s/><text:tab/></text:span></text:span><text:span text:style-name="Style_20_135_20_pt"><text:span text:style-name="T34"><draw:control text:anchor-type="as-char" draw:z-index="83" draw:style-name="gr1" draw:text-style-name="P124" svg:width="0.447cm" svg:height="0.399cm" draw:control="control83"/></text:span></text:span><text:span text:style-name="Style_20_135_20_pt"><text:span text:style-name="T40"><text:tab/>au moins trois prises de vues afin de visualiser les limites du bien concerné et les <text:tab/><text:tab/><text:tab/>constructions voisines ;</text:span></text:span></text:p>
        <text:p text:style-name="P34"><text:span text:style-name="Style_20_135_20_pt"><text:span text:style-name="T40"/></text:span></text:p>
        <text:p text:style-name="P34"><text:span text:style-name="Style_20_135_20_pt"><text:span text:style-name="T34"><text:s/></text:span></text:span><text:span text:style-name="Style_20_135_20_pt"><text:span text:style-name="T34"><draw:control text:anchor-type="as-char" draw:z-index="84" draw:style-name="gr1" draw:text-style-name="P124" svg:width="0.447cm" svg:height="0.399cm" draw:control="control84"/></text:span></text:span><text:span text:style-name="Style_20_135_20_pt"><text:span text:style-name="T40"><text:tab/>l'occupation de la parcelle, représentée sur un plan, qui figure :</text:span></text:span></text:p>
        <text:p text:style-name="P34"><text:span text:style-name="Style_20_135_20_pt"><text:span text:style-name="T40"><text:tab/></text:span></text:span><text:span text:style-name="Style_20_135_20_pt"><text:span text:style-name="T34"> </text:span></text:span><text:span text:style-name="Style_20_135_20_pt"><text:span text:style-name="T34"><draw:control text:anchor-type="as-char" draw:z-index="85" draw:style-name="gr1" draw:text-style-name="P124" svg:width="0.447cm" svg:height="0.399cm" draw:control="control85"/></text:span></text:span><text:span text:style-name="Style_20_135_20_pt"><text:span text:style-name="T40"><text:tab/>les limites de la parcelle concernée et sa superficie ;</text:span></text:span></text:p>
        <text:p text:style-name="P34"><text:span text:style-name="Style_20_135_20_pt"><text:span text:style-name="T40"><text:tab/></text:span></text:span><text:span text:style-name="Style_20_135_20_pt"><text:span text:style-name="T34"> </text:span></text:span><text:span text:style-name="Style_20_135_20_pt"><text:span text:style-name="T34"><draw:control text:anchor-type="as-char" draw:z-index="86" draw:style-name="gr1" draw:text-style-name="P124" svg:width="0.447cm" svg:height="0.399cm" draw:control="control86"/></text:span></text:span><text:span text:style-name="Style_20_135_20_pt"><text:span text:style-name="T40"><text:tab/>le cas échéant, l'implantation des constructions existantes sur la parcelle ;</text:span></text:span></text:p>
        <text:p text:style-name="P34"><text:span text:style-name="Style_20_135_20_pt"><text:span text:style-name="T40"><text:tab/></text:span></text:span><text:span text:style-name="Style_20_135_20_pt"><text:span text:style-name="T34"> </text:span></text:span><text:span text:style-name="Style_20_135_20_pt"><text:span text:style-name="T34"><draw:control text:anchor-type="as-char" draw:z-index="87" draw:style-name="gr1" draw:text-style-name="P124" svg:width="0.447cm" svg:height="0.399cm" draw:control="control87"/></text:span></text:span><text:span text:style-name="Style_20_135_20_pt"><text:span text:style-name="T40"><text:tab/>les servitudes du fait de l'homme sur le terrain ;</text:span></text:span></text:p>
        <text:p text:style-name="P34"><text:span text:style-name="Style_20_135_20_pt"><text:span text:style-name="T40"><text:tab/></text:span></text:span><text:span text:style-name="Style_20_135_20_pt"><text:span text:style-name="T34"> </text:span></text:span><text:span text:style-name="Style_20_135_20_pt"><text:span text:style-name="T34"><draw:control text:anchor-type="as-char" draw:z-index="88" draw:style-name="gr1" draw:text-style-name="P124" svg:width="0.447cm" svg:height="0.399cm" draw:control="control88"/></text:span></text:span><text:span text:style-name="Style_20_135_20_pt"><text:span text:style-name="T40"><text:tab/>la localisation des plantations et l'indication de leurs essences ;</text:span></text:span></text:p>
        <text:p text:style-name="P34"><text:span text:style-name="Style_20_135_20_pt"><text:span text:style-name="T34"><text:tab/> </text:span></text:span><text:span text:style-name="Style_20_135_20_pt"><text:span text:style-name="T34"><draw:control text:anchor-type="as-char" draw:z-index="89" draw:style-name="gr1" draw:text-style-name="P124" svg:width="0.447cm" svg:height="0.399cm" draw:control="control89"/></text:span></text:span><text:span text:style-name="Style_20_135_20_pt"><text:span text:style-name="T40"><text:tab/>l'indication des arbres existants à maintenir ;</text:span></text:span></text:p>
        <text:p text:style-name="P34"><text:span text:style-name="Style_20_135_20_pt"><text:span text:style-name="T34"><text:s/><text:tab/> </text:span></text:span><text:span text:style-name="Style_20_135_20_pt"><text:span text:style-name="T34"><draw:control text:anchor-type="as-char" draw:z-index="90" draw:style-name="gr1" draw:text-style-name="P124" svg:width="0.447cm" svg:height="0.399cm" draw:control="control90"/></text:span></text:span><text:span text:style-name="Style_20_135_20_pt"><text:span text:style-name="T40"><text:tab/>le cas échéant, le type de clôtures ;</text:span></text:span></text:p>
        <text:p text:style-name="P34"><text:span text:style-name="Style_20_135_20_pt"><text:span text:style-name="T40"><text:tab/></text:span></text:span><text:span text:style-name="Style_20_135_20_pt"><text:span text:style-name="T34"> </text:span></text:span><text:span text:style-name="Style_20_135_20_pt"><text:span text:style-name="T34"><draw:control text:anchor-type="as-char" draw:z-index="91" draw:style-name="gr1" draw:text-style-name="P124" svg:width="0.447cm" svg:height="0.399cm" draw:control="control91"/></text:span></text:span><text:span text:style-name="Style_20_135_20_pt"><text:span text:style-name="T40"><text:tab/>en cas d'abattage, de préjudice au système racinaire ou de la modification apportée à <text:tab/><text:tab/><text:tab/>l'aspect d'un ou plusieurs arbres, arbustes ou haies remarquables, l'identification de l'arbre, <text:tab/><text:tab/>de l’arbuste par le nom du genre et de l'espèce, sa circonférence mesurée à 1,50 mètre du <text:tab/><text:tab/>niveau du sol, ou la nature de la haie, son âge estimé, , ainsi que le mode de répartition <text:tab/><text:tab/>isolé ou en groupe;</text:span></text:span></text:p>
        <text:p text:style-name="P34"><text:span text:style-name="Style_20_135_20_pt"><text:span text:style-name="T40"><text:tab/></text:span></text:span><text:span text:style-name="Style_20_135_20_pt"><text:span text:style-name="T34"> </text:span></text:span><text:span text:style-name="Style_20_135_20_pt"><text:span text:style-name="T34"><draw:control text:anchor-type="as-char" draw:z-index="92" draw:style-name="gr1" draw:text-style-name="P124" svg:width="0.447cm" svg:height="0.399cm" draw:control="control92"/></text:span></text:span><text:span text:style-name="Style_20_135_20_pt"><text:span text:style-name="T40"><text:tab/>la situation prévue après la culture intensive d’essences forestières, le déboisement, <text:tab/><text:tab/><text:tab/>l'abattage d'un ou plusieurs arbres, arbustes, allées ou haies, le </text:span></text:span><text:soft-page-break/><text:span text:style-name="Style_20_135_20_pt"><text:span text:style-name="T40">défrichement ou la <text:tab/><text:tab/><text:tab/>modification de la végétation, la culture de sapins de Noël.</text:span></text:span><text:bookmark text:name="Unknown16"/><text:bookmark text:name="Unknown15"/><text:bookmark text:name="Unknown14"/></text:p>
        <text:p text:style-name="P44"><office:annotation><dc:creator>Auteur inconnu</dc:creator><dc:date>2017-05-23T12:12:47</dc:date><text:p text:style-name="P123"><text:span text:style-name="T61">do </text:span><text:span text:style-name="T62">section </text:span><text:span text:style-name="T61">if 'Annexe VII ' in licence_view.context.form_composition</text:span></text:p></office:annotation></text:p>
      </text:section>
      <text:p text:style-name="P45"/>
      <text:section text:style-name="Sect1" text:name="Section5">
        <text:p text:style-name="P46">ANNEXE VIII.</text:p>
        <text:p text:style-name="P42"/>
        <text:p text:style-name="P24"><text:span text:style-name="Style_20_135_20_pt"><text:span text:style-name="T1"><text:s/></text:span></text:span><text:span text:style-name="Style_20_135_20_pt"><text:span text:style-name="T1"><draw:control text:anchor-type="as-char" draw:z-index="93" draw:style-name="gr1" draw:text-style-name="P124" svg:width="0.447cm" svg:height="0.399cm" draw:control="control93"/></text:span></text:span><text:span text:style-name="Style_20_135_20_pt"><text:span text:style-name="T1"><text:tab/></text:span></text:span><text:span text:style-name="Style_20_135_20_pt"><text:span text:style-name="T4">le projet <text:s/>comprenant : </text:span></text:span></text:p>
        <text:p text:style-name="P21"><text:span text:style-name="Style_20_135_20_pt"><text:span text:style-name="T3"><text:s text:c="15"/></text:span></text:span><text:span text:style-name="Style_20_135_20_pt"><text:span text:style-name="T1"><draw:control text:anchor-type="as-char" draw:z-index="94" draw:style-name="gr1" draw:text-style-name="P124" svg:width="0.447cm" svg:height="0.399cm" draw:control="control94"/></text:span></text:span><text:span text:style-name="Style_20_135_20_pt"><text:span text:style-name="T1"><text:tab/></text:span></text:span><text:span text:style-name="Style_20_135_20_pt"><text:span text:style-name="T4">le tracé et les coupes longitudinales et transversales, figurant :</text:span></text:span></text:p>
        <text:p text:style-name="P106"><text:span text:style-name="Style_20_135_20_pt"><text:span text:style-name="T4">l’indication des chemins publics avec indication de leur dénomination, de leur largeur dans un rayon de cinquante mètres de chacune des limites de la parcelle ;</text:span></text:span></text:p>
        <text:p text:style-name="P107"><text:bookmark text:name="__Fieldmark__57852_2028532221"/><text:span text:style-name="Style_20_135_20_pt"><text:span text:style-name="T1"><draw:control text:anchor-type="as-char" draw:z-index="95" draw:style-name="gr1" draw:text-style-name="P124" svg:width="0.447cm" svg:height="0.399cm" draw:control="control95"/></text:span></text:span><text:span text:style-name="Style_20_135_20_pt"><text:span text:style-name="T1"><text:tab/></text:span></text:span><text:span text:style-name="Style_20_135_20_pt"><text:span text:style-name="T4">les limites cotées du terrain ;</text:span></text:span></text:p>
        <text:p text:style-name="P79"><text:bookmark text:name="__Fieldmark__57859_2028532221"/><text:span text:style-name="Style_20_135_20_pt"><text:span text:style-name="T1"><draw:control text:anchor-type="as-char" draw:z-index="96" draw:style-name="gr1" draw:text-style-name="P124" svg:width="0.447cm" svg:height="0.399cm" draw:control="control96"/></text:span></text:span><text:span text:style-name="Style_20_135_20_pt"><text:span text:style-name="T4"><text:tab/>les courbes de niveau des coupes de terrain actuelles et projetées ;</text:span></text:span></text:p>
        <text:p text:style-name="P25"><text:span text:style-name="Style_20_135_20_pt"><text:span text:style-name="T4"><text:tab/></text:span></text:span><text:span text:style-name="Style_20_135_20_pt"><text:span text:style-name="T1"><draw:control text:anchor-type="as-char" draw:z-index="97" draw:style-name="gr1" draw:text-style-name="P124" svg:width="0.447cm" svg:height="0.399cm" draw:control="control97"/></text:span></text:span><text:span text:style-name="Style_20_135_20_pt"><text:span text:style-name="T1"><text:tab/></text:span></text:span><text:span text:style-name="Style_20_135_20_pt"><text:span text:style-name="T4">l’implantation, le genre ou la destination des bâtiments voisins dans un rayon de cinquante <text:tab/><text:tab/>mètres de chacune des limites de la parcelle ;</text:span></text:span></text:p>
        <text:p text:style-name="P25"><text:span text:style-name="Style_20_135_20_pt"><text:span text:style-name="T4"><text:tab/></text:span></text:span><text:span text:style-name="Style_20_135_20_pt"><text:span text:style-name="T1"><draw:control text:anchor-type="as-char" draw:z-index="98" draw:style-name="gr1" draw:text-style-name="P124" svg:width="0.447cm" svg:height="0.399cm" draw:control="control98"/></text:span></text:span><text:span text:style-name="Style_20_135_20_pt"><text:span text:style-name="T1"><text:tab/>l</text:span></text:span><text:span text:style-name="Style_20_135_20_pt"><text:span text:style-name="T4">’implantation des bâtiments, existant sur la parcelle, à maintenir ou à démolir ;</text:span></text:span></text:p>
        <text:p text:style-name="P79"><text:bookmark text:name="__Fieldmark__57880_2028532221"/><text:span text:style-name="Style_20_135_20_pt"><text:span text:style-name="T1"><draw:control text:anchor-type="as-char" draw:z-index="99" draw:style-name="gr1" draw:text-style-name="P124" svg:width="0.447cm" svg:height="0.399cm" draw:control="control99"/></text:span></text:span><text:span text:style-name="Style_20_135_20_pt"><text:span text:style-name="T4"><text:tab/>l’emplacement des arbres à haute tige à maintenir ou à abattre ;</text:span></text:span></text:p>
        <text:p text:style-name="P80"><text:bookmark text:name="__Fieldmark__57887_2028532221"/><text:span text:style-name="Style_20_135_20_pt"><text:span text:style-name="T41"><draw:control text:anchor-type="as-char" draw:z-index="100" draw:style-name="gr1" draw:text-style-name="P124" svg:width="0.447cm" svg:height="0.399cm" draw:control="control100"/></text:span></text:span><text:span text:style-name="Style_20_135_20_pt_20_Gras"><text:span text:style-name="T29"><text:tab/></text:span></text:span><text:span text:style-name="T55">les vues des différents peuplements éventuels ;</text:span></text:p>
        <text:p text:style-name="P63"><text:span text:style-name="Style_20_135_20_pt"><text:span text:style-name="T42"><draw:control text:anchor-type="as-char" draw:z-index="101" draw:style-name="gr1" draw:text-style-name="P124" svg:width="0.447cm" svg:height="0.399cm" draw:control="control101"/></text:span></text:span><text:span text:style-name="Style_20_135_20_pt"><text:span text:style-name="T42"><text:tab/></text:span></text:span><text:span text:style-name="Style_20_135_20_pt"><text:span text:style-name="T28">l</text:span></text:span><text:span text:style-name="T24">a vue en plan et les profils en long sont établis à l’échelle de 1/200</text:span><text:span text:style-name="T19">e</text:span><text:span text:style-name="T24">, ou 1/1000</text:span><text:span text:style-name="T19">e</text:span><text:span text:style-name="T24"> ou 1/5.000</text:span><text:span text:style-name="T19">e</text:span><text:span text:style-name="T24"> ;</text:span></text:p>
        <text:p text:style-name="P108"><text:span text:style-name="Style_20_135_20_pt"><text:span text:style-name="T41"><draw:control text:anchor-type="as-char" draw:z-index="102" draw:style-name="gr1" draw:text-style-name="P124" svg:width="0.447cm" svg:height="0.399cm" draw:control="control102"/></text:span></text:span><text:span text:style-name="Style_20_135_20_pt"><text:span text:style-name="T41"><text:s text:c="11"/></text:span></text:span><text:span text:style-name="Style_20_135_20_pt"><text:span text:style-name="T29">les profils en travers, sont établis à l’échelle de 1/100</text:span></text:span><text:span text:style-name="Style_20_135_20_pt"><text:span text:style-name="T20">e</text:span></text:span><text:span text:style-name="Style_20_135_20_pt"><text:span text:style-name="T29"> ou 1/50</text:span></text:span><text:span text:style-name="Style_20_135_20_pt"><text:span text:style-name="T20">e</text:span></text:span><text:span text:style-name="Style_20_135_20_pt"><text:span text:style-name="T29">;</text:span></text:span></text:p>
        <text:p text:style-name="P27"/>
        <text:p text:style-name="P109"><text:span text:style-name="Style_20_135_20_pt"><text:span text:style-name="T42"><draw:control text:anchor-type="as-char" draw:z-index="103" draw:style-name="gr1" draw:text-style-name="P124" svg:width="0.447cm" svg:height="0.399cm" draw:control="control103"/></text:span></text:span><text:span text:style-name="Style_20_135_20_pt"><text:span text:style-name="T42"><text:tab/></text:span></text:span><text:span text:style-name="T56">l'avis des impétrants concernés sur la faisabilité technique du projet ;</text:span></text:p>
        <text:p text:style-name="P28"/>
        <text:p text:style-name="P52"><text:span text:style-name="Style_20_135_20_pt_20_Gras"><text:span text:style-name="T29"><text:tab/></text:span></text:span><text:span text:style-name="Style_20_135_20_pt"><text:span text:style-name="T41"><draw:control text:anchor-type="as-char" draw:z-index="104" draw:style-name="gr1" draw:text-style-name="P124" svg:width="0.447cm" svg:height="0.399cm" draw:control="control104"/></text:span></text:span><text:span text:style-name="Style_20_135_20_pt"><text:span text:style-name="T41"><text:tab/></text:span></text:span><text:span text:style-name="Style_20_135_20_pt"><text:span text:style-name="T29">un reportage photographique en couleurs qui permet la prise en compte du contexte <text:tab/>urbanistique et paysager dans lequel s'insère le projet et qui contient des</text:span></text:span><text:span text:style-name="T29"> photos en <text:tab/>couleurs, des parcelles et des propriétés contiguës et voisines, ainsi que l’aspect général de <text:tab/>la zone avec indication des différents endroits de prise de vue sur le plan de situation ;</text:span></text:p>
        <text:p text:style-name="P53"/>
        <text:p text:style-name="P52"><text:span text:style-name="T29"><text:tab/></text:span><text:span text:style-name="Style_20_135_20_pt"><text:span text:style-name="T41"><draw:control text:anchor-type="as-char" draw:z-index="105" draw:style-name="gr1" draw:text-style-name="P124" svg:width="0.447cm" svg:height="0.399cm" draw:control="control105"/></text:span></text:span><text:span text:style-name="Style_20_135_20_pt"><text:span text:style-name="T41"><text:tab/></text:span></text:span><text:span text:style-name="T29">un plan de situation comportant l’orientation établi à l’échelle de 1/5.000</text:span><text:span text:style-name="T20">e <text:s/></text:span><text:span text:style-name="T29">ou 1/10.000</text:span><text:span text:style-name="T20">e</text:span><text:span text:style-name="T29"> ;</text:span></text:p>
        <text:p text:style-name="P28"/>
        <text:p text:style-name="P29"><text:span text:style-name="T7"><text:s/><text:tab/></text:span><text:span text:style-name="Style_20_135_20_pt"><text:span text:style-name="T2"><draw:control text:anchor-type="as-char" draw:z-index="106" draw:style-name="gr1" draw:text-style-name="P124" svg:width="0.447cm" svg:height="0.399cm" draw:control="control106"/></text:span></text:span><text:span text:style-name="Style_20_135_20_pt"><text:span text:style-name="T2"><text:tab/></text:span></text:span><text:span text:style-name="T7">le cas échéant, un plan général de chaque tronçon de voirie.</text:span></text:p>
        <text:p text:style-name="P30"><office:annotation><dc:creator>Auteur inconnu</dc:creator><dc:date>2017-05-23T12:12:47</dc:date><text:p text:style-name="P123"><text:span text:style-name="T61">do </text:span><text:span text:style-name="T62">section </text:span><text:span text:style-name="T61">if 'Annexe VIII' in licence_view.context.form_composition</text:span></text:p></office:annotation></text:p>
      </text:section>
      <text:p text:style-name="P45"/>
      <text:section text:style-name="Sect1" text:name="Section6">
        <text:p text:style-name="P46">ANNEXE IX.</text:p>
        <text:p text:style-name="P43"/>
        <text:p text:style-name="P51"><text:span text:style-name="Style_20_135_20_pt"><text:span text:style-name="T4"><text:s/></text:span></text:span><text:span text:style-name="Style_20_135_20_pt"><text:span text:style-name="T1"><draw:control text:anchor-type="as-char" draw:z-index="107" draw:style-name="gr1" draw:text-style-name="P124" svg:width="0.447cm" svg:height="0.399cm" draw:control="control107"/></text:span></text:span><text:span text:style-name="Style_20_135_20_pt"><text:span text:style-name="T1"><text:tab/></text:span></text:span><text:span text:style-name="Style_20_135_20_pt"><text:span text:style-name="T4">un plan de situation représentant le projet dans un rayon de 200 mètres du projet et qui figure :</text:span></text:span></text:p>
        <text:p text:style-name="P90"><text:span text:style-name="Style_20_135_20_pt"><text:span text:style-name="T1"><draw:control text:anchor-type="as-char" draw:z-index="108" draw:style-name="gr1" draw:text-style-name="P124" svg:width="0.447cm" svg:height="0.399cm" draw:control="control108"/></text:span></text:span><text:span text:style-name="Style_20_135_20_pt"><text:span text:style-name="T4"><text:tab/>l'orientation ;</text:span></text:span></text:p>
        <text:p text:style-name="P77"><text:span text:style-name="Style_20_135_20_pt"><text:span text:style-name="T1"><draw:control text:anchor-type="as-char" draw:z-index="109" draw:style-name="gr1" draw:text-style-name="P124" svg:width="0.447cm" svg:height="0.399cm" draw:control="control109"/></text:span></text:span><text:span text:style-name="Style_20_135_20_pt"><text:span text:style-name="T4"><text:tab/>les voies de desserte avec indication de leur statut juridique et de leur dénomination ;</text:span></text:span></text:p>
        <text:p text:style-name="P82"><text:span text:style-name="Style_20_135_20_pt"><text:span text:style-name="T1"><draw:control text:anchor-type="as-char" draw:z-index="110" draw:style-name="gr1" draw:text-style-name="P124" svg:width="0.447cm" svg:height="0.399cm" draw:control="control110"/></text:span></text:span><text:span text:style-name="Style_20_135_20_pt"><text:span text:style-name="T4"><text:tab/>l'implantation, la nature ou l'affectation des constructions existantes dans un rayon de 50 mètres du projet ;</text:span></text:span></text:p>
        <text:p text:style-name="P82"><text:bookmark text:name="__Fieldmark__61929_2028532221"/><text:span text:style-name="Style_20_135_20_pt"><text:span text:style-name="T1"><draw:control text:anchor-type="as-char" draw:z-index="111" draw:style-name="gr1" draw:text-style-name="P124" svg:width="0.447cm" svg:height="0.399cm" draw:control="control111"/></text:span></text:span><text:span text:style-name="Style_20_135_20_pt"><text:span text:style-name="T4"><text:tab/>l'indication numérotée des prises de vues du reportage photographique ; </text:span></text:span></text:p>
        <text:p text:style-name="P28"/>
        <text:p text:style-name="P73"><text:span text:style-name="Style_20_135_20_pt"><text:span text:style-name="T1"><text:s/></text:span></text:span><text:span text:style-name="Style_20_135_20_pt"><text:span text:style-name="T1"><draw:control text:anchor-type="as-char" draw:z-index="112" draw:style-name="gr1" draw:text-style-name="P124" svg:width="0.447cm" svg:height="0.399cm" draw:control="control112"/></text:span></text:span><text:span text:style-name="Style_20_135_20_pt"><text:span text:style-name="T4"><text:tab/>un reportage photographique en couleurs qui permet la prise en compte du contexte urbanistique et paysager dans lequel s'insère le projet et qui contient au minimum :</text:span></text:span></text:p>
        <text:p text:style-name="P77"><text:bookmark text:name="__Fieldmark__61945_2028532221"/><text:span text:style-name="Style_20_135_20_pt"><text:span text:style-name="T1"><draw:control text:anchor-type="as-char" draw:z-index="113" draw:style-name="gr1" draw:text-style-name="P124" svg:width="0.447cm" svg:height="0.399cm" draw:control="control113"/></text:span></text:span><text:span text:style-name="Style_20_135_20_pt"><text:span text:style-name="T4"><text:tab/>deux prises de vues, l'une à front de voirie, montrant la parcelle et les immeubles la </text:span></text:span><text:soft-page-break/><text:span text:style-name="Style_20_135_20_pt"><text:span text:style-name="T4">jouxtant, l'autre montrant la ou les parcelles en vis-à-vis de l'autre côté de la voirie ;</text:span></text:span></text:p>
        <text:p text:style-name="P85"><text:bookmark text:name="__Fieldmark__61954_2028532221"/><text:span text:style-name="Style_20_135_20_pt"><text:span text:style-name="T1"><draw:control text:anchor-type="as-char" draw:z-index="114" draw:style-name="gr1" draw:text-style-name="P124" svg:width="0.447cm" svg:height="0.399cm" draw:control="control114"/></text:span></text:span><text:span text:style-name="Style_20_135_20_pt"><text:span text:style-name="T4"><text:tab/>au moins trois prises de vues afin de visualiser les limites du bien concerné et les constructions voisines ;</text:span></text:span></text:p>
        <text:p text:style-name="P59"><text:bookmark text:name="__Fieldmark__61960_2028532221"/><text:span text:style-name="Style_20_135_20_pt"><text:span text:style-name="T1"><draw:control text:anchor-type="as-char" draw:z-index="115" draw:style-name="gr1" draw:text-style-name="P124" svg:width="0.447cm" svg:height="0.399cm" draw:control="control115"/></text:span></text:span><text:span text:style-name="Style_20_135_20_pt"><text:span text:style-name="T4"><text:tab/>lorsque le projet implique l'application des articles D.IV.5 à D.IV.13 du CoDT ou lorsque le projet est situé dans un périmètre d'intérêt paysager, au moins trois prises de vue différentes éloignées qui permettent de visualiser le contexte paysager d'ensemble dans lequel s'insère le projet, avec indication sur la photographie du lieu d'implantation du projet ;</text:span></text:span></text:p>
        <text:p text:style-name="P88"/>
        <text:p text:style-name="P26"><text:bookmark text:name="__Fieldmark__61970_2028532221"/><text:span text:style-name="Style_20_135_20_pt"><text:span text:style-name="T41"><text:s/></text:span></text:span><text:span text:style-name="Style_20_135_20_pt"><text:span text:style-name="T41"><draw:control text:anchor-type="as-char" draw:z-index="116" draw:style-name="gr1" draw:text-style-name="P124" svg:width="0.447cm" svg:height="0.399cm" draw:control="control116"/></text:span></text:span><text:span text:style-name="Style_20_135_20_pt_20_Italique"><text:span text:style-name="T29"><text:tab/></text:span></text:span><text:span text:style-name="Style_20_135_20_pt"><text:span text:style-name="T29">l'occupation de la parcelle, représentée sur un plan, qui figure :</text:span></text:span></text:p>
        <text:p text:style-name="P93"><text:bookmark text:name="__Fieldmark__61977_2028532221"/><text:span text:style-name="Style_20_135_20_pt"><text:span text:style-name="T1"><draw:control text:anchor-type="as-char" draw:z-index="117" draw:style-name="gr1" draw:text-style-name="P124" svg:width="0.447cm" svg:height="0.399cm" draw:control="control117"/></text:span></text:span><text:span text:style-name="Style_20_135_20_pt"><text:span text:style-name="T4"><text:tab/>les limites de la parcelle concernée ;</text:span></text:span></text:p>
        <text:p text:style-name="P82"><text:bookmark text:name="__Fieldmark__61984_2028532221"/><text:span text:style-name="Style_20_135_20_pt"><text:span text:style-name="T1"><draw:control text:anchor-type="as-char" draw:z-index="118" draw:style-name="gr1" draw:text-style-name="P124" svg:width="0.447cm" svg:height="0.399cm" draw:control="control118"/></text:span></text:span><text:span text:style-name="Style_20_135_20_pt"><text:span text:style-name="T4"><text:tab/>le cas échéant, l'implantation des constructions existantes sur la parcelle, à maintenir ou à démolir ;</text:span></text:span></text:p>
        <text:p text:style-name="P82"><text:bookmark text:name="__Fieldmark__61991_2028532221"/><text:span text:style-name="Style_20_135_20_pt"><text:span text:style-name="T1"><draw:control text:anchor-type="as-char" draw:z-index="119" draw:style-name="gr1" draw:text-style-name="P124" svg:width="0.447cm" svg:height="0.399cm" draw:control="control119"/></text:span></text:span><text:span text:style-name="Style_20_135_20_pt"><text:span text:style-name="T4"><text:tab/>le cas échéant, l'implantation des constructions projetées, l'indication des matériaux de parement des élévations et de couverture des toitures ;</text:span></text:span></text:p>
        <text:p text:style-name="P20"><text:bookmark text:name="__Fieldmark__61998_2028532221"/><text:span text:style-name="Style_20_135_20_pt"><text:span text:style-name="T1"><text:s/></text:span></text:span><text:span text:style-name="Style_20_135_20_pt"><text:span text:style-name="T1"><draw:control text:anchor-type="as-char" draw:z-index="120" draw:style-name="gr1" draw:text-style-name="P124" svg:width="0.447cm" svg:height="0.399cm" draw:control="control120"/></text:span></text:span><text:span text:style-name="Style_20_135_20_pt"><text:span text:style-name="T4"><text:tab/>les servitudes du fait de l'homme sur le terrain ;</text:span></text:span></text:p>
        <text:p text:style-name="P82"><text:bookmark text:name="__Fieldmark__62005_2028532221"/><text:span text:style-name="Style_20_135_20_pt"><text:span text:style-name="T1"><draw:control text:anchor-type="as-char" draw:z-index="121" draw:style-name="gr1" draw:text-style-name="P124" svg:width="0.447cm" svg:height="0.399cm" draw:control="control121"/></text:span></text:span><text:span text:style-name="Style_20_135_20_pt"><text:span text:style-name="T4"><text:tab/>l'aménagement maintenu ou projeté du sol de la parcelle concernée, en ce compris les zones de recul, les clôtures de celle-ci, les aires de stationnement pour les véhicules, l'emplacement, la végétation existante qui comprend les arbres à haute tige, les haies à maintenir ou à abattre, ainsi que les arbres remarquables, les plantations ;</text:span></text:span></text:p>
        <text:p text:style-name="P82"><text:bookmark text:name="__Fieldmark__62015_2028532221"/><text:span text:style-name="Style_20_135_20_pt"><text:span text:style-name="T1"><draw:control text:anchor-type="as-char" draw:z-index="122" draw:style-name="gr1" draw:text-style-name="P124" svg:width="0.447cm" svg:height="0.399cm" draw:control="control122"/></text:span></text:span><text:span text:style-name="Style_20_135_20_pt"><text:span text:style-name="T4"><text:tab/>le cas échéant, les mesures éventuelles à prendre pour assurer le bon écoulement des eaux superficielles;</text:span></text:span></text:p>
        <text:p text:style-name="P82"><text:bookmark text:name="__Fieldmark__62021_2028532221"/><text:span text:style-name="Style_20_135_20_pt"><text:span text:style-name="T1"><draw:control text:anchor-type="as-char" draw:z-index="123" draw:style-name="gr1" draw:text-style-name="P124" svg:width="0.447cm" svg:height="0.399cm" draw:control="control123"/></text:span></text:span><text:span text:style-name="Style_20_135_20_pt"><text:span text:style-name="T4"><text:tab/>le cas échéant, les mesures éventuelles à prendre pour assurer l'épuration des eaux usées ;</text:span></text:span></text:p>
        <text:p text:style-name="P105"/>
        <text:p text:style-name="P104"><text:bookmark text:name="__Fieldmark__62027_2028532221"/><text:span text:style-name="Style_20_135_20_pt"><text:span text:style-name="T4"><text:s/></text:span></text:span><text:span text:style-name="Style_20_135_20_pt"><text:span text:style-name="T1"><draw:control text:anchor-type="as-char" draw:z-index="124" draw:style-name="gr1" draw:text-style-name="P124" svg:width="0.447cm" svg:height="0.399cm" draw:control="control124"/></text:span></text:span><text:span text:style-name="Style_20_135_20_pt"><text:span text:style-name="T4"><text:tab/></text:span></text:span><text:span text:style-name="Style_20_135_20_pt"><text:span text:style-name="T35">en cas de transformation d’une construction existante, de création d’un ou plusieurs logements, de la construction d’une véranda, d’un volume secondaire ou d’une annexe, la visualisation du projet reprenant les constructions à transformer, à démolir ou à construire, dressée à l'échelle de 1/100e ou 1/50e, qui figure :</text:span></text:span></text:p>
        <text:p text:style-name="P93"><text:bookmark text:name="__Fieldmark__62037_2028532221"/><text:span text:style-name="Style_20_135_20_pt"><text:span text:style-name="T1"><draw:control text:anchor-type="as-char" draw:z-index="125" draw:style-name="gr1" draw:text-style-name="P124" svg:width="0.447cm" svg:height="0.399cm" draw:control="control125"/></text:span></text:span><text:span text:style-name="Style_20_135_20_pt"><text:span text:style-name="T4"><text:tab/>la vue en plan de chaque niveau ainsi que l'affectation actuelle et future des locaux ;</text:span></text:span></text:p>
        <text:p text:style-name="P22"><text:bookmark text:name="__Fieldmark__62043_2028532221"/><text:span text:style-name="Style_20_135_20_pt"><text:span text:style-name="T4"><text:tab/></text:span></text:span><text:span text:style-name="Style_20_135_20_pt"><text:span text:style-name="T1"><draw:control text:anchor-type="as-char" draw:z-index="126" draw:style-name="gr1" draw:text-style-name="P124" svg:width="0.447cm" svg:height="0.399cm" draw:control="control126"/></text:span></text:span><text:span text:style-name="Style_20_135_20_pt"><text:span text:style-name="T4"><text:tab/>les <text:s/>élévations, </text:span></text:span></text:p>
        <text:p text:style-name="P82"><text:bookmark text:name="__Fieldmark__62050_2028532221"/><text:span text:style-name="Style_20_135_20_pt"><text:span text:style-name="T1"><draw:control text:anchor-type="as-char" draw:z-index="127" draw:style-name="gr1" draw:text-style-name="P124" svg:width="0.447cm" svg:height="0.399cm" draw:control="control127"/></text:span></text:span><text:span text:style-name="Style_20_135_20_pt"><text:span text:style-name="T4"><text:tab/>les matériaux de parement des élévations et de couverture des toitures, existants et futurs, ainsi que leurs tonalités ;</text:span></text:span></text:p>
        <text:p text:style-name="P83"><text:bookmark text:name="__Fieldmark__62056_2028532221"/><text:span text:style-name="Style_20_135_20_pt"><text:span text:style-name="T41"><draw:control text:anchor-type="as-char" draw:z-index="128" draw:style-name="gr1" draw:text-style-name="P124" svg:width="0.447cm" svg:height="0.399cm" draw:control="control128"/></text:span></text:span><text:span text:style-name="Style_20_135_20_pt"><text:span text:style-name="T29"><text:s/><text:tab/>les coupes transversales et longitudinales cotées qui comportent le niveau d'implantation du rez-de-chaussée, les niveaux du relief du sol existant et projeté et le profil des constructions contiguës</text:span></text:span><text:span text:style-name="T43"> ainsi que la composition exacte des parois et de la toiture, l'indication des conduits de fumée et de ventilation</text:span><text:span text:style-name="Style_20_135_20_pt"><text:span text:style-name="T29"> ;</text:span></text:span></text:p>
        <text:p text:style-name="P82"><text:bookmark text:name="__Fieldmark__62065_2028532221"/><text:span text:style-name="Style_20_135_20_pt"><text:span text:style-name="T1"><draw:control text:anchor-type="as-char" draw:z-index="129" draw:style-name="gr1" draw:text-style-name="P124" svg:width="0.447cm" svg:height="0.399cm" draw:control="control129"/></text:span></text:span><text:span text:style-name="Style_20_135_20_pt"><text:span text:style-name="T4"><text:s/><text:tab/>le cas échéant, les calculs justifiant du respect du critère de salubrité visé à l'article 3. 5° du Code wallon du logement et de l'habitat durable et portant sur l'éclairage naturel ;</text:span></text:span></text:p>
        <text:p text:style-name="P84"/>
        <text:p text:style-name="P103"><text:bookmark text:name="__Fieldmark__62072_2028532221"/><text:span text:style-name="Style_20_135_20_pt"><text:span text:style-name="T4"><text:s/></text:span></text:span><text:span text:style-name="Style_20_135_20_pt"><text:span text:style-name="T1"><draw:control text:anchor-type="as-char" draw:z-index="130" draw:style-name="gr1" draw:text-style-name="P124" svg:width="0.447cm" svg:height="0.399cm" draw:control="control130"/></text:span></text:span><text:span text:style-name="Style_20_135_20_pt"><text:span text:style-name="T4"><text:tab/>en cas de placement d’enseignes ou de dispositif de publicité, d’une ou plusieurs installations fixes ou mobiles ou du placement d’un ou plusieurs modules de production d’électricité ou de chaleur : </text:span></text:span></text:p>
        <text:p text:style-name="P110"><text:bookmark text:name="__Fieldmark__62079_2028532221"/><text:span text:style-name="Style_20_135_20_pt"><text:span text:style-name="T1"><draw:control text:anchor-type="as-char" draw:z-index="131" draw:style-name="gr1" draw:text-style-name="P124" svg:width="0.447cm" svg:height="0.399cm" draw:control="control131"/></text:span></text:span><text:span text:style-name="Style_20_135_20_pt"><text:span text:style-name="T4"><text:tab/>la vue en plan de l’installation ou du module ; </text:span></text:span></text:p>
        <text:p text:style-name="P110"><text:bookmark text:name="__Fieldmark__62085_2028532221"/><text:span text:style-name="Style_20_135_20_pt"><text:span text:style-name="T1"><draw:control text:anchor-type="as-char" draw:z-index="132" draw:style-name="gr1" draw:text-style-name="P124" svg:width="0.447cm" svg:height="0.399cm" draw:control="control132"/></text:span></text:span><text:span text:style-name="Style_20_135_20_pt"><text:span text:style-name="T4"><text:tab/>la vue en élévation de l’installation ou du module ; </text:span></text:span></text:p>
        <text:p text:style-name="P110"><text:bookmark text:name="__Fieldmark__62091_2028532221"/><text:span text:style-name="Style_20_135_20_pt"><text:span text:style-name="T1"><draw:control text:anchor-type="as-char" draw:z-index="133" draw:style-name="gr1" draw:text-style-name="P124" svg:width="0.447cm" svg:height="0.399cm" draw:control="control133"/></text:span></text:span><text:span text:style-name="Style_20_135_20_pt"><text:span text:style-name="T4"><text:tab/>l’indication des matériaux et leur tonalité ; </text:span></text:span></text:p>
        <text:p text:style-name="P59"><text:bookmark text:name="__Fieldmark__62097_2028532221"/><text:span text:style-name="Style_20_135_20_pt"><text:span text:style-name="T1"><draw:control text:anchor-type="as-char" draw:z-index="134" draw:style-name="gr1" draw:text-style-name="P124" svg:width="0.447cm" svg:height="0.399cm" draw:control="control134"/></text:span></text:span><text:span text:style-name="Style_20_135_20_pt"><text:span text:style-name="T4"><text:tab/>pour les enseignes et les dispositifs de publicité, <text:s/>l’indication du lettrage utilisé et, le </text:span></text:span><text:soft-page-break/><text:span text:style-name="Style_20_135_20_pt"><text:span text:style-name="T4">cas échéant, de l’éclairage ; </text:span></text:span></text:p>
        <text:p text:style-name="P28"/>
        <text:p text:style-name="P103"><text:bookmark text:name="__Fieldmark__62103_2028532221"/><text:span text:style-name="Style_20_135_20_pt"><text:span text:style-name="T4"><text:s/></text:span></text:span><text:span text:style-name="Style_20_135_20_pt"><text:span text:style-name="T1"><draw:control text:anchor-type="as-char" draw:z-index="135" draw:style-name="gr1" draw:text-style-name="P124" svg:width="0.447cm" svg:height="0.399cm" draw:control="control135"/></text:span></text:span><text:span text:style-name="Style_20_135_20_pt"><text:span text:style-name="T4"><text:tab/>en cas de démolition d’une construction ou d’une installation : </text:span></text:span></text:p>
        <text:p text:style-name="P85"><text:bookmark text:name="__Fieldmark__62110_2028532221"/><text:span text:style-name="Style_20_135_20_pt"><text:span text:style-name="T1"><draw:control text:anchor-type="as-char" draw:z-index="136" draw:style-name="gr1" draw:text-style-name="P124" svg:width="0.447cm" svg:height="0.399cm" draw:control="control136"/></text:span></text:span><text:span text:style-name="Style_20_135_20_pt"><text:span text:style-name="T4"><text:tab/>la vue en plan de la construction ou de l’installation concernées ;</text:span></text:span></text:p>
        <text:p text:style-name="P86"><text:span text:style-name="Style_20_135_20_pt"><text:span text:style-name="T5"><draw:control text:anchor-type="as-char" draw:z-index="137" draw:style-name="gr1" draw:text-style-name="P124" svg:width="0.447cm" svg:height="0.399cm" draw:control="control137"/></text:span></text:span><text:span text:style-name="Style_20_135_20_pt"><text:span text:style-name="T6"><text:tab/>au moins trois prises de vue significatives de la construction ou de l’installation concernées ;</text:span></text:span></text:p>
        <text:p text:style-name="P23"><office:annotation><dc:creator>Auteur inconnu</dc:creator><dc:date>2017-05-23T12:12:47</dc:date><text:p text:style-name="P123"><text:span text:style-name="T61">do </text:span><text:span text:style-name="T62">section </text:span><text:span text:style-name="T61">if 'Annexe IX' in licence_view.context.form_composition</text:span></text:p></office:annotation></text:p>
      </text:section>
      <text:p text:style-name="P35"/>
      <text:p text:style-name="P120">Les plans sont numérotés et pliés au format standard de 21 sur 29,7 centimètres.</text:p>
      <text:p text:style-name="P34"><text:span text:style-name="Style_20_135_20_pt"><text:span text:style-name="T44"/></text:span></text:p>
      <text:p text:style-name="P96"><text:span text:style-name="Style_20_135_20_pt"><text:span text:style-name="T45">Documents complémentaires jugés indispensables à la compréhension du projet</text:span></text:span><text:span text:style-name="Style_20_135_20_pt"><text:span text:style-name="T29"> :</text:span></text:span></text:p>
      <text:p text:style-name="P34"><text:span text:style-name="Style_20_135_20_pt"><text:span text:style-name="T48"><draw:control text:anchor-type="as-char" draw:z-index="138" draw:style-name="gr1" draw:text-style-name="P124" svg:width="0.447cm" svg:height="0.399cm" draw:control="control138"/></text:span></text:span><text:span text:style-name="Style_20_135_20_pt"><text:span text:style-name="T29">Une (des) vue(s) en 3D reprenant l'intégration du projet dans un rayon de 50m</text:span></text:span></text:p>
      <text:p text:style-name="P34"><text:span text:style-name="Style_20_135_20_pt"><text:span text:style-name="T29"/></text:span></text:p>
      <text:p text:style-name="P34"><text:span text:style-name="Style_20_135_20_pt"><text:span text:style-name="T48"><draw:control text:anchor-type="as-char" draw:z-index="139" draw:style-name="gr1" draw:text-style-name="P124" svg:width="0.447cm" svg:height="0.399cm" draw:control="control139"/></text:span></text:span><text:span text:style-name="Style_20_135_20_pt"><text:span text:style-name="T29">Un plan de cadastre (avec un relevé des propriétaires tenants et aboutissants)</text:span></text:span></text:p>
      <text:p text:style-name="P34"><text:span text:style-name="Style_20_135_20_pt"><text:span text:style-name="T29"/></text:span></text:p>
      <text:p text:style-name="P34"><text:span text:style-name="Style_20_135_20_pt"><text:span text:style-name="T48"><draw:control text:anchor-type="as-char" draw:z-index="140" draw:style-name="gr1" draw:text-style-name="P124" svg:width="0.447cm" svg:height="0.399cm" draw:control="control140"/></text:span></text:span><text:span text:style-name="Style_20_135_20_pt"><text:span text:style-name="T29">Une étude karstique avec l'obligation de résultats et une conclusion claire de l'auteur, de façon à exclure tout risque d'effondrement karstique en ce lieu, y compris à long terme. Si cette étude n'est pas techniquement réalisable au vu du bâti existant, il y a lieu de motiver cette impossibilité</text:span></text:span></text:p>
      <text:p text:style-name="P34"><text:span text:style-name="Style_20_135_20_pt"><text:span text:style-name="T29"/></text:span></text:p>
      <text:p text:style-name="P34"><text:span text:style-name="Style_20_135_20_pt"><text:span text:style-name="T29"><draw:control text:anchor-type="as-char" draw:z-index="141" draw:style-name="gr1" draw:text-style-name="P124" svg:width="0.447cm" svg:height="0.399cm" draw:control="control141"/></text:span></text:span><text:span text:style-name="Style_20_135_20_pt"><text:span text:style-name="T29">Une note relative à l'appréciation de la salubrité des bâtiments et de la conformité de ceux-ci avec le code du Logement (Art. D.IV.57 du CoDT)</text:span></text:span></text:p>
      <text:p text:style-name="P34"><text:span text:style-name="Style_20_135_20_pt"><text:span text:style-name="T29"/></text:span></text:p>
      <text:p text:style-name="P13"><text:span text:style-name="Style_20_135_20_pt"><text:span text:style-name="T29"><draw:control text:anchor-type="as-char" draw:z-index="142" draw:style-name="gr1" draw:text-style-name="P124" svg:width="0.447cm" svg:height="0.399cm" draw:control="control142"/></text:span></text:span><text:span text:style-name="Style_20_135_20_pt"><text:span text:style-name="T29">Un plan avec le report de l'éventuel réseau d'égouttage public existant (type de réseau, tracé, profondeur, diamètre, …)</text:span></text:span></text:p>
      <text:p text:style-name="P13"><text:span text:style-name="Style_20_135_20_pt"><text:span text:style-name="T29"/></text:span></text:p>
      <text:p text:style-name="P13"><text:span text:style-name="Style_20_135_20_pt"><text:span text:style-name="T29"><draw:control text:anchor-type="as-char" draw:z-index="143" draw:style-name="gr1" draw:text-style-name="P124" svg:width="0.447cm" svg:height="0.399cm" draw:control="control143"/></text:span></text:span><text:span text:style-name="Style_20_135_20_pt"><text:span text:style-name="T29">La notice d'évaluation des incidences sur l'environnement complétée : volet</text:span></text:span></text:p>
      <text:p text:style-name="P47"/>
      <text:p text:style-name="P96"><text:span text:style-name="Style_20_135_20_pt"><text:span text:style-name="T57">Nombre d’exemplaires supplémentaires demandés par l’autorité compétente</text:span></text:span><text:span text:style-name="Style_20_135_20_pt"><text:span text:style-name="T59"> : </text:span></text:span></text:p>
      <text:p text:style-name="P34"><text:span text:style-name="Style_20_135_20_pt"><text:span text:style-name="T48"><draw:control text:anchor-type="as-char" draw:z-index="144" draw:style-name="gr1" draw:text-style-name="P124" svg:width="0.447cm" svg:height="0.399cm" draw:control="control144"/></text:span></text:span><text:span text:style-name="Style_20_135_20_pt"><text:span text:style-name="T59">……</text:span></text:span></text:p>
      <text:p text:style-name="P96"><text:span text:style-name="Style_20_135_20_pt"><text:span text:style-name="T59"/></text:span></text:p>
      <text:p text:style-name="Standard"><text:span text:style-name="Style_20_135_20_pt"><text:span text:style-name="T58">La procédure recommencera à la date de réception de ces pièces. </text:span></text:span></text:p>
      <text:p text:style-name="P48">Le demandeur dispose d’un délai de 180 jours pour compléter la demande; à défaut, la demande est déclarée irrecevable. Toute demande qualifiée d’incomplète à deux reprises est déclarée irrecevable.</text:p>
      <text:p text:style-name="P115"/>
      <text:p text:style-name="P116">Extrait du Code du Développement Territorial</text:p>
      <text:p text:style-name="P15"><text:span text:style-name="Style_20_135_20_pt"><text:span text:style-name="T46">Art. R.IV.26-3.</text:span></text:span><text:span text:style-name="Style_20_135_20_pt"><text:span text:style-name="T29"> <text:line-break/></text:span></text:span></text:p>
      <text:p text:style-name="P111"><text:span text:style-name="Style_20_135_20_pt"><text:span text:style-name="T15">Moyennant accord préalable de l’autorité compétente ou de la personne qu’elle délègue en vertu de l’article D.IV.33 ou du fonctionnaire délégué lorsqu’il est l’autorité chargée de l’instruction des demandes de permis visées aux articles D.II.54, D.IV.25 et D.V.16, le demandeur peut produire les plans à une autre échelle que celles arrêtées.</text:span></text:span></text:p>
      <text:p text:style-name="P111"><text:span text:style-name="Style_20_135_20_pt"><text:span text:style-name="T15">À titre exceptionnel, l’autorité compétente ou la personne qu’elle délègue en vertu de l’article D.IV.33 ou le fonctionnaire délégué lorsqu’il est l’autorité chargée de l’instruction des demandes de permis visées aux articles D.II.54, D.IV.25 et D.V.16 peut solliciter la production de documents complémentaires si ceux-ci sont indispensables à la compréhension du projet. Ces documents complémentaires sont mentionnés dans le relevé des pièces manquantes visé à l’article D.IV.33, alinéa 1er, 2°.</text:span></text:span></text:p>
      <text:p text:style-name="P111"><text:soft-page-break/><text:span text:style-name="Style_20_135_20_pt"><text:span text:style-name="T15">Le nombre d’exemplaires à fournir est fixé dans les annexes 4 à 11 visées à l’article R.IV.26-1.</text:span></text:span></text:p>
      <text:p text:style-name="P111"><text:span text:style-name="Style_20_135_20_pt"><text:span text:style-name="T15">Lorsque l’autorité compétente ou la personne qu’elle délègue en vertu de l’article D.IV.33 ou le fonctionnaire délégué lorsqu’il est l’autorité chargée de l’instruction des demandes de permis visées aux articles D.II.54, D.IV.25 et D.V.16 <text:s/>sollicite des exemplaires supplémentaires auprès du demandeur, elle le mentionne dans le relevé des pièces manquantes visé à l’article D.IV.33, alinéa 1er, 2°. Le nombre de ces exemplaires complémentaires ne peut dépasser celui des avis à solliciter. L’autorité compétente ou la personne qu’elle délègue en vertu de l’article D.IV.33 ou le fonctionnaire délégué lorsqu’il est l’autorité chargée de l’instruction des demandes de permis visées aux articles D.II.54, D.IV.25 et D.V.16 peut inviter le demandeur à communiquer l’exemplaire supplémentaire sur support informatique en précisant le format du fichier y relatif.</text:span></text:span></text:p>
      <text:p text:style-name="P111"><text:span text:style-name="Style_20_135_20_pt"><text:span text:style-name="T15"/></text:span></text:p>
      <text:p text:style-name="P11"><text:span text:style-name="Style_20_135_20_pt"><text:span text:style-name="T16"><office:annotation><dc:creator>Gauthier Bastien</dc:creator><dc:date>2011-01-13T14:56:41</dc:date><text:p text:style-name="P123"><text:span text:style-name="T63">do text</text:span></text:p><text:p text:style-name="P123"><text:span text:style-name="T63">from document(at=signatures, format='odt')</text:span></text:p></office:annotation></text:span></text:span><text:span text:style-name="Style_20_135_20_pt"><text:span text:style-name="T17">Import depuis signature</text:span></text:span><text:span text:style-name="Style_20_135_20_pt"><text:span text:style-name="T18">s</text:span></text:span><text:span text:style-name="Style_20_135_20_pt"><text:span text:style-name="T17">.odt</text:span></text:span></text:p>
      <text:p text:style-name="P4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Ubuntu1" svg:font-family="Ubuntu" style:font-family-generic="swiss"/>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Calibri1"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Gra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Calibri3" svg:font-family="Calibri" style:font-family-generic="system" style:font-pitch="variable"/>
    <style:font-face style:name="Lohit Hindi1"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Style_20_Première_20_ligne_20__3a__20_063_20_cm" style:display-name="Style Première ligne : 063 cm" style:family="paragraph" style:parent-style-name="Standard" style:default-outline-level="">
      <style:paragraph-properties fo:margin-left="0cm" fo:margin-right="0cm" fo:margin-top="0cm" fo:margin-bottom="0cm" loext:contextual-spacing="false" fo:line-height="100%" fo:text-align="justify" style:justify-single-word="false" fo:text-indent="0.635cm" style:auto-text-indent="false"/>
      <style:text-properties style:font-name="Times New Roman1" fo:font-family="'Times New Roman'" style:font-family-generic="roman" style:font-pitch="variable" fo:font-size="15pt" fo:language="fr" fo:country="FR" style:font-name-asian="Times New Roman2" style:font-family-asian="'Times New Roman'" style:font-family-generic-asian="system" style:font-pitch-asian="variable" style:font-size-asian="15pt" style:language-asian="fr" style:country-asian="FR" style:font-name-complex="Times New Roman2" style:font-family-complex="'Times New Roman'" style:font-family-generic-complex="system" style:font-pitch-complex="variable" style:font-size-complex="10pt"/>
    </style:style>
    <style:style style:name="No_20_Spacing" style:display-name="No Spacing" style:family="paragraph" style:default-outline-level="">
      <style:paragraph-properties fo:orphans="2" fo:widows="2" style:writing-mode="lr-tb"/>
      <style:text-properties style:use-window-font-color="true"/>
    </style:style>
    <style:style style:name="Texte_20_courant" style:display-name="Texte courant" style:family="paragraph" style:parent-style-name="Standard" style:default-outline-level="">
      <style:paragraph-properties fo:margin-left="0cm" fo:margin-right="0cm" fo:margin-top="0cm" fo:margin-bottom="0.199cm" loext:contextual-spacing="false" fo:line-height="120%" fo:text-align="justify" style:justify-single-word="false" fo:orphans="0" fo:widows="0" fo:hyphenation-ladder-count="no-limit" fo:text-indent="0.3cm" style:auto-text-indent="false" style:vertical-align="middle"/>
      <style:text-properties fo:color="#000000" style:font-name="Times-Roman" fo:font-family="Times-Roman" style:font-family-generic="roman" style:font-pitch="variable" fo:font-size="9.5pt" fo:language="fr" fo:country="FR" style:letter-kerning="true" style:font-name-asian="Times-Roman1" style:font-family-asian="Times-Roman" style:font-family-generic-asian="system" style:font-pitch-asian="variable" style:font-size-asian="9.5pt" style:language-asian="zh" style:country-asian="CN" style:font-name-complex="Times-Roman1" style:font-family-complex="Times-Roman" style:font-family-generic-complex="system" style:font-pitch-complex="variable" style:font-size-complex="9.5pt" style:language-complex="hi" style:country-complex="IN" fo:hyphenate="false" fo:hyphenation-remain-char-count="2" fo:hyphenation-push-char-count="2" loext:hyphenation-no-caps="false"/>
    </style:style>
    <style:style style:name="Tirets" style:family="paragraph" style:parent-style-name="Texte_20_courant" style:default-outline-level="">
      <style:paragraph-properties fo:margin-left="0cm" fo:margin-right="0cm" fo:margin-top="0cm" fo:margin-bottom="0.101cm" loext:contextual-spacing="false" fo:text-indent="0cm" style:auto-text-indent="false">
        <style:tab-stops>
          <style:tab-stop style:position="0.55cm"/>
        </style:tab-stops>
      </style:paragraph-properties>
    </style:style>
    <style:style style:name="UrbanSignature" style:family="paragraph" style:parent-style-name="Standard">
      <style:text-properties style:font-name="Calibri" fo:font-family="Calibri" style:font-style-name="Gras"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Style_20_135_20_pt" style:display-name="Style 135 pt" style:family="text">
      <style:text-properties fo:font-size="14pt" style:font-size-asian="14pt"/>
    </style:style>
    <style:style style:name="Style_20_135_20_pt_20_Italique" style:display-name="Style 135 pt Italique" style:family="text">
      <style:text-properties fo:font-size="14pt" fo:font-style="italic" style:font-size-asian="14pt" style:font-style-asian="italic" style:font-style-complex="italic"/>
    </style:style>
    <style:style style:name="Style_20_135_20_pt_20_Gras" style:display-name="Style 135 pt Gras" style:family="text">
      <style:text-properties fo:font-size="14pt" fo:font-weight="bold" style:font-size-asian="14pt" style:font-weight-asian="bold" style:font-size-complex="14pt"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gaha </meta:initial-creator>
    <meta:creation-date>2017-06-14T14:50:28</meta:creation-date>
    <dc:date>2021-02-19T08:28:07.276638934</dc:date>
    <meta:editing-duration>PT21H32M56S</meta:editing-duration>
    <meta:editing-cycles>61</meta:editing-cycles>
    <meta:generator>LibreOffice/6.4.6.2$Linux_X86_64 LibreOffice_project/40$Build-2</meta:generator>
    <meta:document-statistic meta:table-count="0" meta:image-count="1" meta:object-count="0" meta:page-count="9" meta:paragraph-count="186" meta:word-count="3362" meta:character-count="21248" meta:non-whitespace-character-count="17728"/>
  </office:meta>
</office:document-meta>
</file>